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91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13" style:family="table-column">
      <style:table-column-properties fo:break-before="auto" style:column-width="0.6799in"/>
    </style:style>
    <style:style style:name="co14" style:family="table-column">
      <style:table-column-properties fo:break-before="auto" style:column-width="0.8083in"/>
    </style:style>
    <style:style style:name="co15" style:family="table-column">
      <style:table-column-properties fo:break-before="auto" style:column-width="1.6902in"/>
    </style:style>
    <style:style style:name="co11" style:family="table-column">
      <style:table-column-properties fo:break-before="auto" style:column-width="1.2437in"/>
    </style:style>
    <style:style style:name="co16" style:family="table-column">
      <style:table-column-properties fo:break-before="auto" style:column-width="6.7728in"/>
    </style:style>
    <style:style style:name="co17" style:family="table-column">
      <style:table-column-properties fo:break-before="auto" style:column-width="1.9138in"/>
    </style:style>
    <style:style style:name="co18" style:family="table-column">
      <style:table-column-properties fo:break-before="auto" style:column-width="0.6165in"/>
    </style:style>
    <style:style style:name="co19" style:family="table-column">
      <style:table-column-properties fo:break-before="auto" style:column-width="0.8626in"/>
    </style:style>
    <style:style style:name="co20" style:family="table-column">
      <style:table-column-properties fo:break-before="auto" style:column-width="1.5098in"/>
    </style:style>
    <style:style style:name="co21" style:family="table-column">
      <style:table-column-properties fo:break-before="auto" style:column-width="6.2201in"/>
    </style:style>
    <style:style style:name="co22" style:family="table-column">
      <style:table-column-properties fo:break-before="auto" style:column-width="1.3181in"/>
    </style:style>
    <style:style style:name="co23" style:family="table-column">
      <style:table-column-properties fo:break-before="auto" style:column-width="0.6272in"/>
    </style:style>
    <style:style style:name="co24" style:family="table-column">
      <style:table-column-properties fo:break-before="auto" style:column-width="0.8846in"/>
    </style:style>
    <style:style style:name="co25" style:family="table-column">
      <style:table-column-properties fo:break-before="auto" style:column-width="1.6055in"/>
    </style:style>
    <style:style style:name="co26" style:family="table-column">
      <style:table-column-properties fo:break-before="auto" style:column-width="6.3902in"/>
    </style:style>
    <style:style style:name="co27" style:family="table-column">
      <style:table-column-properties fo:break-before="auto" style:column-width="1.4138in"/>
    </style:style>
    <style:style style:name="co28" style:family="table-column">
      <style:table-column-properties fo:break-before="auto" style:column-width="0.6591in"/>
    </style:style>
    <style:style style:name="co29" style:family="table-column">
      <style:table-column-properties fo:break-before="auto" style:column-width="0.8736in"/>
    </style:style>
    <style:style style:name="co30" style:family="table-column">
      <style:table-column-properties fo:break-before="auto" style:column-width="1.3925in"/>
    </style:style>
    <style:style style:name="co31" style:family="table-column">
      <style:table-column-properties fo:break-before="auto" style:column-width="0.9571in"/>
    </style:style>
    <style:style style:name="co32" style:family="table-column">
      <style:table-column-properties fo:break-before="auto" style:column-width="6.4327in"/>
    </style:style>
    <style:style style:name="co33" style:family="table-column">
      <style:table-column-properties fo:break-before="auto" style:column-width="1.5736in"/>
    </style:style>
    <style:style style:name="co34" style:family="table-column">
      <style:table-column-properties fo:break-before="auto" style:column-width="0.6374in"/>
    </style:style>
    <style:style style:name="co35" style:family="table-column">
      <style:table-column-properties fo:break-before="auto" style:column-width="1.6366in"/>
    </style:style>
    <style:style style:name="co36" style:family="table-column">
      <style:table-column-properties fo:break-before="auto" style:column-width="6.5811in"/>
    </style:style>
    <style:style style:name="co37" style:family="table-column">
      <style:table-column-properties fo:break-before="auto" style:column-width="1.5839in"/>
    </style:style>
    <style:style style:name="co38" style:family="table-column">
      <style:table-column-properties fo:break-before="auto" style:column-width="0.7016in"/>
    </style:style>
    <style:style style:name="co39" style:family="table-column">
      <style:table-column-properties fo:break-before="auto" style:column-width="0.8189in"/>
    </style:style>
    <style:style style:name="co40" style:family="table-column">
      <style:table-column-properties fo:break-before="auto" style:column-width="6.7937in"/>
    </style:style>
    <style:style style:name="co41" style:family="table-column">
      <style:table-column-properties fo:break-before="auto" style:column-width="1.5945in"/>
    </style:style>
    <style:style style:name="co42" style:family="table-column">
      <style:table-column-properties fo:break-before="auto" style:column-width="0.648in"/>
    </style:style>
    <style:style style:name="co43" style:family="table-column">
      <style:table-column-properties fo:break-before="auto" style:column-width="1.5201in"/>
    </style:style>
    <style:style style:name="co44" style:family="table-column">
      <style:table-column-properties fo:break-before="auto" style:column-width="1.8071in"/>
    </style:style>
    <style:style style:name="co45" style:family="table-column">
      <style:table-column-properties fo:break-before="auto" style:column-width="0.7756in"/>
    </style:style>
    <style:style style:name="co46" style:family="table-column">
      <style:table-column-properties fo:break-before="auto" style:column-width="1.4984in"/>
    </style:style>
    <style:style style:name="co47" style:family="table-column">
      <style:table-column-properties fo:break-before="auto" style:column-width="1.1693in"/>
    </style:style>
    <style:style style:name="co48" style:family="table-column">
      <style:table-column-properties fo:break-before="auto" style:column-width="6.8256in"/>
    </style:style>
    <style:style style:name="co49" style:family="table-column">
      <style:table-column-properties fo:break-before="auto" style:column-width="0.7189in"/>
    </style:style>
    <style:style style:name="co50" style:family="table-column">
      <style:table-column-properties fo:break-before="auto" style:column-width="1.1575in"/>
    </style:style>
    <style:style style:name="co51" style:family="table-column">
      <style:table-column-properties fo:break-before="auto" style:column-width="1.6917in"/>
    </style:style>
    <style:style style:name="co52" style:family="table-column">
      <style:table-column-properties fo:break-before="auto" style:column-width="0.95in"/>
    </style:style>
    <style:style style:name="co53" style:family="table-column">
      <style:table-column-properties fo:break-before="auto" style:column-width="5.178in"/>
    </style:style>
    <style:style style:name="co54" style:family="table-column">
      <style:table-column-properties fo:break-before="auto" style:column-width="1.9846in"/>
    </style:style>
    <style:style style:name="co55" style:family="table-column">
      <style:table-column-properties fo:break-before="auto" style:column-width="0.6547in"/>
    </style:style>
    <style:style style:name="co56" style:family="table-column">
      <style:table-column-properties fo:break-before="auto" style:column-width="1.0154in"/>
    </style:style>
    <style:style style:name="co57" style:family="table-column">
      <style:table-column-properties fo:break-before="auto" style:column-width="1.6929in"/>
    </style:style>
    <style:style style:name="co58" style:family="table-column">
      <style:table-column-properties fo:break-before="auto" style:column-width="5.1453in"/>
    </style:style>
    <style:style style:name="co59" style:family="table-column">
      <style:table-column-properties fo:break-before="auto" style:column-width="2.1083in"/>
    </style:style>
    <style:style style:name="co60" style:family="table-column">
      <style:table-column-properties fo:break-before="auto" style:column-width="0.6925in"/>
    </style:style>
    <style:style style:name="co61" style:family="table-column">
      <style:table-column-properties fo:break-before="auto" style:column-width="0.9055in"/>
    </style:style>
    <style:style style:name="co62" style:family="table-column">
      <style:table-column-properties fo:break-before="auto" style:column-width="1.8346in"/>
    </style:style>
    <style:style style:name="co63" style:family="table-column">
      <style:table-column-properties fo:break-before="auto" style:column-width="5.4071in"/>
    </style:style>
    <style:style style:name="co64" style:family="table-column">
      <style:table-column-properties fo:break-before="auto" style:column-width="1.7717in"/>
    </style:style>
    <style:style style:name="co65" style:family="table-column">
      <style:table-column-properties fo:break-before="auto" style:column-width="0.8126in"/>
    </style:style>
    <style:style style:name="co66" style:family="table-column">
      <style:table-column-properties fo:break-before="auto" style:column-width="1.7846in"/>
    </style:style>
    <style:style style:name="co67" style:family="table-column">
      <style:table-column-properties fo:break-before="auto" style:column-width="4.8626in"/>
    </style:style>
    <style:style style:name="co68" style:family="table-column">
      <style:table-column-properties fo:break-before="auto" style:column-width="2.0909in"/>
    </style:style>
    <style:style style:name="co79" style:family="table-column">
      <style:table-column-properties fo:break-before="auto" style:column-width="0.7291in"/>
    </style:style>
    <style:style style:name="co84" style:family="table-column">
      <style:table-column-properties fo:break-before="auto" style:column-width="0.889in"/>
    </style:style>
    <style:style style:name="co85" style:family="table-column">
      <style:table-column-properties fo:break-before="auto" style:column-width="1.4362in"/>
    </style:style>
    <style:style style:name="co86" style:family="table-column">
      <style:table-column-properties fo:break-before="auto" style:column-width="6.378in"/>
    </style:style>
    <style:style style:name="co87" style:family="table-column">
      <style:table-column-properties fo:break-before="auto" style:column-width="2.8075in"/>
    </style:style>
    <style:style style:name="co73" style:family="table-column">
      <style:table-column-properties fo:break-before="auto" style:column-width="0.6661in"/>
    </style:style>
    <style:style style:name="co74" style:family="table-column">
      <style:table-column-properties fo:break-before="auto" style:column-width="5.3417in"/>
    </style:style>
    <style:style style:name="co75" style:family="table-column">
      <style:table-column-properties fo:break-before="auto" style:column-width="2.1445in"/>
    </style:style>
    <style:style style:name="co76" style:family="table-column">
      <style:table-column-properties fo:break-before="auto" style:column-width="0.7055in"/>
    </style:style>
    <style:style style:name="co77" style:family="table-column">
      <style:table-column-properties fo:break-before="auto" style:column-width="1.5583in"/>
    </style:style>
    <style:style style:name="co78" style:family="table-column">
      <style:table-column-properties fo:break-before="auto" style:column-width="5.2091in"/>
    </style:style>
    <style:style style:name="co81" style:family="table-column">
      <style:table-column-properties fo:break-before="auto" style:column-width="0.6307in"/>
    </style:style>
    <style:style style:name="co82" style:family="table-column">
      <style:table-column-properties fo:break-before="auto" style:column-width="0.678in"/>
    </style:style>
    <style:style style:name="co83" style:family="table-column">
      <style:table-column-properties fo:break-before="auto" style:column-width="2.1071in"/>
    </style:style>
    <style:style style:name="co88" style:family="table-column">
      <style:table-column-properties fo:break-before="auto" style:column-width="0.8811in"/>
    </style:style>
    <style:style style:name="co89" style:family="table-column">
      <style:table-column-properties fo:break-before="auto" style:column-width="5.5075in"/>
    </style:style>
    <style:style style:name="ro1" style:family="table-row">
      <style:table-row-properties style:row-height="0.1736in" fo:break-before="auto" style:use-optimal-row-height="true"/>
    </style:style>
    <style:style style:name="ro2" style:family="table-row">
      <style:table-row-properties style:row-height="0.222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2.3728in" fo:break-before="auto" style:use-optimal-row-height="true"/>
    </style:style>
    <style:style style:name="ro6" style:family="table-row">
      <style:table-row-properties style:row-height="1.1291in" fo:break-before="auto" style:use-optimal-row-height="true"/>
    </style:style>
    <style:style style:name="ro7" style:family="table-row">
      <style:table-row-properties style:row-height="4.55in" fo:break-before="auto" style:use-optimal-row-height="true"/>
    </style:style>
    <style:style style:name="ro8" style:family="table-row">
      <style:table-row-properties style:row-height="0.6409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2.0835in" fo:break-before="auto" style:use-optimal-row-height="true"/>
    </style:style>
    <style:style style:name="ro12" style:family="table-row">
      <style:table-row-properties style:row-height="2.6346in" fo:break-before="auto" style:use-optimal-row-height="true"/>
    </style:style>
    <style:style style:name="ro13" style:family="table-row">
      <style:table-row-properties style:row-height="2.6709in" fo:break-before="auto" style:use-optimal-row-height="true"/>
    </style:style>
    <style:style style:name="ro14" style:family="table-row">
      <style:table-row-properties style:row-height="3.0189in" fo:break-before="auto" style:use-optimal-row-height="true"/>
    </style:style>
    <style:style style:name="ro15" style:family="table-row">
      <style:table-row-properties style:row-height="1.4335in" fo:break-before="auto" style:use-optimal-row-height="true"/>
    </style:style>
    <style:style style:name="ro16" style:family="table-row">
      <style:table-row-properties style:row-height="0.9791in" fo:break-before="auto" style:use-optimal-row-height="true"/>
    </style:style>
    <style:style style:name="ro17" style:family="table-row">
      <style:table-row-properties style:row-height="2.4571in" fo:break-before="auto" style:use-optimal-row-height="true"/>
    </style:style>
    <style:style style:name="ro18" style:family="table-row">
      <style:table-row-properties style:row-height="1.8866in" fo:break-before="auto" style:use-optimal-row-height="true"/>
    </style:style>
    <style:style style:name="ro19" style:family="table-row">
      <style:table-row-properties style:row-height="2.0382in" fo:break-before="auto" style:use-optimal-row-height="true"/>
    </style:style>
    <style:style style:name="ro20" style:family="table-row">
      <style:table-row-properties style:row-height="2.4925in" fo:break-before="auto" style:use-optimal-row-height="true"/>
    </style:style>
    <style:style style:name="ro21" style:family="table-row">
      <style:table-row-properties style:row-height="1.2819in" fo:break-before="auto" style:use-optimal-row-height="true"/>
    </style:style>
    <style:style style:name="ro22" style:family="table-row">
      <style:table-row-properties style:row-height="2.8307in" fo:break-before="auto" style:use-optimal-row-height="true"/>
    </style:style>
    <style:style style:name="ro23" style:family="table-row">
      <style:table-row-properties style:row-height="3.1335in" fo:break-before="auto" style:use-optimal-row-height="true"/>
    </style:style>
    <style:style style:name="ro24" style:family="table-row">
      <style:table-row-properties style:row-height="0.7925in" fo:break-before="auto" style:use-optimal-row-height="true"/>
    </style:style>
    <style:style style:name="ro25" style:family="table-row">
      <style:table-row-properties style:row-height="4.202in" fo:break-before="auto" style:use-optimal-row-height="true"/>
    </style:style>
    <style:style style:name="ro26" style:family="table-row">
      <style:table-row-properties style:row-height="3.2492in" fo:break-before="auto" style:use-optimal-row-height="true"/>
    </style:style>
    <style:style style:name="ro27" style:family="table-row">
      <style:table-row-properties style:row-height="2.6437in" fo:break-before="auto" style:use-optimal-row-height="true"/>
    </style:style>
    <style:style style:name="ro28" style:family="table-row">
      <style:table-row-properties style:row-height="2.3772in" fo:break-before="auto" style:use-optimal-row-height="true"/>
    </style:style>
    <style:style style:name="ro29" style:family="table-row">
      <style:table-row-properties style:row-height="3.098in" fo:break-before="auto" style:use-optimal-row-height="true"/>
    </style:style>
    <style:style style:name="ro30" style:family="table-row">
      <style:table-row-properties style:row-height="2.2256in" fo:break-before="auto" style:use-optimal-row-height="true"/>
    </style:style>
    <style:style style:name="ro31" style:family="table-row">
      <style:table-row-properties style:row-height="2.0744in" fo:break-before="auto" style:use-optimal-row-height="true"/>
    </style:style>
    <style:style style:name="ro32" style:family="table-row">
      <style:table-row-properties style:row-height="1.1307in" fo:break-before="auto" style:use-optimal-row-height="true"/>
    </style:style>
    <style:style style:name="ro33" style:family="table-row">
      <style:table-row-properties style:row-height="2.9953in" fo:break-before="auto" style:use-optimal-row-height="true"/>
    </style:style>
    <style:style style:name="ro34" style:family="table-row">
      <style:table-row-properties style:row-height="2.3409in" fo:break-before="auto" style:use-optimal-row-height="true"/>
    </style:style>
    <style:style style:name="ro35" style:family="table-row">
      <style:table-row-properties style:row-height="2.1898in" fo:break-before="auto" style:use-optimal-row-height="true"/>
    </style:style>
    <style:style style:name="ro36" style:family="table-row">
      <style:table-row-properties style:row-height="2.2181in" fo:break-before="auto" style:use-optimal-row-height="true"/>
    </style:style>
    <style:style style:name="ro37" style:family="table-row">
      <style:table-row-properties style:row-height="1.5846in" fo:break-before="auto" style:use-optimal-row-height="true"/>
    </style:style>
    <style:style style:name="ro38" style:family="table-row">
      <style:table-row-properties style:row-height="1.8425in" fo:break-before="auto" style:use-optimal-row-height="true"/>
    </style:style>
    <style:style style:name="ro39" style:family="table-row">
      <style:table-row-properties style:row-height="2.6839in" fo:break-before="auto" style:use-optimal-row-height="true"/>
    </style:style>
    <style:style style:name="ro40" style:family="table-row">
      <style:table-row-properties style:row-height="1.9228in" fo:break-before="auto" style:use-optimal-row-height="true"/>
    </style:style>
    <style:style style:name="ro41" style:family="table-row">
      <style:table-row-properties style:row-height="1.5484in" fo:break-before="auto" style:use-optimal-row-height="true"/>
    </style:style>
    <style:style style:name="ro42" style:family="table-row">
      <style:table-row-properties style:row-height="1.7362in" fo:break-before="auto" style:use-optimal-row-height="true"/>
    </style:style>
    <style:style style:name="ro43" style:family="table-row">
      <style:table-row-properties style:row-height="2.1972in" fo:break-before="auto" style:use-optimal-row-height="true"/>
    </style:style>
    <style:style style:name="ro44" style:family="table-row">
      <style:table-row-properties style:row-height="1.0945in" fo:break-before="auto" style:use-optimal-row-height="true"/>
    </style:style>
    <style:style style:name="ro46" style:family="table-row">
      <style:table-row-properties style:row-height="0.178in" fo:break-before="auto" style:use-optimal-row-height="true"/>
    </style:style>
    <style:style style:name="ro52" style:family="table-row">
      <style:table-row-properties style:row-height="0.3311in" fo:break-before="auto" style:use-optimal-row-height="true"/>
    </style:style>
    <style:style style:name="ro53" style:family="table-row">
      <style:table-row-properties style:row-height="1.1138in" fo:break-before="auto" style:use-optimal-row-height="true"/>
    </style:style>
    <style:style style:name="ro54" style:family="table-row">
      <style:table-row-properties style:row-height="0.8028in" fo:break-before="auto" style:use-optimal-row-height="true"/>
    </style:style>
    <style:style style:name="ro51" style:family="table-row">
      <style:table-row-properties style:row-height="1.1091in" fo:break-before="auto" style:use-optimal-row-height="true"/>
    </style:style>
    <style:style style:name="ro55" style:family="table-row">
      <style:table-row-properties style:row-height="1.4252in" fo:break-before="auto" style:use-optimal-row-height="true"/>
    </style:style>
    <style:style style:name="ro56" style:family="table-row">
      <style:table-row-properties style:row-height="1.2638in" fo:break-before="auto" style:use-optimal-row-height="true"/>
    </style:style>
    <style:style style:name="ro57" style:family="table-row">
      <style:table-row-properties style:row-height="1.5807in" fo:break-before="auto" style:use-optimal-row-height="true"/>
    </style:style>
    <style:style style:name="ro58" style:family="table-row">
      <style:table-row-properties style:row-height="0.4917in" fo:break-before="auto" style:use-optimal-row-height="true"/>
    </style:style>
    <style:style style:name="ro59" style:family="table-row">
      <style:table-row-properties style:row-height="1.3972in" fo:break-before="auto" style:use-optimal-row-height="true"/>
    </style:style>
    <style:style style:name="ro60" style:family="table-row">
      <style:table-row-properties style:row-height="1.8516in" fo:break-before="auto" style:use-optimal-row-height="true"/>
    </style:style>
    <style:style style:name="ro61" style:family="table-row">
      <style:table-row-properties style:row-height="0.798in" fo:break-before="auto" style:use-optimal-row-height="true"/>
    </style:style>
    <style:style style:name="ro62" style:family="table-row">
      <style:table-row-properties style:row-height="0.9535in" fo:break-before="auto" style:use-optimal-row-height="true"/>
    </style:style>
    <style:style style:name="ro63" style:family="table-row">
      <style:table-row-properties style:row-height="3.9791in" fo:break-before="auto" style:use-optimal-row-height="true"/>
    </style:style>
    <style:style style:name="ro64" style:family="table-row">
      <style:table-row-properties style:row-height="1.7in" fo:break-before="auto" style:use-optimal-row-height="true"/>
    </style:style>
    <style:style style:name="ro65" style:family="table-row">
      <style:table-row-properties style:row-height="1.2457in" fo:break-before="auto" style:use-optimal-row-height="true"/>
    </style:style>
    <style:style style:name="ro66" style:family="table-row">
      <style:table-row-properties style:row-height="2.3528in" fo:break-before="auto" style:use-optimal-row-height="true"/>
    </style:style>
    <style:style style:name="ro67" style:family="table-row">
      <style:table-row-properties style:row-height="3.1299in" fo:break-before="auto" style:use-optimal-row-height="true"/>
    </style:style>
    <style:style style:name="ro68" style:family="table-row">
      <style:table-row-properties style:row-height="1.4193in" fo:break-before="auto" style:use-optimal-row-height="true"/>
    </style:style>
    <style:style style:name="ro69" style:family="table-row">
      <style:table-row-properties style:row-height="2.2382in" fo:break-before="auto" style:use-optimal-row-height="true"/>
    </style:style>
    <style:style style:name="ro70" style:family="table-row">
      <style:table-row-properties style:row-height="1.772in" fo:break-before="auto" style:use-optimal-row-height="true"/>
    </style:style>
    <style:style style:name="ro71" style:family="table-row">
      <style:table-row-properties style:row-height="2.3626in" fo:break-before="auto" style:use-optimal-row-height="true"/>
    </style:style>
    <style:style style:name="ro72" style:family="table-row">
      <style:table-row-properties style:row-height="2.0417in" fo:break-before="auto" style:use-optimal-row-height="true"/>
    </style:style>
    <style:style style:name="ro73" style:family="table-row">
      <style:table-row-properties style:row-height="2.6634in" fo:break-before="auto" style:use-optimal-row-height="true"/>
    </style:style>
    <style:style style:name="ro74" style:family="table-row">
      <style:table-row-properties style:row-height="2.311in" fo:break-before="auto" style:use-optimal-row-height="true"/>
    </style:style>
    <style:style style:name="ro75" style:family="table-row">
      <style:table-row-properties style:row-height="1.2846in" fo:break-before="auto" style:use-optimal-row-height="true"/>
    </style:style>
    <style:style style:name="ro76" style:family="table-row">
      <style:table-row-properties style:row-height="0.4866in" fo:break-before="auto" style:use-optimal-row-height="true"/>
    </style:style>
    <style:style style:name="ro77" style:family="table-row">
      <style:table-row-properties style:row-height="0.9736in" fo:break-before="auto" style:use-optimal-row-height="true"/>
    </style:style>
    <style:style style:name="ro78" style:family="table-row">
      <style:table-row-properties style:row-height="2.7047in" fo:break-before="auto" style:use-optimal-row-height="true"/>
    </style:style>
    <style:style style:name="ro79" style:family="table-row">
      <style:table-row-properties style:row-height="1.8862in" fo:break-before="auto" style:use-optimal-row-height="true"/>
    </style:style>
    <style:style style:name="ro80" style:family="table-row">
      <style:table-row-properties style:row-height="1.5752in" fo:break-before="auto" style:use-optimal-row-height="true"/>
    </style:style>
    <style:style style:name="ro81" style:family="table-row">
      <style:table-row-properties style:row-height="1.928in" fo:break-before="auto" style:use-optimal-row-height="true"/>
    </style:style>
    <style:style style:name="ro82" style:family="table-row">
      <style:table-row-properties style:row-height="5.9283in" fo:break-before="auto" style:use-optimal-row-height="true"/>
    </style:style>
    <style:style style:name="ro83" style:family="table-row">
      <style:table-row-properties style:row-height="7.9492in" fo:break-before="auto" style:use-optimal-row-height="true"/>
    </style:style>
    <style:style style:name="ro84" style:family="table-row">
      <style:table-row-properties style:row-height="2.8189in" fo:break-before="auto" style:use-optimal-row-height="true"/>
    </style:style>
    <style:style style:name="ro85" style:family="table-row">
      <style:table-row-properties style:row-height="2.9744in" fo:break-before="auto" style:use-optimal-row-height="true"/>
    </style:style>
    <style:style style:name="ro86" style:family="table-row">
      <style:table-row-properties style:row-height="2.5075in" fo:break-before="auto" style:use-optimal-row-height="true"/>
    </style:style>
    <style:style style:name="ro87" style:family="table-row">
      <style:table-row-properties style:row-height="2.4874in" fo:break-before="auto" style:use-optimal-row-height="true"/>
    </style:style>
    <style:style style:name="ro88" style:family="table-row">
      <style:table-row-properties style:row-height="4.5291in" fo:break-before="auto" style:use-optimal-row-height="true"/>
    </style:style>
    <style:style style:name="ro89" style:family="table-row">
      <style:table-row-properties style:row-height="2.0626in" fo:break-before="auto" style:use-optimal-row-height="true"/>
    </style:style>
    <style:style style:name="ro90" style:family="table-row">
      <style:table-row-properties style:row-height="3.4409in" fo:break-before="auto" style:use-optimal-row-height="true"/>
    </style:style>
    <style:style style:name="ro91" style:family="table-row">
      <style:table-row-properties style:row-height="7.172in" fo:break-before="auto" style:use-optimal-row-height="true"/>
    </style:style>
    <style:style style:name="ro92" style:family="table-row">
      <style:table-row-properties style:row-height="3.7516in" fo:break-before="auto" style:use-optimal-row-height="true"/>
    </style:style>
    <style:style style:name="ro93" style:family="table-row">
      <style:table-row-properties style:row-height="0.3417in" fo:break-before="auto" style:use-optimal-row-height="true"/>
    </style:style>
    <style:style style:name="ro94" style:family="table-row">
      <style:table-row-properties style:row-height="3.5965in" fo:break-before="auto" style:use-optimal-row-height="true"/>
    </style:style>
    <style:style style:name="ro95" style:family="table-row">
      <style:table-row-properties style:row-height="3.2854in" fo:break-before="auto" style:use-optimal-row-height="true"/>
    </style:style>
    <style:style style:name="ro96" style:family="table-row">
      <style:table-row-properties style:row-height="4.0626in" fo:break-before="auto" style:use-optimal-row-height="true"/>
    </style:style>
    <style:style style:name="ro97" style:family="table-row">
      <style:table-row-properties style:row-height="4.3736in" fo:break-before="auto" style:use-optimal-row-height="true"/>
    </style:style>
    <style:style style:name="ro98" style:family="table-row">
      <style:table-row-properties style:row-height="4.8402in" fo:break-before="auto" style:use-optimal-row-height="true"/>
    </style:style>
    <style:style style:name="ro99" style:family="table-row">
      <style:table-row-properties style:row-height="1.4402in" fo:break-before="auto" style:use-optimal-row-height="true"/>
    </style:style>
    <style:style style:name="ro45" style:family="table-row">
      <style:table-row-properties style:row-height="0.1752in" fo:break-before="auto" style:use-optimal-row-height="true"/>
    </style:style>
    <style:style style:name="ro101" style:family="table-row">
      <style:table-row-properties style:row-height="0.1681in" fo:break-before="auto" style:use-optimal-row-height="true"/>
    </style:style>
    <style:style style:name="ro102" style:family="table-row">
      <style:table-row-properties style:row-height="1.4299in" fo:break-before="auto" style:use-optimal-row-height="true"/>
    </style:style>
    <style:style style:name="ro103" style:family="table-row">
      <style:table-row-properties style:row-height="0.94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0" style:family="table-cell" style:parent-style-name="Default">
      <style:table-cell-properties fo:wrap-option="wrap" fo:padding-bottom="0.0193in" fo:padding-left="0.0138in" fo:padding-right="0.0138in" fo:padding-top="0.0193in"/>
      <style:text-properties style:text-position="" style:font-name="Arial" fo:language="en" fo:country="US" style:font-name-asian="Arial" style:language-asian="en" style:country-asian="US" style:font-name-complex="Arial" style:language-complex="en" style:country-complex="US"/>
    </style:style>
    <style:style style:name="ce11" style:family="table-cell" style:parent-style-name="Default">
      <style:table-cell-properties fo:wrap-option="wrap"/>
      <style:text-properties style:text-position=""/>
    </style:style>
    <style:style style:name="ce1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2" style:family="table-cell" style:parent-style-name="Default" style:data-style-name="N100">
      <style:table-cell-properties fo:wrap-option="wrap"/>
      <style:text-properties style:text-position=""/>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style>
    <style:style style:name="ce4" style:family="table-cell" style:parent-style-name="Default" style:data-style-name="N100">
      <style:table-cell-properties fo:wrap-option="wrap"/>
      <style:text-properties style:text-position="" style:font-name="Arial" fo:font-size="10pt" fo:language="en" fo:country="US" style:font-name-asian="Arial" style:font-size-asian="10pt" style:language-asian="en" style:country-asian="US" style:font-name-complex="Arial" style:font-size-complex="10pt" style:language-complex="en" style:country-complex="US"/>
    </style:style>
    <style:style style:name="ce5" style:family="table-cell" style:parent-style-name="Default" style:data-style-name="N100">
      <style:table-cell-properties fo:wrap-option="wrap"/>
      <style:text-properties style:text-position=""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6"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data-style-name="N100">
      <style:table-cell-properties fo:background-color="transparent" fo:wrap-option="wrap"/>
      <style:text-properties style:text-position=""/>
    </style:style>
    <style:style style:name="ce9" style:family="table-cell" style:parent-style-name="Default">
      <style:table-cell-properties fo:wrap-option="wrap" fo:padding-bottom="0.0193in" fo:padding-left="0.0138in" fo:padding-right="0.0138in" fo:padding-top="0.0193in"/>
      <style:text-properties style:text-position=""/>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2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33"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9" style:family="table-cell" style:parent-style-name="Default" style:data-style-name="N100">
      <style:table-cell-properties style:text-align-source="fix" style:repeat-content="false" fo:wrap-option="wrap"/>
      <style:paragraph-properties fo:text-align="end"/>
      <style:text-properties style:text-position=""/>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3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3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3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4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4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2" style:family="table-cell" style:parent-style-name="Default" style:data-style-name="N100">
      <style:table-cell-properties style:text-align-source="value-type" style:repeat-content="false" fo:wrap-option="wrap"/>
      <style:text-properties style:text-position=""/>
    </style:style>
    <style:style style:name="ce43" style:family="table-cell" style:parent-style-name="Default" style:data-style-name="N100">
      <style:table-cell-properties fo:wrap-option="wrap" fo:padding-bottom="0.0193in" fo:padding-left="0.0138in" fo:padding-right="0.0138in" fo:padding-top="0.0193in"/>
      <style:text-properties style:text-position=""/>
    </style:style>
    <style:style style:name="ce4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4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4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4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4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9" style:family="table-cell" style:parent-style-name="Default">
      <style:table-cell-properties style:text-align-source="fix" style:repeat-content="false" fo:wrap-option="wrap"/>
      <style:paragraph-properties fo:text-align="start"/>
      <style:text-properties style:text-position=""/>
    </style:style>
    <style:style style:name="ce50" style:family="table-cell" style:parent-style-name="Default" style:data-style-name="N100">
      <style:table-cell-properties fo:wrap-option="no-wrap" fo:padding-bottom="0.0193in" fo:padding-left="0.0138in" fo:padding-right="0.0138in" fo:padding-top="0.0193in"/>
      <style:text-properties style:text-position=""/>
    </style:style>
    <style:style style:name="ce5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52" style:family="table-cell" style:parent-style-name="Default" style:data-style-name="N100">
      <style:table-cell-properties fo:wrap-option="no-wrap"/>
      <style:text-properties style:text-position=""/>
    </style:style>
    <style:style style:name="ce53" style:family="table-cell" style:parent-style-name="Default">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9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93" style:family="table-cell" style:parent-style-name="Default" style:data-style-name="N100">
      <style:table-cell-properties fo:wrap-option="wrap"/>
      <style:text-properties style:text-position=""/>
    </style:style>
    <style:style style:name="ce94" style:family="table-cell" style:parent-style-name="Default" style:data-style-name="N100">
      <style:table-cell-properties fo:wrap-option="wrap"/>
      <style:text-properties style:text-position="" style:font-name="Arial" style:font-name-asian="Arial Unicode MS1" style:font-name-complex="Arial Unicode MS1"/>
    </style:style>
    <style:style style:name="ce5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5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5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0" style:family="table-cell" style:parent-style-name="Default">
      <style:table-cell-properties fo:wrap-option="wrap" fo:border="0.06pt solid #000000"/>
    </style:style>
    <style:style style:name="ce61" style:family="table-cell" style:parent-style-name="Default" style:data-style-name="N100">
      <style:table-cell-properties style:text-align-source="fix" style:repeat-content="false" fo:wrap-option="wrap" fo:border="0.06pt solid #000000"/>
      <style:paragraph-properties fo:text-align="start"/>
    </style:style>
    <style:style style:name="ce62" style:family="table-cell" style:parent-style-name="Default" style:data-style-name="N100">
      <style:table-cell-properties style:text-align-source="fix" style:repeat-content="false" fo:wrap-option="wrap" fo:border="0.06pt solid #000000" fo:padding-bottom="0.0193in" fo:padding-left="0.0138in" fo:padding-right="0.0138in" fo:padding-top="0.0193in"/>
      <style:paragraph-properties fo:text-align="start"/>
      <style:text-properties fo:font-weight="normal" style:font-weight-asian="normal" style:font-weight-complex="normal"/>
    </style:style>
    <style:style style:name="ce63" style:family="table-cell" style:parent-style-name="Default" style:data-style-name="N100">
      <style:table-cell-properties style:text-align-source="fix" style:repeat-content="false" fo:border="0.06pt solid #000000"/>
      <style:paragraph-properties fo:text-align="end"/>
    </style:style>
    <style:style style:name="ce64" style:family="table-cell" style:parent-style-name="Default" style:data-style-name="N100">
      <style:table-cell-properties fo:wrap-option="wrap" fo:border="0.06pt solid #000000"/>
    </style:style>
    <style:style style:name="ce65" style:family="table-cell" style:parent-style-name="Default" style:data-style-name="N100">
      <style:table-cell-properties style:text-align-source="fix" style:repeat-content="false" fo:wrap-option="wrap"/>
      <style:paragraph-properties fo:text-align="start"/>
    </style:style>
    <style:style style:name="ce66"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67" style:family="table-cell" style:parent-style-name="Default" style:data-style-name="N100">
      <style:table-cell-properties style:text-align-source="fix" style:repeat-content="false" fo:wrap-option="wrap" fo:border="0.06pt solid #000000"/>
      <style:paragraph-properties fo:text-align="start"/>
      <style:text-properties fo:language="en" fo:country="US" style:language-asian="en" style:country-asian="US" style:font-size-complex="5.65000009536743pt" style:language-complex="en" style:country-complex="US"/>
    </style:style>
    <style:style style:name="ce68" style:family="table-cell" style:parent-style-name="Default" style:data-style-name="N100">
      <style:table-cell-properties style:text-align-source="fix" style:repeat-content="false" fo:wrap-option="wrap" fo:border="0.06pt solid #000000"/>
      <style:paragraph-properties fo:text-align="end"/>
    </style:style>
    <style:style style:name="ce69" style:family="table-cell" style:parent-style-name="Default" style:data-style-name="N100">
      <style:table-cell-properties style:text-align-source="fix" style:repeat-content="false" fo:wrap-option="wrap" fo:border="0.06pt solid #000000"/>
      <style:paragraph-properties fo:text-align="start"/>
      <style:text-properties style:font-name="Arial" style:font-name-asian="Arial Unicode MS1" style:font-name-complex="Arial Unicode MS1"/>
    </style:style>
    <style:style style:name="ce70" style:family="table-cell" style:parent-style-name="Default" style:data-style-name="N100">
      <style:table-cell-properties style:text-align-source="fix" style:repeat-content="false" fo:wrap-option="wrap" fo:border="0.06pt solid #000000"/>
      <style:paragraph-properties fo:text-align="start"/>
      <style:text-properties style:font-name="Arial" fo:font-weight="normal" style:font-name-asian="Arial Unicode MS1" style:font-weight-asian="normal" style:font-name-complex="Arial Unicode MS1" style:font-size-complex="5.65000009536743pt" style:font-weight-complex="normal"/>
    </style:style>
    <style:style style:name="ce71" style:family="table-cell" style:parent-style-name="Default" style:data-style-name="N100">
      <style:table-cell-properties style:text-align-source="fix" style:repeat-content="false" fo:wrap-option="wrap" fo:border="0.06pt solid #000000" fo:padding-bottom="0.0193in" fo:padding-left="0.0138in" fo:padding-right="0.0138in" fo:padding-top="0.0193in"/>
      <style:paragraph-properties fo:text-align="start"/>
      <style:text-properties style:font-name="Arial" fo:language="en" fo:country="US" style:font-size-complex="5.69999980926514pt"/>
    </style:style>
    <style:style style:name="ce72" style:family="table-cell" style:parent-style-name="Default" style:data-style-name="N100">
      <style:table-cell-properties style:text-align-source="fix" style:repeat-content="false" fo:wrap-option="wrap" fo:border="0.06pt solid #000000"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73" style:family="table-cell" style:parent-style-name="Default" style:data-style-name="N100">
      <style:table-cell-properties style:text-align-source="fix" style:repeat-content="false" fo:wrap-option="wrap" fo:border="0.06pt solid #000000"/>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74" style:family="table-cell" style:parent-style-name="Default" style:data-style-name="N100">
      <style:table-cell-properties style:text-align-source="fix" style:repeat-content="false" fo:wrap-option="wrap" fo:border="0.06pt solid #000000"/>
      <style:paragraph-properties fo:text-align="start"/>
      <style:text-properties style:font-size-complex="5.65000009536743pt"/>
    </style:style>
    <style:style style:name="ce75" style:family="table-cell" style:parent-style-name="Default" style:data-style-name="N100">
      <style:table-cell-properties style:text-align-source="fix" style:repeat-content="false" fo:wrap-option="wrap" fo:border="0.06pt solid #000000"/>
      <style:paragraph-properties fo:text-align="start"/>
      <style:text-properties style:font-size-complex="5.69999980926514pt"/>
    </style:style>
    <style:style style:name="ce76" style:family="table-cell" style:parent-style-name="Default" style:data-style-name="N100">
      <style:table-cell-properties fo:wrap-option="wrap" fo:border="0.06pt solid #000000"/>
      <style:text-properties style:font-size-complex="5.65000009536743pt"/>
    </style:style>
    <style:style style:name="ce77" style:family="table-cell" style:parent-style-name="Default" style:data-style-name="N100">
      <style:table-cell-properties style:text-align-source="fix" style:repeat-content="false" fo:wrap-option="wrap" fo:border="0.06pt solid #000000"/>
      <style:paragraph-properties fo:text-align="start"/>
      <style:text-properties style:font-name="Arial" style:font-name-asian="Arial Unicode MS1" style:font-name-complex="Arial Unicode MS1" style:font-size-complex="5.65000009536743pt"/>
    </style:style>
    <style:style style:name="ce78" style:family="table-cell" style:parent-style-name="Default" style:data-style-name="N100">
      <style:table-cell-properties style:text-align-source="fix" style:repeat-content="false" fo:wrap-option="wrap" fo:border="0.06pt solid #000000"/>
      <style:paragraph-properties fo:text-align="start"/>
      <style:text-properties fo:language="en" fo:country="US" style:language-asian="en" style:country-asian="US" style:font-size-complex="5.69999980926514pt" style:language-complex="en" style:country-complex="US"/>
    </style:style>
    <style:style style:name="ce79" style:family="table-cell" style:parent-style-name="Default" style:data-style-name="N100">
      <style:table-cell-properties style:text-align-source="fix" style:repeat-content="false" fo:wrap-option="wrap" fo:border="0.06pt solid #000000"/>
      <style:paragraph-properties fo:text-align="start"/>
      <style:text-properties style:font-name="Arial" fo:language="en" fo:country="US" style:font-name-asian="Arial Unicode MS1" style:language-asian="en" style:country-asian="US" style:font-name-complex="Arial Unicode MS1" style:font-size-complex="5.69999980926514pt" style:language-complex="en" style:country-complex="US"/>
    </style:style>
    <style:style style:name="ce80" style:family="table-cell" style:parent-style-name="Default" style:data-style-name="N100">
      <style:table-cell-properties style:text-align-source="fix" style:repeat-content="false" fo:wrap-option="wrap" fo:border="0.06pt solid #000000"/>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1" style:family="table-cell" style:parent-style-name="Default" style:data-style-name="N100">
      <style:table-cell-properties style:text-align-source="fix" style:repeat-content="false" fo:wrap-option="wrap" fo:border="0.06pt solid #000000"/>
      <style:paragraph-properties fo:text-align="start"/>
      <style:text-properties fo:language="en" fo:country="US" style:language-asian="en" style:country-asian="US" style:language-complex="en" style:country-complex="US"/>
    </style:style>
    <style:style style:name="ce82" style:family="table-cell" style:parent-style-name="Default" style:data-style-name="N100">
      <style:table-cell-properties style:text-align-source="fix" style:repeat-content="false" fo:wrap-option="wrap" fo:border="0.06pt solid #000000"/>
      <style:paragraph-properties fo:text-align="start"/>
      <style:text-properties fo:font-size="10pt" style:font-size-asian="10pt" style:font-size-complex="10pt"/>
    </style:style>
    <style:style style:name="ce83" style:family="table-cell" style:parent-style-name="Default" style:data-style-name="N100">
      <style:table-cell-properties style:text-align-source="fix" style:repeat-content="false" fo:wrap-option="no-wrap"/>
      <style:paragraph-properties fo:text-align="star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T14" style:family="text">
      <style:text-properties style:font-name="Arial" fo:font-size="10pt" style:font-name-asian="Arial Unicode MS" style:font-size-asian="10pt" style:font-name-complex="Arial Unicode MS" style:font-size-complex="10pt"/>
    </style:style>
    <style:style style:name="T15"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16" style:family="text">
      <style:text-properties fo:font-size="12pt"/>
    </style:style>
    <style:style style:name="T12" style:family="text">
      <style:text-properties style:font-name="Arial Unicode MS" fo:font-size="8pt" style:font-name-asian="Arial Unicode MS" style:font-size-asian="8pt" style:font-name-complex="Arial Unicode MS" style:font-size-complex="4.59999990463257pt"/>
    </style:style>
    <style:style style:name="T7" style:family="text">
      <style:text-properties style:font-name-asian="Arial Unicode MS1" style:font-name-complex="Arial Unicode MS1"/>
    </style:style>
    <style:style style:name="T8" style:family="text">
      <style:text-properties fo:font-size="12pt" fo:font-weight="bold" style:font-name-asian="Arial Unicode MS1" style:font-size-asian="12pt" style:font-weight-asian="bold" style:font-name-complex="Arial Unicode MS1" style:font-size-complex="12pt" style:font-weight-complex="bold"/>
    </style:style>
    <style:style style:name="T9" style:family="text">
      <style:text-properties fo:font-weight="bold" style:font-name-asian="Arial Unicode MS1" style:font-weight-asian="bold" style:font-name-complex="Arial Unicode MS1"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1pt" fo:font-weight="bold" style:font-size-asian="11pt" style:font-weight-asian="bold" style:font-size-complex="11pt" style:font-weight-complex="bold"/>
    </style:style>
    <style:style style:name="T17" style:family="text">
      <style:text-properties style:font-name="Arial" fo:font-size="8pt" style:font-name-asian="Arial" style:font-size-asian="8pt" style:font-name-complex="Arial" style:font-size-complex="4.59999990463257pt"/>
    </style:style>
    <style:style style:name="T18"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19" style:family="text">
      <style:text-properties style:font-name="Arial" style:font-name-asian="Arial" style:font-name-complex="Arial"/>
    </style:style>
    <style:style style:name="T3"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3" style:family="text">
      <style:text-properties fo:font-size="12pt" style:font-size-asian="12pt" style:font-size-complex="12pt"/>
    </style:style>
    <style:style style:name="T20" style:family="text">
      <style:text-properties style:font-name="Arial Unicode MS" fo:font-size="10pt" style:font-name-asian="Arial Unicode MS" style:font-size-asian="10pt" style:font-name-complex="Arial Unicode MS" style:font-size-complex="10pt"/>
    </style:style>
    <style:style style:name="T21"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2"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23" style:family="text">
      <style:text-properties fo:font-size="10pt" style:font-name-asian="Arial Unicode MS" style:font-size-asian="10pt" style:font-name-complex="Arial Unicode MS" style:font-size-complex="10pt"/>
    </style:style>
    <style:style style:name="T28"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30"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1" style:family="text">
      <style:text-properties style:font-size-asian="4.5pt" style:font-size-complex="2.59999990463257pt"/>
    </style:style>
    <style:style style:name="T32" style:family="text">
      <style:text-properties style:font-size-complex="5.69999980926514pt"/>
    </style:style>
    <style:style style:name="T35" style:family="text">
      <style:text-properties fo:font-size="10pt" style:font-size-asian="10pt" style:font-size-complex="5.69999980926514pt"/>
    </style:style>
    <style:style style:name="T34" style:family="text">
      <style:text-properties fo:font-size="10pt" fo:font-weight="bold" style:font-size-asian="10pt" style:font-weight-asian="bold" style:font-size-complex="5.69999980926514pt" style:font-weight-complex="bold"/>
    </style:style>
    <style:style style:name="T33" style:family="text">
      <style:text-properties fo:font-weight="bold" style:font-weight-asian="bold" style:font-size-complex="5.69999980926514pt" style:font-weight-complex="bold"/>
    </style:style>
    <style:style style:name="T41" style:family="text">
      <style:text-properties fo:font-weight="normal" style:font-weight-asian="normal" style:font-size-complex="5.69999980926514pt" style:font-weight-complex="normal"/>
    </style:style>
    <style:style style:name="T42" style:family="text">
      <style:text-properties fo:font-size="10pt" fo:font-weight="normal" style:font-size-asian="10pt" style:font-weight-asian="normal" style:font-size-complex="5.69999980926514pt" style:font-weight-complex="normal"/>
    </style:style>
    <style:style style:name="T43" style:family="text">
      <style:text-properties fo:font-size="10pt" style:font-size-asian="10pt" style:font-weight-asian="bold" style:font-size-complex="5.69999980926514pt" style:font-weight-complex="bold"/>
    </style:style>
    <style:style style:name="T44" style:family="text">
      <style:text-properties style:text-position="super 58%" fo:font-weight="bold" style:font-weight-asian="bold" style:font-size-complex="5.69999980926514pt" style:font-weight-complex="bold"/>
    </style:style>
    <style:style style:name="T45" style:family="text">
      <style:text-properties fo:font-size="12pt" fo:font-weight="bold" style:font-weight-asian="bold" style:font-weight-complex="bold"/>
    </style:style>
    <style:style style:name="T46" style:family="text">
      <style:text-properties style:text-position="super 58%"/>
    </style:style>
    <style:style style:name="T47" style:family="text">
      <style:text-properties style:font-weight-asian="bold" style:font-size-complex="5.69999980926514pt" style:font-weight-complex="bold"/>
    </style:style>
    <style:style style:name="T48" style:family="text">
      <style:text-properties fo:font-size="12pt" fo:font-weight="normal" style:font-weight-asian="normal" style:font-weight-complex="normal"/>
    </style:style>
    <style:style style:name="T49" style:family="text">
      <style:text-properties style:font-name-asian="Arial Unicode MS1" style:font-name-complex="Arial Unicode MS1" style:font-size-complex="5.69999980926514pt"/>
    </style:style>
    <style:style style:name="T50" style:family="text">
      <style:text-properties fo:font-weight="bold" style:font-name-asian="Arial Unicode MS1" style:font-weight-asian="bold" style:font-name-complex="Arial Unicode MS1" style:font-size-complex="5.69999980926514pt" style:font-weight-complex="bold"/>
    </style:style>
    <style:style style:name="T51" style:family="text">
      <style:text-properties style:font-name-asian="Arial Unicode MS1" style:font-size-asian="10pt" style:font-name-complex="Arial Unicode MS1" style:font-size-complex="5.69999980926514pt"/>
    </style:style>
    <style:style style:name="T52" style:family="text">
      <style:text-properties fo:font-weight="normal" style:font-name-asian="Arial Unicode MS1" style:font-weight-asian="normal" style:font-name-complex="Arial Unicode MS1" style:font-size-complex="5.69999980926514pt" style:font-weight-complex="normal"/>
    </style:style>
    <style:style style:name="T53" style:family="text">
      <style:text-properties style:font-size-asian="10pt" style:font-size-complex="5.69999980926514pt"/>
    </style:style>
    <style:style style:name="T54" style:family="text">
      <style:text-properties style:font-name="Arial" style:font-name-asian="Arial Unicode MS1" style:font-name-complex="Arial Unicode MS1"/>
    </style:style>
    <style:style style:name="T55" style:family="text">
      <style:text-properties style:font-name="Arial" fo:font-weight="bold" style:font-name-asian="Arial Unicode MS1" style:font-weight-asian="bold" style:font-name-complex="Arial Unicode MS1" style:font-weight-complex="bold"/>
    </style:style>
    <style:style style:name="T56" style:family="text">
      <style:text-properties style:font-name="Arial" fo:font-weight="normal" style:font-name-asian="Arial Unicode MS1" style:font-weight-asian="normal" style:font-name-complex="Arial Unicode MS1" style:font-weight-complex="normal"/>
    </style:style>
    <style:style style:name="T57" style:family="text">
      <style:text-properties fo:font-style="italic" style:font-style-asian="italic" style:font-style-complex="italic"/>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fo:font-size="10pt" style:font-name-asian="Arial Unicode MS1" style:font-size-asian="10pt" style:font-name-complex="Arial Unicode MS1" style:font-size-complex="5.69999980926514pt"/>
    </style:style>
    <style:style style:name="T63"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4"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5"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7"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office:automatic-styles>
  <office:body>
    <office:spreadsheet>
      <table:table table:name="MTF and Time Factor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Excerpts where the words “master”, “fact”, or “factor” are mentioned in TTTA.</text:p>
          </table:table-cell>
          <table:table-cell table:style-name="Default" table:number-columns-repeated="4"/>
          <table:table-cell/>
        </table:table-row>
        <table:table-row table:style-name="ro1">
          <table:table-cell table:style-name="Default" table:number-columns-repeated="5"/>
          <table:table-cell/>
        </table:table-row>
        <table:table-row table:style-name="ro1">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1">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1">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1">
          <table:table-cell table:style-name="Default" table:number-columns-repeated="5"/>
          <table:table-cell/>
        </table:table-row>
        <table:table-row table:style-name="ro1">
          <table:table-cell table:style-name="Default" office:value-type="string">
            <text:p>The word “master” is written on pages: 69, 141, 208, and 407.</text:p>
          </table:table-cell>
          <table:table-cell table:style-name="Default" table:number-columns-repeated="4"/>
          <table:table-cell/>
        </table:table-row>
        <table:table-row table:style-name="ro2">
          <table:table-cell table:style-name="Default" office:value-type="string">
            <text:p>Sum: 69 + 141 + 208 + 407 = <text:span text:style-name="T1">825</text:span>. <text:s/>[Note: 825 / 25 = <text:span text:style-name="T2">33</text:span>. <text:s/>Robert=33, Walter=25.]</text:p>
          </table:table-cell>
          <table:table-cell table:style-name="Default" table:number-columns-repeated="4"/>
          <table:table-cell/>
        </table:table-row>
        <table:table-row table:style-name="ro1">
          <table:table-cell table:style-name="Default" office:value-type="string">
            <text:p>407 – 141 = 266. <text:s/>[Number of the Pope pg. 82] [See also pg. 266].</text:p>
          </table:table-cell>
          <table:table-cell table:style-name="Default" table:number-columns-repeated="4"/>
          <table:table-cell/>
        </table:table-row>
        <table:table-row table:style-name="ro1">
          <table:table-cell table:style-name="Default" office:value-type="string">
            <text:p>208 + 69 = 277. <text:s/>[pg. 277. April 1930, Japan declares war on the US.]</text:p>
          </table:table-cell>
          <table:table-cell table:style-name="Default" table:number-columns-repeated="4"/>
          <table:table-cell/>
        </table:table-row>
        <table:table-row table:style-name="ro1">
          <table:table-cell table:style-name="Default" table:number-columns-repeated="5"/>
          <table:table-cell/>
        </table:table-row>
        <table:table-row table:style-name="ro1">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1" table:number-rows-repeated="3">
          <table:table-cell table:style-name="Default" table:number-columns-repeated="5"/>
          <table:table-cell/>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facts</text:span> and events, many of which have happened or will happen in the future.</text:p>
          </table:table-cell>
          <table:table-cell office:value-type="string">
            <text:p>Facts is word #95 on the page.</text:p>
          </table:table-cell>
        </table:table-row>
        <table:table-row table:style-name="ro5">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fact</text:span><text:span text:style-name="T5">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6">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ext:p><text:span text:style-name="T14"/></text:p>
            <text:p><text:span text:style-name="T14">Factory is word #178 on the page.</text:span></text:p>
          </table:table-cell>
        </table:table-row>
        <table:table-row table:style-name="ro6">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office:value-type="string">
            <text:p>Fact is word #81 on the page.</text:p>
          </table:table-cell>
        </table:table-row>
        <table:table-row table:style-name="ro6">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14">The word “fact” is word # 77 on the page. <text:s/></text:span></text:p>
            <text:p><text:span text:style-name="T14"/></text:p>
            <text:p><text:span text:style-name="T15">TF = 77</text:span><text:span text:style-name="T14"> ? </text:span></text:p>
            <text:p><text:span text:style-name="T14"/></text:p>
            <text:p><text:span text:style-name="T16">The letter that follows talks about a time factor. <text:s/>See next entry in this spreadsheet.</text:span></text:p>
            <text:p><text:span text:style-name="T12"/></text:p>
          </table:table-cell>
        </table:table-row>
        <table:table-row table:style-name="ro7">
          <table:table-cell office:value-type="string">
            <text:p>6</text:p>
          </table:table-cell>
          <table:table-cell office:value-type="string">
            <text:p>62</text:p>
          </table:table-cell>
          <table:table-cell table:style-name="ce4" office:value-type="string">
            <text:p>January 15, 1927</text:p>
          </table:table-cell>
          <table:table-cell/>
          <table:table-cell table:style-name="ce7" office:value-type="string">
            <text:p><text:span text:style-name="T7">[continued]</text:span></text:p>
            <text:p><text:span text:style-name="T7">Texarkana, Texas.</text:span></text:p>
            <text:p><text:span text:style-name="T7">January 15, 1927.</text:span></text:p>
            <text:p><text:span text:style-name="T7">Mr. </text:span><text:span text:style-name="T8">J. H.</text:span><text:span text:style-name="T7"> Kennelworth,</text:span></text:p>
            <text:p><text:span text:style-name="T7">Texarkana,</text:span></text:p>
            <text:p><text:span text:style-name="T7">Texas.</text:span></text:p>
            <text:p><text:span text:style-name="T7">MY DEAR MR. KENNELWORTH:</text:span></text:p>
            <text:p><text:span text:style-name="T7"/></text:p>
            <text:p><text:span text:style-name="T7">I want you to know how much I appreciate the </text:span><text:span text:style-name="T9">bonus you gave me on the 1st of the year.</text:span><text:span text:style-name="T7"> While I want to use it wisely, together with a little other money I have saved, I feel it is my duty to tell you what I intend to do with it.</text:span></text:p>
            <text:p><text:span text:style-name="T7"/></text:p>
            <text:p><text:span text:style-name="T7">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7"/></text:p>
            <text:p><text:span text:style-name="T7">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9">$500.00</text:span><text:span text:style-name="T7"> which you gave me and another </text:span><text:span text:style-name="T9">$500.00</text:span><text:span text:style-name="T7"> which I have saved up, to buy cotton to hold for the Spring and Summer. I would like to have your opinion of this venture. <text:s/>Assuring you of my appreciation of your advice, I am Sincerely yours, ROBERT GORDON.</text:span></text:p>
            <text:p><text:span text:style-name="T7"/></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12"/></text:p>
          </table:table-cell>
        </table:table-row>
        <table:table-row table:style-name="ro8">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9">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factors</text:span> which repeat in the history of nations, men and markets.</text:p>
          </table:table-cell>
          <table:table-cell office:value-type="string">
            <text:p>Alblak, in WITS post #44232, says this is astro-based.</text:p>
            <text:p><text:span text:style-name="T14"/></text:p>
            <text:p><text:span text:style-name="T14">Factors is word #75 on the page.</text:span></text:p>
          </table:table-cell>
        </table:table-row>
        <table:table-row table:style-name="ro10">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10">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6">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11">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11">factor</text:span> that proves all things. The measurement of time first originated and is based on the earth's motion upon its axis. One of the smallest cycles, or time<text:span text:style-name="T1"> </text:span><text:span text:style-name="T11">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9" office:value-type="string">
            <text:p>See the counts for the quotes and all-caps phrases on this page. <text:s/>It may be that all the quotes in this chapter are giving Time Factors to be used with LOV.</text:p>
          </table:table-cell>
        </table:table-row>
        <table:table-row table:style-name="ro12">
          <table:table-cell/>
          <table:table-cell office:value-type="string">
            <text:p>82</text:p>
          </table:table-cell>
          <table:table-cell table:style-name="ce5" office:value-type="string">
            <text:p>January 29, 1922</text:p>
          </table:table-cell>
          <table:table-cell/>
          <table:table-cell office:value-type="string">
            <text:p>Some evidence of long-range predictions which have been fulfilled, that has attracted attention, appeared in the <text:span text:style-name="T10">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10" office:value-type="string">
            <text:p>“New York American” is italicized and reduces to 76 in numerology. <text:s/>“New York “American” is again mentioned on page 77. <text:s/>82 – 77 = 5. <text:s/>Time factor of 5?</text:p>
            <text:p><text:span text:style-name="T17"/></text:p>
            <text:p><text:span text:style-name="T18">Fides Intrepida: F = 6, I = 9: TF = 69?</text:span></text:p>
            <text:p><text:span text:style-name="T18">Unwavering Faith: U = 3, F = 6, TF = 36?</text:span></text:p>
            <text:p><text:span text:style-name="T18"/></text:p>
            <text:p><text:span text:style-name="T18">Evil period connected to “fact”: 1926 – 1932 (7 year period). <text:s/>Bad years 1928, 1930, 1932. <text:s/></text:span></text:p>
            <text:p><text:span text:style-name="T18"/></text:p>
            <text:p><text:span text:style-name="T18">Pope is mentioned connected to 266. <text:s/>TF = 266?</text:span></text:p>
            <text:p><text:span text:style-name="T18">Pope connection to pg. 396. <text:s/>396 – 82 = 314. <text:s/>Check to see what distance measurement is used on pg. 396 to confirm. </text:span></text:p>
          </table:table-cell>
        </table:table-row>
        <table:table-row table:style-name="ro13">
          <table:table-cell/>
          <table:table-cell office:value-type="string">
            <text:p>101</text:p>
          </table:table-cell>
          <table:table-cell table:style-name="ce5"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16 </text:span>cents per pound, and that while he had some nice profits, the money was not the thing that counted with him, but the <text:span text:style-name="T2">fact</text:span> that Robert was right on the market made him happy that he had <text:span text:style-name="T1">faith</text:span> in him and encouraged him.</text:p>
            <text:p><text:span text:style-name="T12"/></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10" office:value-type="string">
            <text:p>Various numbers mentioned on this page, in addition to the number 16. <text:s/>TF = 16 ?</text:p>
            <text:p/>
            <text:p>The time difference between May 7, 1927 and June 9 , 1927 is exactly 33 days. <text:s/>TF = 33?</text:p>
          </table:table-cell>
        </table:table-row>
        <table:table-row table:style-name="ro14">
          <table:table-cell/>
          <table:table-cell office:value-type="string">
            <text:p>140-141 (“fact” mentioned on pg. 141).</text:p>
          </table:table-cell>
          <table:table-cell table:style-name="ce5"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10" office:value-type="string">
            <text:p>141 is 1.414 or sqrt(2).</text:p>
            <text:p/>
            <text:p>Is the station important to the time factor in some way? <text:s/>Also, it appears Lindbergh may be connected to the factor also. <text:s/></text:p>
            <text:p><text:span text:style-name="T19"/></text:p>
            <text:p><text:span text:style-name="T19">'baggage' <text:s/>mentioned on pg. 118 (1x) and pg. 119 (3x). <text:s/></text:span></text:p>
            <text:p><text:span text:style-name="T19">pg. 141 - 119 = 22. <text:s/>(TF = 22?) <text:s/></text:span></text:p>
            <text:p><text:span text:style-name="T19">pg. 141 - 118 = 23. <text:s/>(TF = 22?)</text:span></text:p>
          </table:table-cell>
        </table:table-row>
        <table:table-row table:style-name="ro15">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16">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fact</text:span> that Walter was so cheerful and shared Robert's views and hopes in the matter, made Robert much happier.</text:p>
          </table:table-cell>
          <table:table-cell table:style-name="ce11"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18">
          <table:table-cell table:style-name="Default"/>
          <table:table-cell office:value-type="string">
            <text:p>177</text:p>
          </table:table-cell>
          <table:table-cell table:style-name="ce6" office:value-type="string">
            <text:p><text:span text:style-name="T3">N</text:span><text:span text:style-name="T4">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11"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19">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11"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20">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11" office:value-type="string">
            <text:p>Hotel Vanderbilt: H = 8, V = 4. <text:s/>TF = 84?</text:p>
          </table:table-cell>
        </table:table-row>
        <table:table-row table:style-name="ro16">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13"> </text:span><text:span text:style-name="T2">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1">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11"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15">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13"> </text:span><text:span text:style-name="T2">time</text:span><text:span text:style-name="T13"> </text:span><text:span text:style-name="T2">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22">
          <table:table-cell/>
          <table:table-cell office:value-type="string">
            <text:p>201-202. <text:s/>Note: It is pg. 202 that has the word "factor".</text:p>
          </table:table-cell>
          <table:table-cell table:number-columns-repeated="2"/>
          <table:table-cell table:style-name="ce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23">
          <table:table-cell/>
          <table:table-cell office:value-type="string">
            <text:p>205</text:p>
          </table:table-cell>
          <table:table-cell table:number-columns-repeated="2"/>
          <table:table-cell table:style-name="ce8"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facts</text:span>, and <text:span text:style-name="T2">facts</text:span> are stubborn things. <text:s/>Hope spurs us on. It may be an anchor to the soul, but a very slim anchor in speculation, when <text:span text:style-name="T2">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24">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20"/></text:p>
            <text:p><text:span text:style-name="T20">pg. 208 = 52 * 4</text:span></text:p>
          </table:table-cell>
        </table:table-row>
        <table:table-row table:style-name="ro25">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11"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26">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6">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11"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27">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11"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28">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facts</text:span> are stubborn things and we must face them?' " For a moment, Robert felt that he had been clinging to hope all these years and <text:span text:style-name="T6">he was almost ready to bid hope depart and leave him alone to </text:span><text:span text:style-name="T2">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11"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27">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11" office:value-type="string">
            <text:p>Emphasis on “ring” and “beautiful”. <text:s/></text:p>
            <text:p>(Probably Christmas).</text:p>
          </table:table-cell>
        </table:table-row>
        <table:table-row table:style-name="ro29">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11" office:value-type="string">
            <text:p>RG's speech has 342 words. <text:s/>TF = 342 ?</text:p>
            <text:p>342 = 18 * 19</text:p>
            <text:p>342 = 6 * 57</text:p>
            <text:p/>
            <text:p>Holy Trinity: <text:s/>TF = 3 ? </text:p>
          </table:table-cell>
        </table:table-row>
        <table:table-row table:style-name="ro30">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fact</text:span> of their need of a greater air fleet and the <text:span text:style-name="T1">A</text:span><text:span text:style-name="T6">ir </text:span><text:span text:style-name="T1">D</text:span><text:span text:style-name="T6">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fact</text:span>urers and having the parts made, Walter and himself secretly putting the machine together. Robert had made a large amount of money buying oil stocks.</text:p>
          </table:table-cell>
          <table:table-cell table:style-name="ce11"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31">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fact</text:span>uring plants and start them on making new inventions and the manu<text:span text:style-name="T2">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11"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32">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11"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33">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11" office:value-type="string">
            <text:p>Attack on San Francisco happened on pg. 290.</text:p>
            <text:p/>
            <text:p>What is the “age of the young men”? <text:s/>Anything to do with RG's 21st or 22nd birthday? <text:s/></text:p>
          </table:table-cell>
        </table:table-row>
        <table:table-row table:style-name="ro34">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11" office:value-type="string">
            <text:p>Possible repeat of: </text:p>
            <text:p>1) Los Angeles</text:p>
            <text:p>2) San Francisco</text:p>
            <text:p>3) Portland</text:p>
            <text:p>4) Seattle</text:p>
            <text:p/>
            <text:p>Loss of “Pacific Coast”: P=7, C=3: TF = 73?</text:p>
            <text:p/>
          </table:table-cell>
        </table:table-row>
        <table:table-row table:style-name="ro19">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11" office:value-type="string">
            <text:p>1917 – 1812 = 105. <text:s/>TF = 105 ?</text:p>
            <text:p>Layfayette: L=3. <text:s/>105 * 3 = 315. <text:s/>TF = 315?</text:p>
            <text:p>Canada: C=3. <text:s/></text:p>
          </table:table-cell>
        </table:table-row>
        <table:table-row table:style-name="ro19">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11" office:value-type="string">
            <text:p>Nation's birthday: July 4.</text:p>
            <text:p/>
            <text:p>“The Nation's”: T=2, N=5: <text:s/>TF = <text:span text:style-name="T1">25</text:span> ?</text:p>
            <text:p/>
            <text:p>155th anniversary: TF = 155 ?</text:p>
            <text:p/>
            <text:p>Declaration of Independence: D=4, I=9: TF = 49 ?</text:p>
            <text:p/>
            <text:p><text:span text:style-name="T21">Declaration of Independence (letter count):</text:span></text:p>
            <text:p><text:span text:style-name="T21">11 + 2 + 12 =</text:span><text:span text:style-name="T22"> </text:span><text:span text:style-name="T21">25. <text:s text:c="2"/>TF <text:s/>= </text:span><text:span text:style-name="T22">25</text:span><text:span text:style-name="T21"> ? </text:span></text:p>
            <text:p><text:span text:style-name="T21">155 – 25 = 130. <text:s/>TF = 130 ?</text:span></text:p>
          </table:table-cell>
        </table:table-row>
        <table:table-row table:style-name="ro35">
          <table:table-cell/>
          <table:table-cell table:style-name="ce3"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36">
          <table:table-cell/>
          <table:table-cell table:style-name="ce3"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37">
          <table:table-cell/>
          <table:table-cell table:style-name="ce3"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19">
          <table:table-cell/>
          <table:table-cell table:style-name="ce3"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38">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factor</text:span><text:span text:style-name="T6">ies</text:span><text:span text:style-name="T1"> </text:span>in Detroit, Michigan, have been <text:span text:style-name="T1">working on some of his new discoveries</text:span>. Our next attack should be directed at Detroit. We should capture that city and destroy the <text:span text:style-name="T2">factor</text:span><text:span text:style-name="T1">ies</text:span> of the big automobile concerns and other manu<text:span text:style-name="T2">fact</text:span>uring concerns there. All of these manu<text:span text:style-name="T2">fact</text:span>uring concerns have long since been commandeered by the <text:span text:style-name="T1">United States Government </text:span>and are<text:span text:style-name="T1"> </text:span><text:span text:style-name="T6">working on war weapons and ammunition."</text:span></text:p>
          </table:table-cell>
          <table:table-cell/>
        </table:table-row>
        <table:table-row table:style-name="ro39">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20">5 + 5 + 7 = 17.</text:span></text:p>
            <text:p><text:span text:style-name="T20">5 + 5 + 7 + 7 = 24.</text:span></text:p>
            <text:p><text:span text:style-name="T20">5 + 5 + 7 + 2 + 7 = 26.</text:span></text:p>
            <text:p><text:span text:style-name="T12"/></text:p>
            <text:p><text:span text:style-name="T20">“</text:span><text:span text:style-name="T20">Tunnel thru the Air”: T=2, A=1: TF = 21 ?</text:span></text:p>
            <text:p><text:span text:style-name="T20">“</text:span><text:span text:style-name="T20">Tunnel thru the Air” (letter counts): 16. <text:s/>TF = 16 ?</text:span></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40">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factor</text:span>ies and large buildings in Detroit. He arranged the machines so that when the attacking planes came over Detroit at a high altitude, he could drop them into the Tunnel thru the Air and thus prevent any harm to the <text:span text:style-name="T2">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19">
          <table:table-cell/>
          <table:table-cell office:value-type="string">
            <text:p>345-346 (“factory” mentioned on pg. 346).</text:p>
          </table:table-cell>
          <table:table-cell table:style-name="ce7"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21">
          <table:table-cell/>
          <table:table-cell office:value-type="string">
            <text:p>348-349 (“fact” mentioned on pg. 349).</text:p>
          </table:table-cell>
          <table:table-cell table:style-name="ce7"/>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35">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factor</text:span><text:span text:style-name="T6">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factor</text:span><text:span text:style-name="T6">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41">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factor</text:span><text:span text:style-name="T6">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34">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27">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6">same fate had befallen them as at the attack on Detroit</text:span>; that the Americans certainly had something by which they were destroying every ship and plane which attacked them. <text:s/>This was unusual and unheard of. The <text:span text:style-name="T2">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30">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facts</text:span> of the attack upon New York City and if all enemy planes had been destroyed. Supreme Commander Gordon told the President that it was a <text:span text:style-name="T2">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42">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fact</text:span> that two men and a lone woman could accomplish such a feat. Supreme Commander Gordon then said: “Mr. <text:s/>President, your greatest sight is yet to come."</text:p>
          </table:table-cell>
          <table:table-cell/>
        </table:table-row>
        <table:table-row table:style-name="ro42">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43">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12" office:value-type="string">
            <text:p><text:span text:style-name="T23">Radio message (word count): </text:span></text:p>
            <text:p><text:span text:style-name="T23">3 + 16 + 12 = 31. <text:s/>TF = 31 ?</text:span></text:p>
            <text:p><text:span text:style-name="T23">Radio message (letter count): 132. <text:s/>TF = 132 ?</text:span></text:p>
            <text:p><text:span text:style-name="T23">Radio message (line count): 3. <text:s/>TF = 3 ?</text:span></text:p>
          </table:table-cell>
        </table:table-row>
        <table:table-row table:style-name="ro42">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12" office:value-type="string">
            <text:p>Verse quote: </text:p>
            <text:p>10 + 9 + 21 = 40. <text:s/>TF = 40 ?</text:p>
            <text:p>109 + 21 = 130. <text:s/>TF = 130 ?</text:p>
            <text:p/>
            <text:p>Quote of Ezekiel has 101 words. <text:s/></text:p>
          </table:table-cell>
        </table:table-row>
        <table:table-row table:style-name="ro4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44">
          <table:table-cell table:style-name="Default" table:number-columns-repeated="6"/>
        </table:table-row>
        <table:table-row table:style-name="ro44" table:number-rows-repeated="1048499">
          <table:table-cell table:number-columns-repeated="6"/>
        </table:table-row>
        <table:table-row table:style-name="ro44">
          <table:table-cell table:number-columns-repeated="6"/>
        </table:table-row>
      </table:table>
      <table:table table:name="St. Marie" table:style-name="ta1" table:print="false">
        <table:table-column table:style-name="co81" table:default-cell-style-name="ce65"/>
        <table:table-column table:style-name="co82" table:default-cell-style-name="ce65"/>
        <table:table-column table:style-name="co83" table:default-cell-style-name="ce65"/>
        <table:table-column table:style-name="co88" table:default-cell-style-name="ce65"/>
        <table:table-column table:style-name="co89" table:default-cell-style-name="ce65"/>
        <table:table-column table:style-name="co83" table:default-cell-style-name="ce65"/>
        <table:table-column table:style-name="co4" table:number-columns-repeated="1018" table:default-cell-style-name="ce65"/>
        <table:table-row table:style-name="ro45">
          <table:table-cell table:style-name="ce57" office:value-type="string">
            <text:p>rluu: The St. Marie is a small Ezekiel Airplane. <text:s/>Read document <text:s/>“EzekielAirplane.odt” which is the text describing the Ezekiel Airplane. <text:s/></text:p>
          </table:table-cell>
          <table:table-cell table:style-name="ce66" table:number-columns-repeated="5"/>
          <table:table-cell table:style-name="ce83" table:number-columns-repeated="1018"/>
        </table:table-row>
        <table:table-row table:style-name="ro45">
          <table:table-cell table:style-name="ce58" office:value-type="string">
            <text:p>rluu: This spreadsheet page will just have the information about the St. Marie, and its uses starting from when it was identified.</text:p>
          </table:table-cell>
          <table:table-cell table:style-name="ce66" table:number-columns-repeated="5"/>
          <table:table-cell table:style-name="ce83" table:number-columns-repeated="1018"/>
        </table:table-row>
        <table:table-row table:style-name="ro45">
          <table:table-cell table:style-name="ce58" office:value-type="string">
            <text:p>rluu: See WITS posts: #19629, #18658, and the reloaded 118 post.</text:p>
          </table:table-cell>
          <table:table-cell table:style-name="ce66" table:number-columns-repeated="5"/>
          <table:table-cell table:style-name="ce83" table:number-columns-repeated="1018"/>
        </table:table-row>
        <table:table-row table:style-name="ro45">
          <table:table-cell table:style-name="ce58"/>
          <table:table-cell table:style-name="ce66" table:number-columns-repeated="5"/>
          <table:table-cell table:style-name="ce83" table:number-columns-repeated="1018"/>
        </table:table-row>
        <table:table-row table:style-name="ro46">
          <table:table-cell table:style-name="ce58" office:value-type="string">
            <text:p>rluu_20130629: “The St. Marie” has capital letters: T = 2, S = 1, M = 4: or 214. <text:s/>2 + 1 + 4 = 7.</text:p>
          </table:table-cell>
          <table:table-cell table:style-name="ce66" table:number-columns-repeated="5"/>
          <table:table-cell table:style-name="ce83" table:number-columns-repeated="1018"/>
        </table:table-row>
        <table:table-row table:style-name="ro46">
          <table:table-cell table:style-name="ce58" office:value-type="string">
            <text:p>rluu_20130701: Marie was born on October 6. <text:s/>References to October 6 are on pages 179 and 197. <text:s/>197 – 179 = 18.</text:p>
          </table:table-cell>
          <table:table-cell table:style-name="ce66" table:number-columns-repeated="5"/>
          <table:table-cell table:style-name="ce83" table:number-columns-repeated="1018"/>
        </table:table-row>
        <table:table-row table:style-name="ro45">
          <table:table-cell table:style-name="ce58"/>
          <table:table-cell table:style-name="ce66" table:number-columns-repeated="5"/>
          <table:table-cell table:style-name="ce83" table:number-columns-repeated="1018"/>
        </table:table-row>
        <table:table-row table:style-name="ro52">
          <table:table-cell table:style-name="ce59" office:value-type="string">
            <text:p>Chapter</text:p>
          </table:table-cell>
          <table:table-cell table:style-name="ce59" office:value-type="string">
            <text:p>Page</text:p>
          </table:table-cell>
          <table:table-cell table:style-name="ce59" office:value-type="string">
            <text:p>Timestamp given</text:p>
          </table:table-cell>
          <table:table-cell table:style-name="ce59" office:value-type="string">
            <text:p>Actual timestamp</text:p>
          </table:table-cell>
          <table:table-cell table:style-name="ce59" office:value-type="string">
            <text:p>Event</text:p>
          </table:table-cell>
          <table:table-cell table:style-name="ce59" office:value-type="string">
            <text:p>Notes/Comments</text:p>
          </table:table-cell>
          <table:table-cell table:number-columns-repeated="1018"/>
        </table:table-row>
        <table:table-row table:style-name="ro62">
          <table:table-cell table:style-name="ce60" office:value-type="float" office:value="9">
            <text:p>9</text:p>
          </table:table-cell>
          <table:table-cell table:style-name="ce60" office:value-type="float" office:value="96">
            <text:p>96</text:p>
          </table:table-cell>
          <table:table-cell table:style-name="ce60" office:value-type="string">
            <text:p>None given, but between April 25, 1927 and April 30, 1927.</text:p>
          </table:table-cell>
          <table:table-cell table:style-name="ce60"/>
          <table:table-cell table:style-name="ce60"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0"/>
          <table:table-cell table:number-columns-repeated="1018"/>
        </table:table-row>
        <table:table-row table:style-name="ro51">
          <table:table-cell table:style-name="ce60" office:value-type="float" office:value="12">
            <text:p>12</text:p>
          </table:table-cell>
          <table:table-cell table:style-name="ce60" office:value-type="float" office:value="141">
            <text:p>141</text:p>
          </table:table-cell>
          <table:table-cell table:style-name="ce60" table:number-columns-repeated="2"/>
          <table:table-cell table:style-name="ce60" office:value-type="string">
            <text:p>After Robert received this telephone message he was more hopeful. He secured a morning newspaper and found the <text:span text:style-name="T1">headlines filled with Lindbergh</text:span>. Read about the preparations for <text:span text:style-name="T1">Captain Lindbergh’s return to Washington and New York</text:span> and the plans for his <text:span text:style-name="T1">reception</text:span>. <text:s/>Of course, Robert had looked forward to being there at that time and have Marie with him as his wife. <text:s/>He had been looking forward to the day when his own dream would be realized and he would build <text:span text:style-name="T1">one of the greatest airships of the age</text:span>.</text:p>
          </table:table-cell>
          <table:table-cell table:style-name="ce60"/>
          <table:table-cell table:number-columns-repeated="1018"/>
        </table:table-row>
        <table:table-row table:style-name="ro56">
          <table:table-cell table:style-name="ce60" office:value-type="float" office:value="19">
            <text:p>19</text:p>
          </table:table-cell>
          <table:table-cell table:style-name="ce60" office:value-type="float" office:value="222">
            <text:p>222</text:p>
          </table:table-cell>
          <table:table-cell table:style-name="ce60" office:value-type="string">
            <text:p>3 dates given: December 1927, just before christmas, January or February.</text:p>
          </table:table-cell>
          <table:table-cell table:style-name="ce60"/>
          <table:table-cell table:style-name="ce60" office:value-type="string">
            <text:p>December 1927, stocks had been declining for 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 He now had profits which gave him working capital of <text:span text:style-name="T1">over five hundred thousand dollars</text:span>, allowing for all the money that he had spent; so he decided to put more time in working on his invention, as he was now in position to spend money enough to develop his <text:span text:style-name="T1">first airplane</text:span>.</text:p>
          </table:table-cell>
          <table:table-cell table:style-name="ce60" office:value-type="string">
            <text:p>&gt; $500,000.</text:p>
          </table:table-cell>
          <table:table-cell table:number-columns-repeated="1018"/>
        </table:table-row>
        <table:table-row table:style-name="ro86">
          <table:table-cell table:style-name="ce61" office:value-type="string">
            <text:p>19</text:p>
          </table:table-cell>
          <table:table-cell table:style-name="ce61" office:value-type="string">
            <text:p>224-225</text:p>
          </table:table-cell>
          <table:table-cell table:style-name="ce67" office:value-type="string">
            <text:p><text:s/>In the early part of 1928</text:p>
          </table:table-cell>
          <table:table-cell table:style-name="ce61"/>
          <table:table-cell table:style-name="ce7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He figured that the war would start not later than the </text:span><text:span text:style-name="T59">summer</text:span><text:span text:style-name="T58"> and that many nations would be involved and that later an attack on the United States would come. </text:span><text:span text:style-name="T60">His first airplane was now completed</text:span><text:span text:style-name="T58">,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60">boy wizard of Wall Street </text:span><text:span text:style-name="T61">[connection to page 200] </text:span><text:span text:style-name="T58">was now hailed as </text:span><text:span text:style-name="T60">a new Lindbergh of the air</text:span><text:span text:style-name="T58">.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80" office:value-type="string">
            <text:p><text:span text:style-name="T63">This is describing his first airplane, the St. Marie. <text:s/>Regarding “</text:span><text:span text:style-name="T64">boy wizard of Wall Street”, there's a </text:span><text:span text:style-name="T65">connection to page 200. <text:s/>It is strange that the boy and wizard are not capitalized. <text:s/></text:span></text:p>
          </table:table-cell>
          <table:table-cell table:number-columns-repeated="1018"/>
        </table:table-row>
        <table:table-row table:style-name="ro62">
          <table:table-cell table:style-name="ce62" office:value-type="string">
            <text:p>19</text:p>
          </table:table-cell>
          <table:table-cell table:style-name="ce62" office:value-type="string">
            <text:p>225</text:p>
          </table:table-cell>
          <table:table-cell table:style-name="ce67" office:value-type="string">
            <text:p><text:s/>In the early part of 1928</text:p>
          </table:table-cell>
          <table:table-cell table:style-name="ce62"/>
          <table:table-cell table:style-name="ce72" office:value-type="string">
            <text:p><text:span text:style-name="T28">Robert's next invention was to build a </text:span><text:span text:style-name="T29">silent motor, </text:span><text:span text:style-name="T30">or a muffler</text:span><text:span text:style-name="T31">,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30">"The St. Marie." </text:span></text:p>
          </table:table-cell>
          <table:table-cell table:style-name="ce62" office:value-type="string">
            <text:p>pg. 225 = 15 * 15.</text:p>
          </table:table-cell>
          <table:table-cell table:number-columns-repeated="1018"/>
        </table:table-row>
        <table:table-row table:style-name="ro9">
          <table:table-cell table:style-name="ce61" office:value-type="string">
            <text:p>19</text:p>
          </table:table-cell>
          <table:table-cell table:style-name="ce61" office:value-type="string">
            <text:p>225</text:p>
          </table:table-cell>
          <table:table-cell table:style-name="ce61" office:value-type="string">
            <text:p>Spring of 1928</text:p>
          </table:table-cell>
          <table:table-cell table:style-name="ce61"/>
          <table:table-cell table:style-name="ce73" office:value-type="string">
            <text:p><text:span text:style-name="T29">He visited England, France, Germany and in the Spring of 1928 made the longest successful flight to Japan, where he was received with great honor. </text:span><text:span text:style-name="T28">Japan was very much interested in his new plane and in his muffler. The Japanese Government quickly closed a deal and bought his invention for a large sum of money.</text:span></text:p>
          </table:table-cell>
          <table:table-cell table:style-name="ce61" office:value-type="string">
            <text:p>RG visited these places in the St. Marie.</text:p>
          </table:table-cell>
          <table:table-cell table:number-columns-repeated="1018"/>
        </table:table-row>
        <table:table-row table:style-name="ro102">
          <table:table-cell table:style-name="ce63" office:value-type="string">
            <text:p>19</text:p>
          </table:table-cell>
          <table:table-cell table:style-name="ce63" office:value-type="string">
            <text:p>225</text:p>
          </table:table-cell>
          <table:table-cell table:style-name="ce68" office:value-type="string">
            <text:p>Summer of 1928</text:p>
          </table:table-cell>
          <table:table-cell table:style-name="ce68"/>
          <table:table-cell table:style-name="ce74" office:value-type="string">
            <text:p><text:span text:style-name="T32"><text:s/></text:span><text:span text:style-name="T32">While in Japan Robert was entertained and introduced to many beautiful titled ladies and prominent men, but he remained loyal to Marie for his great success had not turned his head. He was still searching for Marie, always hoping to find her. </text:span><text:span text:style-name="T33">He returned to New York [from Japan] in the Summer of 1928</text:span><text:span text:style-name="T32"> and was now reputed as being worth more than a million dollars, after making more successful deals in stocks, cotton and wheat.</text:span></text:p>
          </table:table-cell>
          <table:table-cell table:style-name="ce81" office:value-type="string">
            <text:p><text:span text:style-name="T16">Note that Summer of 1928 is highlighted, and then a specific part of the month is given for the same event </text:span><text:span text:style-name="T66"><text:s/>(on page 226)</text:span><text:span text:style-name="T16">. <text:s/>Thus, Gann wants us to pay attention to the season here. <text:s/>&gt;$1,000,000.</text:span></text:p>
          </table:table-cell>
          <table:table-cell table:number-columns-repeated="1018"/>
        </table:table-row>
        <table:table-row table:style-name="ro80">
          <table:table-cell table:style-name="ce61" office:value-type="string">
            <text:p>19</text:p>
          </table:table-cell>
          <table:table-cell table:style-name="ce61" office:value-type="string">
            <text:p>226</text:p>
          </table:table-cell>
          <table:table-cell table:style-name="ce61" office:value-type="string">
            <text:p>May 1928</text:p>
          </table:table-cell>
          <table:table-cell table:style-name="ce61"/>
          <table:table-cell table:style-name="ce74"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82" office:value-type="string">
            <text:p>What is a <text:span text:style-name="T1">radio</text:span>gram? <text:s/><text:span text:style-name="T4">Note also, that they greet Robert on his </text:span><text:span text:style-name="T67">return</text:span><text:span text:style-name="T4">.</text:span></text:p>
          </table:table-cell>
          <table:table-cell table:number-columns-repeated="1018"/>
        </table:table-row>
        <table:table-row table:style-name="ro9">
          <table:table-cell table:style-name="ce61" office:value-type="string">
            <text:p>19</text:p>
          </table:table-cell>
          <table:table-cell table:style-name="ce61" office:value-type="string">
            <text:p>227</text:p>
          </table:table-cell>
          <table:table-cell table:style-name="ce69" office:value-type="string">
            <text:p>May 1928</text:p>
          </table:table-cell>
          <table:table-cell table:style-name="ce61"/>
          <table:table-cell table:style-name="ce75" office:value-type="string">
            <text:p><text:span text:style-name="T32">[RG] had built the most marvelous</text:span><text:span text:style-name="T33"> airplane of the age</text:span><text:span text:style-name="T32">; invented a muffler to make an airplane noiseless; had </text:span><text:span text:style-name="T33">driven</text:span><text:span text:style-name="T32"> his own plane, </text:span><text:span text:style-name="T33">"The St. Marie" to Japan</text:span><text:span text:style-name="T32"> where he had been received with great honors and the Japanese Government had bought his invention for making airplanes silent.</text:span></text:p>
          </table:table-cell>
          <table:table-cell table:style-name="ce61"/>
          <table:table-cell table:number-columns-repeated="1018"/>
        </table:table-row>
        <table:table-row table:style-name="ro61">
          <table:table-cell table:style-name="ce64" office:value-type="string">
            <text:p>19</text:p>
          </table:table-cell>
          <table:table-cell table:style-name="ce64" office:value-type="string">
            <text:p>227-228</text:p>
          </table:table-cell>
          <table:table-cell table:style-name="ce64" office:value-type="string">
            <text:p>June 9, 1928</text:p>
          </table:table-cell>
          <table:table-cell table:style-name="ce64"/>
          <table:table-cell table:style-name="ce76" office:value-type="string">
            <text:p><text:span text:style-name="T32"><text:s/></text:span><text:span text:style-name="T32">On June 9th Robert Gordon's 22nd birthday, the great reception took place. The special train bearing the leading citizens of Texarkana arrived, Robert had landed at the new airport on </text:span><text:span text:style-name="T33">Governor's Island [New York] </text:span><text:span text:style-name="T32">without any mishap to </text:span><text:span text:style-name="T33">his plane</text:span><text:span text:style-name="T32">. </text:span><text:span text:style-name="T33">"The St. Marie" had per</text:span><text:span text:style-name="T34">formed perfectly, making the trip from Japan at an </text:span><text:span text:style-name="T33">average speed of over 300 miles per hour. </text:span></text:p>
          </table:table-cell>
          <table:table-cell table:style-name="ce61"/>
          <table:table-cell table:number-columns-repeated="1018"/>
        </table:table-row>
        <table:table-row table:style-name="ro51">
          <table:table-cell table:style-name="ce64" office:value-type="string">
            <text:p>20</text:p>
          </table:table-cell>
          <table:table-cell table:style-name="ce64" office:value-type="string">
            <text:p>237</text:p>
          </table:table-cell>
          <table:table-cell table:style-name="ce64" office:value-type="string">
            <text:p>Near the end of 1928.</text:p>
          </table:table-cell>
          <table:table-cell table:style-name="ce64"/>
          <table:table-cell table:style-name="ce7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table:style-name="ce61" office:value-type="string">
            <text:p>Reference to an airplane speed that is approximately equal to the St. Marie. <text:s/>(The St. Marie has an average speed of over 300 mph).</text:p>
          </table:table-cell>
          <table:table-cell table:number-columns-repeated="1018"/>
        </table:table-row>
        <table:table-row table:style-name="ro10">
          <table:table-cell table:style-name="ce61" office:value-type="string">
            <text:p>20</text:p>
          </table:table-cell>
          <table:table-cell table:style-name="ce61" office:value-type="string">
            <text:p>240</text:p>
          </table:table-cell>
          <table:table-cell table:style-name="ce61" office:value-type="string">
            <text:p>A short time after the middle of January, 1929</text:p>
          </table:table-cell>
          <table:table-cell table:style-name="ce61"/>
          <table:table-cell table:style-name="ce74"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text:p>
          </table:table-cell>
          <table:table-cell table:style-name="ce61"/>
          <table:table-cell table:number-columns-repeated="1018"/>
        </table:table-row>
        <table:table-row table:style-name="ro56">
          <table:table-cell table:style-name="ce61" office:value-type="string">
            <text:p>20</text:p>
          </table:table-cell>
          <table:table-cell table:style-name="ce61" office:value-type="string">
            <text:p>240</text:p>
          </table:table-cell>
          <table:table-cell table:style-name="ce70" office:value-type="string">
            <text:p>morning of February 2nd, 1929</text:p>
          </table:table-cell>
          <table:table-cell table:style-name="ce61"/>
          <table:table-cell table:style-name="ce77" office:value-type="string">
            <text:p><text:span text:style-name="T7">On the</text:span><text:span text:style-name="T9"> morning of February 2nd, 1929, Robert started his flight to Paris and arrived there promptly in the evening</text:span><text:span text:style-name="T7"> and went to visit some friends and acquaintances. After talking over the war situation and his forecasts of the great war yet to come, </text:span><text:span text:style-name="T9">he decided to visit friends in London.</text:span><text:span text:style-name="T7"> England and Russia were waging their battles in the air and doing very little land fighting. Despite the good start that England had made, Russia and her allies were getting the best of the victory. </text:span><text:span text:style-name="T9">Robert found London very uninteresting.</text:span><text:span text:style-name="T7"> Up to this time he had heard nothing of Marie and </text:span><text:span text:style-name="T9">decided to return to Paris.</text:span></text:p>
          </table:table-cell>
          <table:table-cell table:style-name="ce61"/>
          <table:table-cell table:number-columns-repeated="1018"/>
        </table:table-row>
        <table:table-row table:style-name="ro9">
          <table:table-cell table:style-name="ce63" office:value-type="string">
            <text:p>20</text:p>
          </table:table-cell>
          <table:table-cell table:style-name="ce63" office:value-type="string">
            <text:p>243</text:p>
          </table:table-cell>
          <table:table-cell table:style-name="ce68" office:value-type="string">
            <text:p>Latter part of Feburary 1929</text:p>
          </table:table-cell>
          <table:table-cell table:style-name="ce68"/>
          <table:table-cell table:style-name="ce78" office:value-type="string">
            <text:p><text:span text:style-name="T32"><text:s/></text:span><text:span text:style-name="T32">RG attends the Aviators' Costume Ball to take place in the Hotel Lafayette. </text:span><text:span text:style-name="T35"><text:s/>They asked Robert if he did not have a plane to </text:span><text:span text:style-name="T32">enter or if he could not demonstrate something with </text:span><text:span text:style-name="T33">"The St. Marie."</text:span><text:span text:style-name="T32"> He told them that his health was not good and that he was not interested in entering a plane at this time. </text:span></text:p>
          </table:table-cell>
          <table:table-cell table:style-name="ce61"/>
          <table:table-cell table:number-columns-repeated="1018"/>
        </table:table-row>
        <table:table-row table:style-name="ro76">
          <table:table-cell table:style-name="ce61" office:value-type="string">
            <text:p>20</text:p>
          </table:table-cell>
          <table:table-cell table:style-name="ce61" office:value-type="string">
            <text:p>246</text:p>
          </table:table-cell>
          <table:table-cell table:style-name="ce61" office:value-type="string">
            <text:p>Early part of March 1929.</text:p>
          </table:table-cell>
          <table:table-cell table:style-name="ce61"/>
          <table:table-cell table:style-name="ce78" office:value-type="string">
            <text:p><text:span text:style-name="T32"><text:s/></text:span><text:span text:style-name="T32">In the </text:span><text:span text:style-name="T33">early part of March</text:span><text:span text:style-name="T32"> a lot of the aviators were returning from </text:span><text:span text:style-name="T33">Paris</text:span><text:span text:style-name="T32"> to </text:span><text:span text:style-name="T33">New York</text:span><text:span text:style-name="T32"> after the convention and Robert decided to go home with them. They insisted that he was not physically able to sail </text:span><text:span text:style-name="T33">"The St. Marie"</text:span><text:span text:style-name="T32"> alone and sent a pilot along with him. </text:span></text:p>
          </table:table-cell>
          <table:table-cell table:style-name="ce61"/>
          <table:table-cell table:number-columns-repeated="1018"/>
        </table:table-row>
        <table:table-row table:style-name="ro76">
          <table:table-cell table:style-name="ce61" office:value-type="string">
            <text:p>20</text:p>
          </table:table-cell>
          <table:table-cell table:style-name="ce61" office:value-type="string">
            <text:p>246</text:p>
          </table:table-cell>
          <table:table-cell table:style-name="ce61" office:value-type="string">
            <text:p>March 5, 1929.</text:p>
          </table:table-cell>
          <table:table-cell table:style-name="ce61"/>
          <table:table-cell table:style-name="ce79" office:value-type="string">
            <text:p><text:span text:style-name="T49">The trip was uneventful and on </text:span><text:span text:style-name="T50">March 5th</text:span><text:span text:style-name="T49"> Robert arrived in New York. On his arrival he went immediately to his office and laboratories where he found Walter and Edna </text:span><text:span text:style-name="T62">glad to see him. They told him that he looked much </text:span><text:span text:style-name="T49">improved in health.</text:span></text:p>
          </table:table-cell>
          <table:table-cell table:style-name="ce61"/>
          <table:table-cell table:number-columns-repeated="1018"/>
        </table:table-row>
        <table:table-row table:style-name="ro61">
          <table:table-cell table:style-name="ce61" office:value-type="string">
            <text:p>29</text:p>
          </table:table-cell>
          <table:table-cell table:style-name="ce61" office:value-type="string">
            <text:p>336</text:p>
          </table:table-cell>
          <table:table-cell table:style-name="ce61" office:value-type="string">
            <text:p>Between October 3, 1931 [pg. 320] and October 15, 1931 [pg. 338].</text:p>
          </table:table-cell>
          <table:table-cell table:style-name="ce61"/>
          <table:table-cell table:style-name="ce75" office:value-type="string">
            <text:p><text:span text:style-name="T32">Supreme Commander Gordon departed from Washington that night in</text:span><text:span text:style-name="T33"> the old “St. Marie”</text:span><text:span text:style-name="T32"> which he had ordered brought to Washington to convey him back, taking with him Colonel Walter Kennelworth. He had instructed </text:span><text:span text:style-name="T35"><text:s/>Colonel Edna Kennelworth to meet him at the Mammouth </text:span><text:span text:style-name="T32">Building in New York. On arrival he proceeded at once to put the top floor in order for the “Demon of Death” to be moved in.</text:span></text:p>
          </table:table-cell>
          <table:table-cell table:style-name="ce61" office:value-type="string">
            <text:p>This mention of St.Marie does not have the word “The” in the quotes. <text:s/>All previous mentions of this were “The St. Marie”.</text:p>
          </table:table-cell>
          <table:table-cell table:number-columns-repeated="1018"/>
        </table:table-row>
        <table:table-row table:style-name="ro51">
          <table:table-cell table:style-name="ce61"/>
          <table:table-cell table:style-name="ce61" office:value-type="string">
            <text:p>339</text:p>
          </table:table-cell>
          <table:table-cell table:style-name="ce61" office:value-type="string">
            <text:p>The dead hours of the night on October 21, 1931.</text:p>
          </table:table-cell>
          <table:table-cell table:style-name="ce61"/>
          <table:table-cell table:style-name="ce7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text:span text:style-name="T1"> 300 miles per hour</text:span>. He is the man who invented the muffler which made our airplanes noiseless. We bought it from him and it helped us to successfully wage this war.</text:p>
          </table:table-cell>
          <table:table-cell table:style-name="ce61"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62">
          <table:table-cell table:style-name="ce61"/>
          <table:table-cell table:style-name="ce61" office:value-type="string">
            <text:p>368</text:p>
          </table:table-cell>
          <table:table-cell table:style-name="ce61" office:value-type="string">
            <text:p>None given, but the battle of New York started 10 minutes after 10 o'clock [pm, June 8, 1932] and ends at 12:30 [am, June 9, 1932].</text:p>
          </table:table-cell>
          <table:table-cell table:style-name="ce61"/>
          <table:table-cell table:style-name="ce7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table:style-name="ce61" office:value-type="string">
            <text:p>Reference to an airplane speed that matches the St. Marie.</text:p>
          </table:table-cell>
          <table:table-cell table:number-columns-repeated="1018"/>
        </table:table-row>
        <table:table-row table:style-name="ro62">
          <table:table-cell table:style-name="ce61" office:value-type="string">
            <text:p>36</text:p>
          </table:table-cell>
          <table:table-cell table:style-name="ce61" office:value-type="string">
            <text:p>416</text:p>
          </table:table-cell>
          <table:table-cell table:style-name="ce61" office:value-type="string">
            <text:p>Current date is August 30, 1932.</text:p>
          </table:table-cell>
          <table:table-cell table:style-name="ce61"/>
          <table:table-cell table:style-name="ce61"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style-name="ce61"/>
          <table:table-cell table:number-columns-repeated="1018"/>
        </table:table-row>
        <table:table-row table:style-name="ro103" table:number-rows-repeated="1048547">
          <table:table-cell table:number-columns-repeated="1024"/>
        </table:table-row>
        <table:table-row table:style-name="ro103">
          <table:table-cell table:number-columns-repeated="1024"/>
        </table:table-row>
      </table:table>
      <table:table table:name="Muffler" table:style-name="ta1" table:print="false">
        <table:table-column table:style-name="co13" table:default-cell-style-name="ce3"/>
        <table:table-column table:style-name="co14" table:default-cell-style-name="ce3"/>
        <table:table-column table:style-name="co15" table:default-cell-style-name="ce3"/>
        <table:table-column table:style-name="co11" table:default-cell-style-name="ce3"/>
        <table:table-column table:style-name="co16" table:default-cell-style-name="ce3"/>
        <table:table-column table:style-name="co17" table:default-cell-style-name="ce3"/>
        <table:table-column table:style-name="co4" table:number-columns-repeated="1018" table:default-cell-style-name="ce3"/>
        <table:table-row table:style-name="ro46">
          <table:table-cell table:style-name="Default" office:value-type="string">
            <text:p>Results of searches for keywords: muffler, noiseless , and silent (silent related to motor).</text:p>
          </table:table-cell>
          <table:table-cell table:style-name="ce1"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3">
          <table:table-cell table:style-name="ce15"/>
          <table:table-cell table:style-name="ce15" office:value-type="string">
            <text:p>10</text:p>
          </table:table-cell>
          <table:table-cell table:style-name="ce18" office:value-type="string">
            <text:p>1917, when the US entered the World War, RG was 11 years old.</text:p>
          </table:table-cell>
          <table:table-cell table:style-name="ce15"/>
          <table:table-cell table:style-name="ce22"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work on a <text:span text:style-name="T1">patent</text:span> which would help them to win the war. He did not agree or get along with his older brother and was glad when he had gone away to war. His parents were still in poor circumstances but they could not induce young Robert to do any work on the farm. He continued to tinker around and work with his father’s tools, trying to make a bicycle which he could ride upon the water in the lake nearby.</text:p>
          </table:table-cell>
          <table:table-cell table:style-name="ce15" office:value-type="string">
            <text:p>“patent” connection to the muffler on page 226, 278.</text:p>
          </table:table-cell>
          <table:table-cell table:number-columns-repeated="1018"/>
        </table:table-row>
        <table:table-row table:style-name="ro54">
          <table:table-cell table:style-name="ce15" office:value-type="string">
            <text:p>19</text:p>
          </table:table-cell>
          <table:table-cell table:style-name="ce15" office:value-type="string">
            <text:p>225</text:p>
          </table:table-cell>
          <table:table-cell table:style-name="ce18" office:value-type="string">
            <text:p><text:s/>In the early part of 1928</text:p>
          </table:table-cell>
          <table:table-cell table:style-name="ce15"/>
          <table:table-cell table:style-name="ce22" office:value-type="string">
            <text:p><text:span text:style-name="T28">Robert's next invention was to build a </text:span><text:span text:style-name="T29">silent motor, </text:span><text:span text:style-name="T30">or a muffler</text:span><text:span text:style-name="T31">,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30">"The St. Marie." </text:span></text:p>
          </table:table-cell>
          <table:table-cell table:style-name="ce32"/>
          <table:table-cell table:number-columns-repeated="1018"/>
        </table:table-row>
        <table:table-row table:style-name="ro51">
          <table:table-cell office:value-type="string">
            <text:p>19</text:p>
          </table:table-cell>
          <table:table-cell office:value-type="string">
            <text:p>225</text:p>
          </table:table-cell>
          <table:table-cell office:value-type="string">
            <text:p>Spring of 1928</text:p>
          </table:table-cell>
          <table:table-cell/>
          <table:table-cell table:style-name="ce23"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55">
          <table:table-cell office:value-type="string">
            <text:p>19</text:p>
          </table:table-cell>
          <table:table-cell office:value-type="string">
            <text:p>226</text:p>
          </table:table-cell>
          <table:table-cell office:value-type="string">
            <text:p>Latter part of May 1928</text:p>
          </table:table-cell>
          <table:table-cell/>
          <table:table-cell table:style-name="ce24" office:value-type="string">
            <text:p><text:s/>In May, 1928, Walter received a radiogram from Robert saying that <text:span text:style-name="T6">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office:value-type="string">
            <text:p>“patent” connection to pg. 10, 278.</text:p>
          </table:table-cell>
          <table:table-cell table:number-columns-repeated="1018"/>
        </table:table-row>
        <table:table-row table:style-name="ro56">
          <table:table-cell office:value-type="string">
            <text:p>19</text:p>
          </table:table-cell>
          <table:table-cell office:value-type="string">
            <text:p>227</text:p>
          </table:table-cell>
          <table:table-cell table:style-name="ce20" office:value-type="string">
            <text:p>Latter part of May 1928</text:p>
          </table:table-cell>
          <table:table-cell/>
          <table:table-cell table:style-name="ce24"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51">
          <table:table-cell/>
          <table:table-cell office:value-type="string">
            <text:p>235</text:p>
          </table:table-cell>
          <table:table-cell table:style-name="ce20" office:value-type="string">
            <text:p>Fall of 1928.</text:p>
          </table:table-cell>
          <table:table-cell/>
          <table:table-cell table:style-name="ce24"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57">
          <table:table-cell office:value-type="string">
            <text:p>25</text:p>
          </table:table-cell>
          <table:table-cell office:value-type="string">
            <text:p>277, 278</text:p>
          </table:table-cell>
          <table:table-cell office:value-type="string">
            <text:p>April, 1930</text:p>
          </table:table-cell>
          <table:table-cell/>
          <table:table-cell table:style-name="ce18" office:value-type="string">
            <text:p><text:span text:style-name="T32"><text:s/></text:span><text:span text:style-name="T32">At that time they knew nothing about his long years of secret work and his great inventions, but they soon learned the value of his discovery and</text:span><text:span text:style-name="T35"> </text:span><text:span text:style-name="T34">patent which he had sold to Japan, -- the muffler which </text:span><text:span text:style-name="T33">made the airplane silent</text:span><text:span text:style-name="T32">. <text:s/></text:span><text:span text:style-name="T35"><text:s/>The United States Government fearing that Japan </text:span><text:span text:style-name="T32">would make the first attack on the Pacific Coast either around Los Angeles or San Francisco, rushed the battle fleet to the Pacific. This proved to be one of the greatest mistakes of the war. As soon as the battleships cruised into the Pacific, </text:span><text:span text:style-name="T33">Japan attacked from the air with their noiseless airplanes and began dropping deadly bombs from great heights. </text:span><text:span text:style-name="T32">The anti-aircraft guns from the decks of the battleships were powerless to reach the bombing planes at such great heights.</text:span><text:span text:style-name="T35"> They knew that </text:span><text:span text:style-name="T34">Japan had some </text:span><text:span text:style-name="T33">invention that was superior to ours which enabled them to reach such great heights that their airships were practically immune from attack.</text:span></text:p>
          </table:table-cell>
          <table:table-cell office:value-type="string">
            <text:p>“patent” connection to pg. 10, 226.</text:p>
            <text:p/>
            <text:p>278 - 226 = 52.</text:p>
          </table:table-cell>
          <table:table-cell table:number-columns-repeated="1018"/>
        </table:table-row>
        <table:table-row table:style-name="ro57">
          <table:table-cell office:value-type="string">
            <text:p>25</text:p>
          </table:table-cell>
          <table:table-cell office:value-type="string">
            <text:p>279, 280</text:p>
          </table:table-cell>
          <table:table-cell office:value-type="string">
            <text:p>Middle of May [1930]</text:p>
          </table:table-cell>
          <table:table-cell/>
          <table:table-cell table:style-name="ce25" office:value-type="string">
            <text:p><text:span text:style-name="T32"><text:s/></text:span><text:span text:style-name="T32">Japan was quick to follow up her victory gained on the water by attacking Los Angeles from the air in the middle of May. </text:span><text:span text:style-name="T33">Here again the great value of the silent motor was proved</text:span><text:span text:style-name="T32"> and the height to which the Japanese plane could rise. As the enemy stole over the city in the silence of the night, not a sound could be heard from their motors at the great heights which they were sailing. <text:s/></text:span><text:span text:style-name="T35"><text:s/>Then the giant aircraft guns were trained on the enemy, </text:span><text:span text:style-name="T32">but the distance was so great and the planes moving so swiftly, that they were unable to do much damage. <text:s/></text:span><text:span text:style-name="T35"><text:s/>They only succeeded in bringing down three of the bombing </text:span><text:span text:style-name="T32">planes. The United States scouting planes were sent out immediately, followed by the fighting planes carrying 6-inch guns. They found that the </text:span><text:span text:style-name="T33">Japanese planes were dropping bombs from a height of 60,000 to 80,000 feet</text:span><text:span text:style-name="T32"> and the United States planes were unable to rise high enough to attack them.</text:span></text:p>
          </table:table-cell>
          <table:table-cell table:number-columns-repeated="1019"/>
        </table:table-row>
        <table:table-row table:style-name="ro5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 foreign planes were <text:span text:style-name="T1">noiseless</text:span> put the United States at a great disadvantage.</text:p>
          </table:table-cell>
          <table:table-cell table:number-columns-repeated="1019"/>
        </table:table-row>
        <table:table-row table:style-name="ro9">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59">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60">
          <table:table-cell/>
          <table:table-cell table:style-name="ce2" office:value-type="float" office:value="330">
            <text:p>330</text:p>
          </table:table-cell>
          <table:table-cell table:style-name="ce2" office:value-type="string">
            <text:p>3 days before end of armistice, at the promotion of RG to Supreme commander.</text:p>
          </table:table-cell>
          <table:table-cell table:style-name="ce2"/>
          <table:table-cell table:style-name="ce2"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61">
          <table:table-cell/>
          <table:table-cell office:value-type="string">
            <text:p>332-333 (word 'noiseless' is on pg. 333).</text:p>
          </table:table-cell>
          <table:table-cell table:style-name="ce2"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62">
          <table:table-cell/>
          <table:table-cell table:style-name="ce2" office:value-type="float" office:value="339">
            <text:p>339</text:p>
          </table:table-cell>
          <table:table-cell office:value-type="string">
            <text:p>October 21, 1931, during the dead hours of the night.</text:p>
          </table:table-cell>
          <table:table-cell table:style-name="ce2"/>
          <table:table-cell table:style-name="ce2"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2"/>
          <table:table-cell table:number-columns-repeated="1018"/>
        </table:table-row>
        <table:table-row table:style-name="ro6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56">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5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46" table:number-rows-repeated="1048556">
          <table:table-cell table:number-columns-repeated="1024"/>
        </table:table-row>
        <table:table-row table:style-name="ro46">
          <table:table-cell table:number-columns-repeated="1024"/>
        </table:table-row>
      </table:table>
      <table:table table:name="Tel-talk" table:style-name="ta1" table:print="false">
        <table:table-column table:style-name="co18" table:default-cell-style-name="ce3"/>
        <table:table-column table:style-name="co19" table:default-cell-style-name="ce3"/>
        <table:table-column table:style-name="co20" table:default-cell-style-name="ce3"/>
        <table:table-column table:style-name="co4" table:default-cell-style-name="ce3"/>
        <table:table-column table:style-name="co21" table:default-cell-style-name="ce3"/>
        <table:table-column table:style-name="co22" table:default-cell-style-name="ce3"/>
        <table:table-row table:style-name="ro1">
          <table:table-cell table:style-name="Default" office:value-type="string">
            <text:p>Excerpts related to the “tel-talk”</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1">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office:value-type="string">
            <text:p>19</text:p>
          </table:table-cell>
          <table:table-cell office:value-type="string">
            <text:p>229-231</text:p>
          </table:table-cell>
          <table:table-cell office:value-type="string">
            <text:p>Current timestamp is June 1928</text:p>
          </table:table-cell>
          <table:table-cell/>
          <table:table-cell table:style-name="ce25" office:value-type="string">
            <text:p><text:span text:style-name="T32"><text:s/></text:span><text:span text:style-name="T32">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41">also a machine which he named the </text:span><text:span text:style-name="T33">"Tel-talk." </text:span><text:span text:style-name="T41">This machine was </text:span><text:span text:style-name="T33">made on the principle of the </text:span><text:span text:style-name="T2">radio</text:span><text:span text:style-name="T33">; </text:span><text:span text:style-name="T41">by </text:span><text:span text:style-name="T33">raising and lowering it at certain angles</text:span><text:span text:style-name="T41"> it would record all the conferences in the different buildings in Wall Street. Robert also </text:span><text:span text:style-name="T33">used this machine to get reports on all the conferences of the big manipulators. </text:span><text:span text:style-name="T32">He knew that manipulators in Wall Street suspected that in some way he understood their plans as he was making money too fast and they were </text:span><text:span text:style-name="T41">conspiring to find a way to get him</text:span><text:span text:style-name="T42"> wrong on the market</text:span><text:span text:style-name="T35"> and break him. </text:span><text:span text:style-name="T34">They changed </text:span><text:span text:style-name="T33">their plans often but found that each time Robert was on the right side of the market.</text:span><text:span text:style-name="T32"> Even his friend Walter knew nothing about Robert's latest invention. He kept it in a secret room, and no one had ever seen it but himself. It was a very </text:span><text:span text:style-name="T33">delicate little machine with indicators like a compass, delicately balanced and operated by electricity.</text:span><text:span text:style-name="T32"> His success was causing great excitement and schemers wanted to get his secret. They knew that Edna Quinton had been in his office ever since he was in New York.</text:span></text:p>
          </table:table-cell>
          <table:table-cell/>
        </table:table-row>
        <table:table-row table:style-name="ro63">
          <table:table-cell/>
          <table:table-cell office:value-type="string">
            <text:p>(continued).</text:p>
          </table:table-cell>
          <table:table-cell table:number-columns-repeated="2"/>
          <table:table-cell table:style-name="ce25"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8">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6">away</text:span> and named it the "<text:span text:style-name="T1">Tel-Talk</text:span>."</text:p>
          </table:table-cell>
          <table:table-cell table:style-name="ce20" office:value-type="string">
            <text:p>Tel-Talk uses same plan as the radio.</text:p>
          </table:table-cell>
        </table:table-row>
        <table:table-row table:style-name="ro64">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5">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64">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64">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59">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4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65">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65" table:number-rows-repeated="66">
          <table:table-cell table:number-columns-repeated="6"/>
        </table:table-row>
        <table:table-row table:style-name="ro65">
          <table:table-cell table:number-columns-repeated="6"/>
        </table:table-row>
      </table:table>
      <table:table table:name="Machine for recording minds" table:style-name="ta1" table:print="false">
        <table:table-column table:style-name="co23" table:default-cell-style-name="ce3"/>
        <table:table-column table:style-name="co24" table:default-cell-style-name="ce3"/>
        <table:table-column table:style-name="co25" table:default-cell-style-name="ce3"/>
        <table:table-column table:style-name="co4" table:default-cell-style-name="ce3"/>
        <table:table-column table:style-name="co26" table:default-cell-style-name="ce3"/>
        <table:table-column table:style-name="co27" table:default-cell-style-name="ce3"/>
        <table:table-row table:style-name="ro46">
          <table:table-cell table:style-name="Default" office:value-type="string">
            <text:p>rluu: I searched for the following words (when it related to this invention): record, thought, mind.</text:p>
          </table:table-cell>
          <table:table-cell table:style-name="ce1"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6">
          <table:table-cell office:value-type="string">
            <text:p>19</text:p>
          </table:table-cell>
          <table:table-cell office:value-type="string">
            <text:p>229-231</text:p>
          </table:table-cell>
          <table:table-cell office:value-type="string">
            <text:p>Current timestamp is June 1928</text:p>
          </table:table-cell>
          <table:table-cell/>
          <table:table-cell table:style-name="ce33" office:value-type="string">
            <text:p><text:span text:style-name="T32"><text:s/></text:span><text:span text:style-name="T32">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33">perfected a machine to read the minds of people a short distance away </text:span><text:span text:style-name="T32">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35"> wrong on the market and break him. They changed </text:span><text:span text:style-name="T32">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51">
          <table:table-cell office:value-type="string">
            <text:p>19</text:p>
          </table:table-cell>
          <table:table-cell office:value-type="string">
            <text:p>(continued)</text:p>
          </table:table-cell>
          <table:table-cell office:value-type="string">
            <text:p>Current timestamp is June 1928</text:p>
          </table:table-cell>
          <table:table-cell/>
          <table:table-cell table:style-name="ce33"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67">
          <table:table-cell office:value-type="string">
            <text:p>19</text:p>
          </table:table-cell>
          <table:table-cell office:value-type="string">
            <text:p>(continued)</text:p>
          </table:table-cell>
          <table:table-cell office:value-type="string">
            <text:p>Current timestamp is June 1928</text:p>
          </table:table-cell>
          <table:table-cell/>
          <table:table-cell table:style-name="ce25" office:value-type="string">
            <text:p><text:span text:style-name="T32"><text:s/></text:span><text:span text:style-name="T32">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33">little machine in the corner of the room and showed her some peculiar lines that the machine had recorded on the paper the night before.</text:span><text:span text:style-name="T32"> He told her that his </text:span><text:span text:style-name="T33">machine received the impressions of people's minds and recorded their </text:span><text:span text:style-name="T34"><text:s/>thoughts,</text:span><text:span text:style-name="T35"> </text:span><text:span text:style-name="T34">especially when they were greatly excited or </text:span><text:span text:style-name="T33">interested</text:span><text:span text:style-name="T32"> in any matter. He read to her from the </text:span><text:span text:style-name="T33">record on the machine in substance</text:span><text:span text:style-name="T32">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33">[RG] then showed her another record on the machine like a phonograph record which would record people's thoughts</text:span><text:span text:style-name="T32"> and told her that it indicated just what she had been thinking about. </text:span><text:span text:style-name="T33">The machine had read her mind and recorded her thoughts.</text:span><text:span text:style-name="T32"> He assured her that he did believe her and trust her. Edna was moved to tears at this great confidence. She knew that never before had she been permitted to see this secret room and while she knew of Robert's great </text:span><text:span text:style-name="T33">love</text:span><text:span text:style-name="T32"> for Marie, she felt that this confidence he had placed in her was more than a matter of business confidence and that he had some </text:span><text:span text:style-name="T33">love</text:span><text:span text:style-name="T32"> for her. She had always admired him but had never thought of </text:span><text:span text:style-name="T33">loving</text:span><text:span text:style-name="T32"> him. </text:span><text:span text:style-name="T41">Now she knew that she did </text:span><text:span text:style-name="T33">love </text:span><text:span text:style-name="T41">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8">
          <table:table-cell table:style-name="ce2"/>
          <table:table-cell table:style-name="ce2" office:value-type="string">
            <text:p>237-238</text:p>
          </table:table-cell>
          <table:table-cell table:style-name="ce2" office:value-type="string">
            <text:p>None given, but it is near the end of 1928.</text:p>
          </table:table-cell>
          <table:table-cell table:style-name="ce2"/>
          <table:table-cell table:style-name="ce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9">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46" table:number-rows-repeated="91">
          <table:table-cell table:number-columns-repeated="6"/>
        </table:table-row>
        <table:table-row table:style-name="ro46">
          <table:table-cell table:number-columns-repeated="6"/>
        </table:table-row>
      </table:table>
      <table:table table:name="The Demon of Death" table:style-name="ta1" table:print="false">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number-columns-repeated="1018" table:default-cell-style-name="ce3"/>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9">
          <table:table-cell table:style-name="ce19" office:value-type="string">
            <text:p>19</text:p>
          </table:table-cell>
          <table:table-cell table:style-name="ce19" office:value-type="string">
            <text:p>233, 234</text:p>
          </table:table-cell>
          <table:table-cell table:style-name="ce19" office:value-type="string">
            <text:p>Fall of 1928</text:p>
          </table:table-cell>
          <table:table-cell table:style-name="ce19"/>
          <table:table-cell table:style-name="ce25" office:value-type="string">
            <text:p><text:span text:style-name="T32"><text:s/></text:span><text:span text:style-name="T32">In the Fall of 1928, </text:span><text:span text:style-name="T33">Robert and Walter </text:span><text:span text:style-name="T41">completed an invention of</text:span><text:span text:style-name="T32"> </text:span><text:span text:style-name="T33">Sun-mirrors</text:span><text:span text:style-name="T32">, whereby they were able to </text:span><text:span text:style-name="T41">collect the </text:span><text:span text:style-name="T2">rays</text:span><text:span text:style-name="T41"> from the sun and produce heat powerful enough to melt down skyscrapers in a few minutes. With these mirrors and the aid of electricity, they discovered a powerful </text:span><text:span text:style-name="T2">light ray </text:span><text:span text:style-name="T41">Robert knew that this was going to be of great value in the coming war. </text:span><text:span text:style-name="T32">They named this machine </text:span><text:span text:style-name="T33">"The Demon of Death."</text:span><text:span text:style-name="T32"> Miss Quinton had been very much interested in this machine during the course of construction, and </text:span><text:span text:style-name="T41">she named it </text:span><text:span text:style-name="T33">"Spit-Fire"</text:span><text:span text:style-name="T32"> because</text:span><text:span text:style-name="T41"> it could send forth such powerful </text:span><text:span text:style-name="T33">sparks of fire, destroying instantly any metal that it touched.</text:span><text:span text:style-name="T32">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35">secret connected with the machine that only Robert </text:span><text:span text:style-name="T32">knew. They intended to start to build a giant airship in a short time equipped with "The Demon of Death." They figured it would send a </text:span><text:span text:style-name="T33">powerful death ray 3000 to 5000 miles through space, destroying everything within a radius of 700 miles. </text:span><text:span text:style-name="T32">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59">
          <table:table-cell office:value-type="string">
            <text:p>19</text:p>
          </table:table-cell>
          <table:table-cell office:value-type="string">
            <text:p>235</text:p>
          </table:table-cell>
          <table:table-cell table:style-name="ce19" office:value-type="string">
            <text:p>Fall of 1928</text:p>
          </table:table-cell>
          <table:table-cell/>
          <table:table-cell table:style-name="ce24"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9">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62">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51">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43">
          <table:table-cell table:style-name="ce34"/>
          <table:table-cell table:style-name="ce34" office:value-type="string">
            <text:p>310-311 (“ray” mentioned on pg. 311)</text:p>
          </table:table-cell>
          <table:table-cell table:style-name="ce34" office:value-type="string">
            <text:p>None given, but during the attack on Cairo, Illinois.</text:p>
          </table:table-cell>
          <table:table-cell table:style-name="ce34"/>
          <table:table-cell table:style-name="ce35" office:value-type="string">
            <text:p><text:span text:style-name="T32"><text:s/></text:span><text:span text:style-name="T32">Colonel Walter Kennelworth had been sent to Cairo with a new plane which had been completed by the </text:span><text:span text:style-name="T35">Major Electric Co. [Per pg. 289, “planes like the Tokyo J-1 or better”]. <text:s/>This plane was equipped with an </text:span><text:span text:style-name="T33">electric machine</text:span><text:span text:style-name="T32"> which could take the </text:span><text:span text:style-name="T33">electric current from the air, charge into the water, and destroy battleships for miles in every direction</text:span><text:span text:style-name="T32">. He was circling the sky at a high altitude and watching for an opportunity. Finally, seeing the airplanes receding from Cairo when they thought they had completed the destruction, </text:span><text:span text:style-name="T33">he pressed a button </text:span><text:span text:style-name="T32">and turned loose the powerful</text:span><text:span text:style-name="T33"> electric ray</text:span><text:span text:style-name="T32">. In less than a minute every cruiser and hydroplane was blown to pieces or burnt up by the </text:span><text:span text:style-name="T33">electric current</text:span><text:span text:style-name="T32">.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34" office:value-type="string">
            <text:p>Connection to pg. 289.</text:p>
          </table:table-cell>
          <table:table-cell table:number-columns-repeated="1018"/>
        </table:table-row>
        <table:table-row table:style-name="ro70">
          <table:table-cell table:style-name="ce34"/>
          <table:table-cell table:style-name="ce34" office:value-type="string">
            <text:p>333-334 (“light rays” mentioned on pg. 334)</text:p>
          </table:table-cell>
          <table:table-cell table:style-name="ce34" table:number-columns-repeated="2"/>
          <table:table-cell table:style-name="ce36" office:value-type="string">
            <text:p><text:span text:style-name="T43">“</text:span><text:span text:style-name="T43">I have the plan already worked out for this Tunnel thru the Air. I expect to accomplish it by the use of certain light </text:span><text:span text:style-name="T11">rays</text:span><text:span text:style-name="T43">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11">rays</text:span><text:span text:style-name="T43">,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34" office:value-type="string">
            <text:p>The “light rays” talked about here are related to a Tunnel, not the DOD.</text:p>
          </table:table-cell>
          <table:table-cell table:number-columns-repeated="1018"/>
        </table:table-row>
        <table:table-row table:style-name="ro59">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59">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6">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9">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59">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60">
          <table:table-cell/>
          <table:table-cell office:value-type="string">
            <text:p>361-362 (DOD mentioned on pg. 361)</text:p>
          </table:table-cell>
          <table:table-cell office:value-type="string">
            <text:p>8 o'clock on the evening of June 8, [1932]</text:p>
          </table:table-cell>
          <table:table-cell/>
          <table:table-cell table:style-name="ce24" office:value-type="string">
            <text:p><text:span text:style-name="T32"><text:s/></text:span><text:span text:style-name="T32">At</text:span><text:span text:style-name="T33"> 8 o'clock on the evening of June 8th</text:span><text:span text:style-name="T32">, Supreme Commander Gordon stood near the "</text:span><text:span text:style-name="T33">Demon of Death</text:span><text:span text:style-name="T32">"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33">10 o'clock that night</text:span><text:span text:style-name="T32">.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32">up for the night so that they would not miss the city </text:span><text:span text:style-name="T35">and that he awaited their coming with pleasure. Asked </text:span><text:span text:style-name="T32">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60">
          <table:table-cell/>
          <table:table-cell office:value-type="string">
            <text:p>362</text:p>
          </table:table-cell>
          <table:table-cell office:value-type="string">
            <text:p>10 minutes after 10 o'clock [pm, June 8, 1932].</text:p>
          </table:table-cell>
          <table:table-cell/>
          <table:table-cell table:style-name="ce24" office:value-type="string">
            <text:p><text:span text:style-name="T32"><text:s/></text:span><text:span text:style-name="T32">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33">Demon of Death</text:span><text:span text:style-name="T32">" around on the revolving base and turned on the rays, at the same time starting the</text:span></text:p>
            <text:p><text:span text:style-name="T32">sleeping gas machine working. He swept the territory for 50 or 60 miles in every direction, and as the rays from the "</text:span><text:span text:style-name="T33">Demon of Death</text:span><text:span text:style-name="T32">" struck the enemy planes, their motors leaped into a liquid flame. Supreme Commander Gordon saw that the "</text:span><text:span text:style-name="T33">Demon of Death</text:span><text:span text:style-name="T32">" was doing its work so he pressed a button and Colonel Edna Kennelworth appeared. He told her to put on powerful glasses and to look at the planes going down. One by one she saw the motors dissolved by the flame from the rays of the "</text:span><text:span text:style-name="T33">Demon of Death</text:span><text:span text:style-name="T32">" and the planes falling, one by one, to the ground.</text:span></text:p>
          </table:table-cell>
          <table:table-cell office:value-type="string">
            <text:p>Wave 1 (North) of the attack on New York City.</text:p>
          </table:table-cell>
          <table:table-cell table:number-columns-repeated="1018"/>
        </table:table-row>
        <table:table-row table:style-name="ro62">
          <table:table-cell/>
          <table:table-cell office:value-type="string">
            <text:p>362-363</text:p>
          </table:table-cell>
          <table:table-cell office:value-type="string">
            <text:p>A few minutes after the Northern army was wiped out.</text:p>
          </table:table-cell>
          <table:table-cell/>
          <table:table-cell table:style-name="ce18" office:value-type="string">
            <text:p><text:span text:style-name="T32"><text:s/></text:span><text:span text:style-name="T32">A few minutes after the Northern army was wiped out, the signal came that a great fleet of airplanes was making its way across Long Island Sound. Supreme</text:span><text:span text:style-name="T35"> Commander Gordon swung the "</text:span><text:span text:style-name="T34">Demon of Death</text:span><text:span text:style-name="T35">" </text:span><text:span text:style-name="T32">around and watched the approach of the enemy planes as they came out from the Atlantic Ocean and crossed Fire Island. He let them get within </text:span><text:span text:style-name="T33">30 to 40 miles </text:span><text:span text:style-name="T32">as they came up across the Great South Bay, then he again turned loose the "</text:span><text:span text:style-name="T33">Demon of Death</text:span><text:span text:style-name="T32">."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36">
          <table:table-cell/>
          <table:table-cell office:value-type="string">
            <text:p>363-364 (DOD on pg. 363)</text:p>
          </table:table-cell>
          <table:table-cell office:value-type="string">
            <text:p>A little while longer [after the Wave 2 (East) attack on NYC].</text:p>
          </table:table-cell>
          <table:table-cell/>
          <table:table-cell table:style-name="ce24" office:value-type="string">
            <text:p><text:span text:style-name="T32"><text:s/></text:span><text:span text:style-name="T32">He watched a little while longer and saw across Staten Island another flock of planes which he knew was coming from Southern headquarters. He called Colonel Edna Kennelworth and said: "This time you may operate </text:span><text:span text:style-name="T2">'Spitfire'</text:span><text:span text:style-name="T32">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32">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33">English, German, Spanish, Austrian, Russian, Japanese, Turkish, and Arabian planes</text:span><text:span text:style-name="T32">. Certainly almost the entire world is</text:span><text:span text:style-name="T35"> against us and we are winning. This must mean the </text:span><text:span text:style-name="T32">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1">
          <table:table-cell/>
          <table:table-cell office:value-type="string">
            <text:p>367</text:p>
          </table:table-cell>
          <table:table-cell office:value-type="string">
            <text:p>None given, but right after Wave 4 (West) of the attack on NYC.</text:p>
          </table:table-cell>
          <table:table-cell/>
          <table:table-cell table:style-name="ce24" office:value-type="string">
            <text:p><text:span text:style-name="T32"><text:s/></text:span><text:span text:style-name="T32">His first thought was of Marie, his next thought was of his old friend Walter Kennelworth. He sent the first message of the victory over his secret radio to him. "The enemy has attacked New York from four sides, more than 100,000 strong. The '</text:span><text:span text:style-name="T33">Demon of Death</text:span><text:span text:style-name="T32">' has done its work. The Tunnel machines have performed a miracle. More than 50,000</text:span></text:p>
            <text:p><text:span text:style-name="T32">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6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32"><text:s/></text:span><text:span text:style-name="T32">Again in the 39th Chapter: 9th verse [of Ezekiel]: "Shall go forth and shall set on fire and burn the weapons, both the</text:span></text:p>
            <text:p><text:span text:style-name="T32">shields and the bucklers, the bows and the arrows, and the handstaves and the spears, and they shall burn them with fire seven years." This meant the "</text:span><text:span text:style-name="T33">Demon of Death</text:span><text:span text:style-name="T32">" which had burned up the motors of the attacking airplanes.</text:span></text:p>
          </table:table-cell>
          <table:table-cell table:number-columns-repeated="1019"/>
        </table:table-row>
        <table:table-row table:style-name="ro71">
          <table:table-cell/>
          <table:table-cell office:value-type="string">
            <text:p>375</text:p>
          </table:table-cell>
          <table:table-cell office:value-type="string">
            <text:p>About 4:00 am [June 9, 1932].</text:p>
          </table:table-cell>
          <table:table-cell/>
          <table:table-cell office:value-type="string">
            <text:p><text:span text:style-name="T32">About 4 A.M. the President of the United States landed on the Mammouth Building in New York and </text:span><text:span text:style-name="T33">was taken down in the elevator to the 110</text:span><text:span text:style-name="T44">th</text:span><text:span text:style-name="T33"> floor</text:span><text:span text:style-name="T32"> to Supreme Commander Gordon's office. He found Colonel Edna Kennelworth </text:span><text:span text:style-name="T33">sentinel</text:span><text:span text:style-name="T32">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33">Demon of Death</text:span><text:span text:style-name="T32">" and the sleeping gas machines and said: "There is the fleet which has destroyed and captured probably </text:span><text:span text:style-name="T33">100,000 of the enemy's planes</text:span><text:span text:style-name="T32">. Mr. President,</text:span></text:p>
            <text:p><text:span text:style-name="T32">would you like to go on a little sight-seeing expedition?" The President said that he would. </text:span><text:span text:style-name="T33">A button was pressed</text:span><text:span text:style-name="T32"> and in a few minutes "Marie the Angel of Mercy," Robert's big ship, appeared in front of the window.</text:span></text:p>
          </table:table-cell>
          <table:table-cell table:number-columns-repeated="1019"/>
        </table:table-row>
        <table:table-row table:style-name="ro72">
          <table:table-cell/>
          <table:table-cell office:value-type="string">
            <text:p>376</text:p>
          </table:table-cell>
          <table:table-cell office:value-type="string">
            <text:p>About 4:00 am [June 9, 1932].</text:p>
          </table:table-cell>
          <table:table-cell/>
          <table:table-cell table:style-name="ce18" office:value-type="string">
            <text:p>Supreme Commander Gordon then explained fully the working of the "<text:span text:style-name="T1">Demon of Death</text:span>" to the President. <text:span text:style-name="T35"><text:s/>They stepped upon board "Marie the Angel of Mercy," </text:span><text:span text:style-name="T32">sailed out across Long Island, slowed the plane down, drifted very low and passed over the thousands of airplanes which had been destroyed. They sailed over </text:span><text:span text:style-name="T33">Staten Island</text:span><text:span text:style-name="T32"> and saw the wrecks of the planes which had been destroyed there. Then swung up the </text:span><text:span text:style-name="T33">Hudson River</text:span><text:span text:style-name="T32"> above Yonkers, descended close to the water and </text:span><text:span text:style-name="T33">anchored in the air</text:span><text:span text:style-name="T32">. The President had never been on an airship that was anchored in the air and was amazed at Supreme Commander Gordon's marvelous invention. He handed the President</text:span><text:span text:style-name="T33"> a pair of powerful field glasses</text:span><text:span text:style-name="T32"> and told him to take a look. The river was almost choked with the wrecks of the airplanes which had gone down defying the "</text:span><text:span text:style-name="T33">Demon of Death</text:span><text:span text:style-name="T32">." Bodies of aviators wearing the uniforms of the </text:span><text:span text:style-name="T33">various nations</text:span><text:span text:style-name="T32"> were floating upon the waters. When the Supreme Commander explained to the President that he</text:span></text:p>
            <text:p><text:span text:style-name="T32">believed that </text:span><text:span text:style-name="T33">not one of the enemy's planes had escaped</text:span><text:span text:style-name="T32">, he marveled at the wonderful invention and the fact that </text:span><text:span text:style-name="T33">two men and a lone woman</text:span><text:span text:style-name="T32"> could accomplish such a feat.</text:span></text:p>
          </table:table-cell>
          <table:table-cell table:number-columns-repeated="1019"/>
        </table:table-row>
        <table:table-row table:style-name="ro59">
          <table:table-cell/>
          <table:table-cell office:value-type="string">
            <text:p>378</text:p>
          </table:table-cell>
          <table:table-cell office:value-type="string">
            <text:p>The forenoon of June 9 [1932].</text:p>
          </table:table-cell>
          <table:table-cell/>
          <table:table-cell table:style-name="ce18" office:value-type="string">
            <text:p><text:span text:style-name="T32"><text:s/></text:span><text:span text:style-name="T32">On their </text:span><text:span text:style-name="T33">return</text:span><text:span text:style-name="T32"> all was quiet in New York City. No one knew what had happened that night. The President could not find words to express his appreciation for this wonderful work. He asked the Supreme Commander what his future plans s</text:span><text:span text:style-name="T35">ere. </text:span><text:span text:style-name="T32">Supreme Commander Gordon told the President to read the Bible, especially Daniel's prophecy and the book of Ezekiel, and he would know what was yet to take place. It was agreed that the news of the success with the "</text:span><text:span text:style-name="T33">Demon of Death</text:span><text:span text:style-name="T32">" and the sleeping gas machine was to be kept secret and that the President was the only one to know of Robert's great invention. <text:s/></text:span><text:span text:style-name="T35"><text:s/>The President returned to Washington on the forenoon </text:span><text:span text:style-name="T32">of June 9th, feeling much elated over the wonderful victory, proud of his native land and thankful that the Divine Power had given them the man of the </text:span><text:span text:style-name="T33">hour</text:span><text:span text:style-name="T32"> at the </text:span><text:span text:style-name="T41">right</text:span><text:span text:style-name="T33"> time</text:span><text:span text:style-name="T32">.</text:span></text:p>
          </table:table-cell>
          <table:table-cell table:number-columns-repeated="1019"/>
        </table:table-row>
        <table:table-row table:style-name="ro56">
          <table:table-cell/>
          <table:table-cell office:value-type="string">
            <text:p>382</text:p>
          </table:table-cell>
          <table:table-cell office:value-type="string">
            <text:p>Early part of July 1932.</text:p>
          </table:table-cell>
          <table:table-cell/>
          <table:table-cell table:style-name="ce24" office:value-type="string">
            <text:p><text:span text:style-name="T32"><text:s/></text:span><text:span text:style-name="T32">The United States Army scouting planes reported that the enemy scouts were going out more frequently each night</text:span></text:p>
            <text:p><text:span text:style-name="T32">and some of them had been seen 50,000 or 60,000 feet in the air. They thought that they were getting ready to make another attack and were trying to get a line on what the United States forces were planning to do. The Supreme Commander went to </text:span><text:span text:style-name="T33">Washington</text:span><text:span text:style-name="T32"> to test out the "</text:span><text:span text:style-name="T33">Demon of Death</text:span><text:span text:style-name="T32">" which had been </text:span><text:span text:style-name="T33">installed in the Capitol Building</text:span><text:span text:style-name="T32"> and found it in good working </text:span><text:span text:style-name="T33">order</text:span><text:span text:style-name="T32">.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73">
          <table:table-cell/>
          <table:table-cell office:value-type="string">
            <text:p>382-383 (DOD mentioned on pg. 382)</text:p>
          </table:table-cell>
          <table:table-cell office:value-type="string">
            <text:p>Early part of July [1932]. <text:s/>July 2, [1932].</text:p>
          </table:table-cell>
          <table:table-cell/>
          <table:table-cell table:style-name="ce24" office:value-type="string">
            <text:p><text:span text:style-name="T32"><text:s/></text:span><text:span text:style-name="T32">In view of the splendid work done by Colonel Edna Kennelworth at the time of the attack on New York City, Supreme Commander Gordon decided to send her to </text:span><text:span text:style-name="T33">Washington</text:span><text:span text:style-name="T32"> and put her in charge of the sleeping gas distributing machine, the "</text:span><text:span text:style-name="T33">Demon of Death</text:span><text:span text:style-name="T32">," and the Tunnel machine. He instructed her that if an attack came upon Washington, she was not to use the "</text:span><text:span text:style-name="T33">Demon of Death</text:span><text:span text:style-name="T32">" unless the sleeping gas failed or they </text:span><text:span text:style-name="T35"><text:s/>failed to get the enemy aviators into the Tunnel thru </text:span><text:span text:style-name="T32">the Air. He believed that if attack came upon Washington, it would be the last and end the war. Because his country had ever stood for </text:span><text:span text:style-name="T33">love</text:span><text:span text:style-name="T32"> and liberty, if its Capitol was attacked he wanted it to be saved by a bloodless victory. It would mean much to the United States in future years if the </text:span><text:span text:style-name="T33">seat</text:span><text:span text:style-name="T32"> of government could</text:span></text:p>
            <text:p><text:span text:style-name="T32">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33">her shoulders</text:span><text:span text:style-name="T32">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33">Washington</text:span><text:span text:style-name="T32">. She arrived there on </text:span><text:span text:style-name="T33">July 2nd</text:span><text:span text:style-name="T32">, and did not have long to wait before seeing action.</text:span></text:p>
          </table:table-cell>
          <table:table-cell office:value-type="string">
            <text:p>Before the attack on Washington.</text:p>
          </table:table-cell>
          <table:table-cell table:number-columns-repeated="1018"/>
        </table:table-row>
        <table:table-row table:style-name="ro51">
          <table:table-cell/>
          <table:table-cell office:value-type="string">
            <text:p>392-393 (DOD mentioned on pg. 392).</text:p>
          </table:table-cell>
          <table:table-cell office:value-type="string">
            <text:p>July 20, [1932].</text:p>
          </table:table-cell>
          <table:table-cell/>
          <table:table-cell table:style-name="ce24" office:value-type="string">
            <text:p><text:span text:style-name="T32"><text:s/></text:span><text:span text:style-name="T32">He called Colonel Walter Kennelworth and Colonel Edna Kennelworth to his headquarters. Thanked them for their services to the country; assured them of his appreciation of their loyalty and devotion and promoted them to the rank of General. He ordered </text:span><text:span text:style-name="T33">General Walter Kennelworth</text:span><text:span text:style-name="T32"> to take charge of headquarters in</text:span><text:span text:style-name="T35"> </text:span><text:span text:style-name="T34">New York</text:span><text:span text:style-name="T35">, operate the sleeping gas machine and to use </text:span><text:span text:style-name="T32">the "</text:span><text:span text:style-name="T33">Demon of Death</text:span><text:span text:style-name="T32">"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74">
          <table:table-cell/>
          <table:table-cell table:style-name="ce2" office:value-type="float" office:value="393">
            <text:p>393</text:p>
          </table:table-cell>
          <table:table-cell office:value-type="string">
            <text:p>July 20, [1932].</text:p>
          </table:table-cell>
          <table:table-cell table:style-name="ce2"/>
          <table:table-cell table:style-name="ce37" office:value-type="string">
            <text:p><text:span text:style-name="T16"><text:s/></text:span><text:span text:style-name="T16">In bidding good-bye to his loyal comrades, he told them that he was going to take Marie the Angel of Mercy, and was going alone to London, Berlin, Moscow, Madrid, Tokio and destroy buildings in these cities and with the </text:span><text:span text:style-name="T2">light ray</text:span><text:span text:style-name="T16">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35">Nations in regard to peace. </text:span><text:span text:style-name="T16">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45">Demon of Death</text:span><text:span text:style-name="T16">";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72">
          <table:table-cell/>
          <table:table-cell office:value-type="string">
            <text:p>393-394 (“death ray” mentioned on pg. 394).</text:p>
          </table:table-cell>
          <table:table-cell office:value-type="string">
            <text:p>7 am on July 21 [1932]. (RG's 7 days).</text:p>
          </table:table-cell>
          <table:table-cell/>
          <table:table-cell table:style-name="ce24" office:value-type="string">
            <text:p><text:span text:style-name="T32"><text:s/></text:span><text:span text:style-name="T32">At 7 A.M. on July 21st, Supreme Commander Gordon sailed away in the Marie the Angel </text:span><text:span text:style-name="T35">of Mercy and </text:span><text:span text:style-name="T34">in a little over three hours</text:span><text:span text:style-name="T35"> he was over </text:span><text:span text:style-name="T32">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33">safety and</text:span></text:p>
            <text:p><text:span text:style-name="T33">slowly</text:span><text:span text:style-name="T32"> the</text:span><text:span text:style-name="T33"> death ray </text:span><text:span text:style-name="T32">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75">
          <table:table-cell/>
          <table:table-cell office:value-type="string">
            <text:p>394-395</text:p>
          </table:table-cell>
          <table:table-cell table:number-columns-repeated="2"/>
          <table:table-cell table:style-name="ce18" office:value-type="string">
            <text:p><text:span text:style-name="T32"><text:s/></text:span><text:span text:style-name="T32">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35"> forth its destructive </text:span><text:span text:style-name="T11">rays</text:span><text:span text:style-name="T35"> and sleeping gas. He sailed </text:span><text:span text:style-name="T32">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76">
          <table:table-cell/>
          <table:table-cell office:value-type="string">
            <text:p>397</text:p>
          </table:table-cell>
          <table:table-cell office:value-type="string">
            <text:p>None given, but during RG's 7 days.</text:p>
          </table:table-cell>
          <table:table-cell/>
          <table:table-cell table:style-name="ce25" office:value-type="string">
            <text:p><text:span text:style-name="T32"><text:s/></text:span><text:span text:style-name="T32">From there he proceeded to the beautiful city of Vienna and having the people removed from the buildings, turned on the "</text:span><text:span text:style-name="T33">Demon of Death</text:span><text:span text:style-name="T32">"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72">
          <table:table-cell/>
          <table:table-cell office:value-type="string">
            <text:p>397</text:p>
          </table:table-cell>
          <table:table-cell office:value-type="string">
            <text:p>None given, but during RG's 7 days.</text:p>
          </table:table-cell>
          <table:table-cell/>
          <table:table-cell table:style-name="ce25" office:value-type="string">
            <text:p><text:span text:style-name="T32"><text:s/></text:span><text:span text:style-name="T32">The poor and uneducated people of </text:span><text:span text:style-name="T33">Russia</text:span><text:span text:style-name="T32">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33">safety</text:span><text:span text:style-name="T32">, turned on the "</text:span><text:span text:style-name="T33">Demon of Death</text:span><text:span text:style-name="T32">."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33">rays</text:span><text:span text:style-name="T32"> from the machine being invisible and Marie the Angel of Mercy being invisible. When he had flnished the </text:span><text:span text:style-name="T35">destruction of the buildings, he turned loose the sleeping </text:span><text:span text:style-name="T32">gas, darkened the city and sailed for </text:span><text:span text:style-name="T33">Constantinople</text:span><text:span text:style-name="T32">.</text:span></text:p>
          </table:table-cell>
          <table:table-cell office:value-type="string">
            <text:p>RG's 7 days.</text:p>
          </table:table-cell>
          <table:table-cell table:number-columns-repeated="1018"/>
        </table:table-row>
        <table:table-row table:style-name="ro77">
          <table:table-cell/>
          <table:table-cell office:value-type="string">
            <text:p>398</text:p>
          </table:table-cell>
          <table:table-cell office:value-type="string">
            <text:p>None given, but during RG's 7 days.</text:p>
          </table:table-cell>
          <table:table-cell/>
          <table:table-cell table:style-name="ce2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11">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56">
          <table:table-cell/>
          <table:table-cell office:value-type="string">
            <text:p>398-399 (“death rays” split between the pages)</text:p>
          </table:table-cell>
          <table:table-cell office:value-type="string">
            <text:p>None given, but during RG's 7 days.</text:p>
          </table:table-cell>
          <table:table-cell/>
          <table:table-cell table:style-name="ce24" office:value-type="string">
            <text:p><text:span text:style-name="T32"><text:s/></text:span><text:span text:style-name="T32">The Japs had been the first to declare war upon the United States and make an attack and they must be taught a lesson which they would remember so long as the world stood. He ordered all the men removed from their battleships and proceeded to </text:span><text:span text:style-name="T33">discharge the </text:span><text:span text:style-name="T11">death rays</text:span><text:span text:style-name="T34"> into the water</text:span><text:span text:style-name="T35"> and destroy them. When he began </text:span><text:span text:style-name="T32">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78">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24" office:value-type="string">
            <text:p><text:span text:style-name="T32"><text:s/></text:span><text:span text:style-name="T32">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rays</text:span><text:span text:style-name="T32"> were powerful enough to melt down the mountains and that he would destroy some of the mountains of Mexico and all the</text:span></text:p>
            <text:p><text:span text:style-name="T32">old pyramids. Before he reached the City of Mexico, </text:span><text:span text:style-name="T35"><text:s/>he anchored over a mountain, turned on the </text:span><text:span text:style-name="T2">death ray</text:span><text:span text:style-name="T35"> </text:span><text:span text:style-name="T32">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78" table:number-rows-repeated="1048542">
          <table:table-cell table:number-columns-repeated="1024"/>
        </table:table-row>
        <table:table-row table:style-name="ro78">
          <table:table-cell table:number-columns-repeated="1024"/>
        </table:table-row>
      </table:table>
      <table:table table:name="Machine to make airplanes invisible" table:style-name="ta1" table:print="false">
        <table:table-column table:style-name="co34" table:default-cell-style-name="ce3"/>
        <table:table-column table:style-name="co4" table:default-cell-style-name="ce3"/>
        <table:table-column table:style-name="co35" table:default-cell-style-name="ce3"/>
        <table:table-column table:style-name="co4" table:default-cell-style-name="ce3"/>
        <table:table-column table:style-name="co36" table:default-cell-style-name="ce3"/>
        <table:table-column table:style-name="co37" table:default-cell-style-name="ce3"/>
        <table:table-column table:style-name="co4" table:number-columns-repeated="1018" table:default-cell-style-name="ce3"/>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9">
          <table:table-cell office:value-type="string">
            <text:p>19</text:p>
          </table:table-cell>
          <table:table-cell office:value-type="string">
            <text:p>235</text:p>
          </table:table-cell>
          <table:table-cell office:value-type="string">
            <text:p>Fall of 1928</text:p>
          </table:table-cell>
          <table:table-cell/>
          <table:table-cell table:style-name="ce25" office:value-type="string">
            <text:p><text:span text:style-name="T32"><text:s/></text:span><text:span text:style-name="T32">Everything moved along smoothly after this. Walter and Edna were happy in their work and the Fall of 1928 rewarded them with a new and wonderful discovery. They had been able to perfect a </text:span><text:span text:style-name="T33">machine which would reflect light in such a way as to make an airplane invisible</text:span><text:span text:style-name="T32"> and this, together with Robert's noiseless invention, </text:span><text:span text:style-name="T33">solved the problem</text:span><text:span text:style-name="T32">. He knew now that in time of war,</text:span><text:span text:style-name="T33"> the plane could be used to sneak upon the enemy and that they would be unable to see or hear it</text:span><text:span text:style-name="T32">.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79">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56">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56">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79">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62">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80">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6">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76">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43">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81">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11">invisible</text:span> and <text:span text:style-name="T1">Marie the Angel of Mercy being </text:span><text:span text:style-name="T11">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6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46" table:number-rows-repeated="1048563">
          <table:table-cell table:number-columns-repeated="1024"/>
        </table:table-row>
        <table:table-row table:style-name="ro46">
          <table:table-cell table:number-columns-repeated="1024"/>
        </table:table-row>
      </table:table>
      <table:table table:name="Marie the Angel of Mercy" table:style-name="ta1" table:print="false">
        <table:table-column table:style-name="co38" table:default-cell-style-name="ce3"/>
        <table:table-column table:style-name="co39" table:default-cell-style-name="ce3"/>
        <table:table-column table:style-name="co25" table:default-cell-style-name="ce3"/>
        <table:table-column table:style-name="co4" table:default-cell-style-name="ce3"/>
        <table:table-column table:style-name="co40" table:default-cell-style-name="ce3"/>
        <table:table-column table:style-name="co41" table:default-cell-style-name="ce3"/>
        <table:table-column table:style-name="co4" table:number-columns-repeated="1018" table:default-cell-style-name="ce3"/>
        <table:table-row table:style-name="ro46">
          <table:table-cell table:style-name="ce38" office:value-type="string">
            <text:p>rluu: Post #22032 responds to someone who suggests that MAM might be Venus angles of Mercury.</text:p>
          </table:table-cell>
          <table:table-cell table:style-name="ce1" table:number-columns-repeated="5"/>
          <table:table-cell table:number-columns-repeated="1018"/>
        </table:table-row>
        <table:table-row table:style-name="ro46">
          <table:table-cell table:style-name="ce38" office:value-type="string">
            <text:p>rluu: The following are excerpts that I think are relevant for the search words: “Marie”, “angel”, “mercy”, “merci” (“merciful”, “merciless”).</text:p>
          </table:table-cell>
          <table:table-cell table:style-name="ce1" table:number-columns-repeated="5"/>
          <table:table-cell table:number-columns-repeated="1018"/>
        </table:table-row>
        <table:table-row table:style-name="ro46">
          <table:table-cell table:style-name="ce38" office:value-type="string">
            <text:p>rluu: I believe “mercy” to be related to the “mercy” node in the Tree of Life.</text:p>
          </table:table-cell>
          <table:table-cell table:style-name="ce1"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82">
          <table:table-cell table:style-name="ce32"/>
          <table:table-cell table:style-name="ce15" office:value-type="string">
            <text:p>2-4 (“archangel” mentioned on pg. 3, “angels” mentioned on pg. 3.)</text:p>
          </table:table-cell>
          <table:table-cell table:style-name="ce15" office:value-type="string">
            <text:p>“[RG] at about the age of five.”</text:p>
          </table:table-cell>
          <table:table-cell table:style-name="ce32"/>
          <table:table-cell table:style-name="ce15"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15" office:value-type="string">
            <text:p>This part in the beginning of the book seems to be about MAM in RG's 7 days, which is also described at the Peace Conference of the World.</text:p>
          </table:table-cell>
          <table:table-cell table:number-columns-repeated="1018"/>
        </table:table-row>
        <table:table-row table:style-name="ro83">
          <table:table-cell table:style-name="ce32"/>
          <table:table-cell table:style-name="ce15" office:value-type="string">
            <text:p>31-32 (“angel face” mentioned on pg. 31).</text:p>
          </table:table-cell>
          <table:table-cell table:style-name="ce15"/>
          <table:table-cell table:style-name="ce32"/>
          <table:table-cell table:style-name="ce15"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15" office:value-type="string">
            <text:p>Poem “A Broken Vow” included in a letter from Walter to Robert.</text:p>
          </table:table-cell>
          <table:table-cell table:number-columns-repeated="1018"/>
        </table:table-row>
        <table:table-row table:style-name="ro84">
          <table:table-cell table:style-name="ce32"/>
          <table:table-cell table:style-name="ce15" office:value-type="string">
            <text:p>169-170 (“angel faces” mentioned on pg. 170).</text:p>
          </table:table-cell>
          <table:table-cell table:style-name="ce15" office:value-type="string">
            <text:p>“[RG's] birthday” <text:s/>[June 9, 1927].</text:p>
          </table:table-cell>
          <table:table-cell table:style-name="ce32"/>
          <table:table-cell table:style-name="ce15"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6">courage</text:span> and <text:span text:style-name="T6">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15"/>
          <table:table-cell table:number-columns-repeated="1018"/>
        </table:table-row>
        <table:table-row table:style-name="ro51">
          <table:table-cell table:style-name="ce32"/>
          <table:table-cell table:style-name="ce15" office:value-type="string">
            <text:p>172</text:p>
          </table:table-cell>
          <table:table-cell table:style-name="ce15" office:value-type="string">
            <text:p>None given.</text:p>
          </table:table-cell>
          <table:table-cell table:style-name="ce32"/>
          <table:table-cell table:style-name="ce15"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15"/>
          <table:table-cell table:number-columns-repeated="1018"/>
        </table:table-row>
        <table:table-row table:style-name="ro52">
          <table:table-cell table:style-name="ce32"/>
          <table:table-cell table:style-name="ce15" office:value-type="string">
            <text:p>175</text:p>
          </table:table-cell>
          <table:table-cell table:style-name="ce15" office:value-type="string">
            <text:p>None given.</text:p>
          </table:table-cell>
          <table:table-cell table:style-name="ce32"/>
          <table:table-cell table:style-name="ce15"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15"/>
          <table:table-cell table:number-columns-repeated="1018"/>
        </table:table-row>
        <table:table-row table:style-name="ro80">
          <table:table-cell table:style-name="ce32"/>
          <table:table-cell table:style-name="ce15" office:value-type="string">
            <text:p>192-193 (“angel” mentioned on pg. 193).</text:p>
          </table:table-cell>
          <table:table-cell table:style-name="ce15" office:value-type="string">
            <text:p>None given, but the previous date is “Monday June 13 [1927]”, and it is probably still this day.</text:p>
          </table:table-cell>
          <table:table-cell table:style-name="ce32"/>
          <table:table-cell table:style-name="ce15"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15" office:value-type="string">
            <text:p>Angel connected to eyes.</text:p>
          </table:table-cell>
          <table:table-cell table:number-columns-repeated="1018"/>
        </table:table-row>
        <table:table-row table:style-name="ro80">
          <table:table-cell table:style-name="ce32"/>
          <table:table-cell table:style-name="ce15" office:value-type="string">
            <text:p>206</text:p>
          </table:table-cell>
          <table:table-cell table:style-name="ce15" office:value-type="string">
            <text:p>None given, but last timestamp is “Fall and Winter of 1927”.</text:p>
          </table:table-cell>
          <table:table-cell table:style-name="ce3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15"/>
          <table:table-cell table:number-columns-repeated="1018"/>
        </table:table-row>
        <table:table-row table:style-name="ro68">
          <table:table-cell table:style-name="ce32"/>
          <table:table-cell table:style-name="ce15" office:value-type="string">
            <text:p>211</text:p>
          </table:table-cell>
          <table:table-cell table:style-name="ce15" office:value-type="string">
            <text:p>None given, but last timestamp is “Fall and Winter of 1927”.</text:p>
          </table:table-cell>
          <table:table-cell table:style-name="ce3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15"/>
          <table:table-cell table:number-columns-repeated="1018"/>
        </table:table-row>
        <table:table-row table:style-name="ro72">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24" office:value-type="string">
            <text:p><text:span text:style-name="T32"><text:s/></text:span><text:span text:style-name="T32">In the Fall of 1928, Robert and Walter completed an invention of Sun-mirrors, whereby they were able to</text:span></text:p>
            <text:p><text:span text:style-name="T32">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35">secret connected with the machine that only Robert </text:span><text:span text:style-name="T32">knew. </text:span><text:span text:style-name="T33">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62">
          <table:table-cell office:value-type="string">
            <text:p>20</text:p>
          </table:table-cell>
          <table:table-cell office:value-type="string">
            <text:p>237</text:p>
          </table:table-cell>
          <table:table-cell office:value-type="string">
            <text:p>Approaching the end of 1928</text:p>
          </table:table-cell>
          <table:table-cell/>
          <table:table-cell table:style-name="ce24" office:value-type="string">
            <text:p><text:span text:style-name="T32"><text:s/></text:span><text:span text:style-name="T32">Great progress had been made in aviation. Airplanes were carrying mail at the rate of 300 miles per hour. Passenger lines were now starting all over the United States.</text:span><text:span text:style-name="T33"> "Marie the Angel of Mercy," Robert's great ship, was rapidly nearing completion.</text:span><text:span text:style-name="T32"> The new </text:span><text:span text:style-name="T33">12-cylinder motor </text:span><text:span text:style-name="T32">had been tested and the engineers had estimated that they would attain a</text:span><text:span text:style-name="T33"> speed</text:span></text:p>
            <text:p><text:span text:style-name="T33">of 1000 miles per hour</text:span><text:span text:style-name="T32">. Robert was elated over the success and knew that he would now be prepared to help his country in time of its greatest need.</text:span></text:p>
          </table:table-cell>
          <table:table-cell table:number-columns-repeated="1019"/>
        </table:table-row>
        <table:table-row table:style-name="ro9">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25"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76">
          <table:table-cell/>
          <table:table-cell office:value-type="string">
            <text:p>254</text:p>
          </table:table-cell>
          <table:table-cell office:value-type="string">
            <text:p>None given.</text:p>
          </table:table-cell>
          <table:table-cell/>
          <table:table-cell table:style-name="ce25"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80">
          <table:table-cell/>
          <table:table-cell office:value-type="string">
            <text:p>255-256 (“angel” mentioned on pg. 256).</text:p>
          </table:table-cell>
          <table:table-cell office:value-type="string">
            <text:p>None given.</text:p>
          </table:table-cell>
          <table:table-cell/>
          <table:table-cell table:style-name="ce25"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62">
          <table:table-cell office:value-type="string">
            <text:p>24</text:p>
          </table:table-cell>
          <table:table-cell office:value-type="string">
            <text:p>271</text:p>
          </table:table-cell>
          <table:table-cell table:style-name="ce20" office:value-type="string">
            <text:p>Latter part of April, 1929</text:p>
          </table:table-cell>
          <table:table-cell/>
          <table:table-cell table:style-name="ce24" office:value-type="string">
            <text:p><text:span text:style-name="T32">He told Robert that [sleeping gas] must be kept a secret until time of war when with the new ship "Marie the Angel of Mercy," traveling</text:span><text:span text:style-name="T33"> 1000 miles an hour</text:span><text:span text:style-name="T32">, they could go from one city to another or from one battlefield to another, </text:span><text:span text:style-name="T33">release the gas and put everyone to sleep for 7 days</text:span><text:span text:style-name="T32">. In the meantime, with "The Demon of Death" -- they could destroy the enemy's bases and fortifications; would be able to make their own peace terms with the enemy and at the same time</text:span></text:p>
            <text:p><text:span text:style-name="T32">obey the divine command of God "Thou shalt not kill.”</text:span></text:p>
          </table:table-cell>
          <table:table-cell office:value-type="string">
            <text:p>MAM can utilize sleeping gas.</text:p>
          </table:table-cell>
          <table:table-cell table:number-columns-repeated="1018"/>
        </table:table-row>
        <table:table-row table:style-name="ro68">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6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5">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72">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56">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20" office:value-type="string">
            <text:p>354 is the number of days in a lunar year.</text:p>
          </table:table-cell>
          <table:table-cell table:number-columns-repeated="1018"/>
        </table:table-row>
        <table:table-row table:style-name="ro72">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6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43">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5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80">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79">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51">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56">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76">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5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6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51">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80">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43">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56">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51">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56">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51">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76">
          <table:table-cell office:value-type="string">
            <text:p>39</text:p>
          </table:table-cell>
          <table:table-cell office:value-type="string">
            <text:p>397</text:p>
          </table:table-cell>
          <table:table-cell table:number-columns-repeated="2"/>
          <table:table-cell table:style-name="ce2"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79">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62">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76">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51">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76">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86">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62">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51">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62">
          <table:table-cell office:value-type="string">
            <text:p>39</text:p>
          </table:table-cell>
          <table:table-cell office:value-type="string">
            <text:p>401</text:p>
          </table:table-cell>
          <table:table-cell office:value-type="string">
            <text:p>Early on the morning of the 7<text:span text:style-name="T46">th</text:span> day [of RG's 7 days]. <text:s/>Just before noon on the 7<text:span text:style-name="T46">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61">
          <table:table-cell office:value-type="string">
            <text:p>39</text:p>
          </table:table-cell>
          <table:table-cell office:value-type="string">
            <text:p>401</text:p>
          </table:table-cell>
          <table:table-cell table:number-columns-repeated="2"/>
          <table:table-cell table:style-name="ce34"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51">
          <table:table-cell office:value-type="string">
            <text:p>35</text:p>
          </table:table-cell>
          <table:table-cell office:value-type="string">
            <text:p>402</text:p>
          </table:table-cell>
          <table:table-cell table:number-columns-repeated="2"/>
          <table:table-cell table:style-name="ce34"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61">
          <table:table-cell/>
          <table:table-cell office:value-type="string">
            <text:p>402</text:p>
          </table:table-cell>
          <table:table-cell office:value-type="string">
            <text:p>“Late on the 7<text:span text:style-name="T46">th</text:span> day”</text:p>
          </table:table-cell>
          <table:table-cell/>
          <table:table-cell table:style-name="ce34"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56">
          <table:table-cell/>
          <table:table-cell office:value-type="string">
            <text:p>402-403</text:p>
          </table:table-cell>
          <table:table-cell office:value-type="string">
            <text:p>“the second day after SCG's arrival”</text:p>
          </table:table-cell>
          <table:table-cell/>
          <table:table-cell table:style-name="ce34"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72">
          <table:table-cell/>
          <table:table-cell office:value-type="string">
            <text:p>403</text:p>
          </table:table-cell>
          <table:table-cell office:value-type="string">
            <text:p>August 4, 1932</text:p>
          </table:table-cell>
          <table:table-cell/>
          <table:table-cell table:style-name="ce34"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8">
          <table:table-cell/>
          <table:table-cell office:value-type="string">
            <text:p>404</text:p>
          </table:table-cell>
          <table:table-cell table:number-columns-repeated="2"/>
          <table:table-cell table:style-name="ce34"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8">
          <table:table-cell/>
          <table:table-cell table:style-name="Default" office:value-type="string">
            <text:p>404-405</text:p>
          </table:table-cell>
          <table:table-cell table:number-columns-repeated="2"/>
          <table:table-cell table:style-name="ce34"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3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56">
          <table:table-cell/>
          <table:table-cell office:value-type="string">
            <text:p>405-406</text:p>
          </table:table-cell>
          <table:table-cell table:number-columns-repeated="2"/>
          <table:table-cell table:style-name="ce34"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34" office:value-type="string">
            <text:p><text:span text:style-name="T41">"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42"> is my purpose at this time to introduce to you a man </text:span><text:span text:style-name="T41">who needs no introduction, the prince of peace, a man of sorrow and acquainted with grief -- the greatest and most just man since our saviour Jesus Christ was on earth. We placed our liberty in his </text:span><text:span text:style-name="T33">hands</text:span><text:span text:style-name="T41"> and he saved our country and has been </text:span><text:span text:style-name="T33">merciful </text:span><text:span text:style-name="T41">to the enemy. Our gratitude to him can never be repaid. I now commend you to his care and keeping. Whatever terms he may make for peace, the United States Government will</text:span></text:p>
            <text:p><text:span text:style-name="T41">ratify and confirm. I now take pleasure in presenting to you our Supreme Commander Robert Gordon who will now address you."</text:span></text:p>
          </table:table-cell>
          <table:table-cell table:number-columns-repeated="1019"/>
        </table:table-row>
        <table:table-row table:style-name="ro9">
          <table:table-cell/>
          <table:table-cell office:value-type="string">
            <text:p>408</text:p>
          </table:table-cell>
          <table:table-cell table:number-columns-repeated="2"/>
          <table:table-cell table:style-name="ce39" office:value-type="string">
            <text:p><text:span text:style-name="T32"><text:s/></text:span><text:span text:style-name="T32">Supreme Commander Gordon arose and tried to quiet the great crowd. Women were on their feet and men were shouting, "Hail the most just and </text:span><text:span text:style-name="T33">merciful</text:span><text:span text:style-name="T32">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43">
          <table:table-cell/>
          <table:table-cell office:value-type="string">
            <text:p>408-409 (“merciful” mentioned on pg. 409).</text:p>
          </table:table-cell>
          <table:table-cell table:number-columns-repeated="2"/>
          <table:table-cell table:style-name="ce40" office:value-type="string">
            <text:p><text:span text:style-name="T47">"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47">country has never engaged in a war for personal gain. In the great World War, we refused to accept any indemnities. We made the fight for a principle, not for money or territory. <text:s/></text:span><text:span text:style-name="T43">"Now the United States will make no demand upon </text:span><text:span text:style-name="T47">any nation. There is no longer to be different nations of the world, but the</text:span><text:span text:style-name="T33"> United Kingdom of the World</text:span><text:span text:style-name="T47">. The United States is to dictate peace to the world on the terms of brotherly love. We will take no territory nor demand any indemnity. We will retain the gold supply of the world but will</text:span><text:span text:style-name="T33"> follow the admonition of Jesus Christ when he said 'Feed my Lambs.'</text:span><text:span text:style-name="T47"> We will lend a helping </text:span><text:span text:style-name="T33">hand</text:span><text:span text:style-name="T47"> to any nation that needs it. You are to return to your homes and loved ones and tell them that the </text:span><text:span text:style-name="T33">spirit of God</text:span><text:span text:style-name="T47">, which is all-powerful and able to destroy, is ever </text:span><text:span text:style-name="T33">merciful</text:span><text:span text:style-name="T47">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87">
          <table:table-cell/>
          <table:table-cell office:value-type="string">
            <text:p>410</text:p>
          </table:table-cell>
          <table:table-cell table:number-columns-repeated="2"/>
          <table:table-cell table:style-name="ce41" office:value-type="string">
            <text:p><text:span text:style-name="T48">"I demand that the </text:span><text:span text:style-name="T45">terms of peace</text:span><text:span text:style-name="T48"> be</text:span><text:span text:style-name="T45"> sign</text:span><text:span text:style-name="T48">ed by women as well as men. They are more just and </text:span><text:span text:style-name="T45">merciful</text:span><text:span text:style-name="T48"> and will rule the country in the future. If women must continue to be the mothers of our men, they must have the right to decide whether their sons shall be sent to war or not. It will take time to </text:span><text:span text:style-name="T45">arrange the plans for cities and countries as outlined by Ezekiel</text:span><text:span text:style-name="T48"> and I expect that the terms will be acceptable and signed by </text:span><text:span text:style-name="T42">the good women of every nation. </text:span><text:span text:style-name="T16">"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45">Marie the Angel of Mercy</text:span><text:span text:style-name="T16">, and </text:span><text:span text:style-name="T45">mercy</text:span><text:span text:style-name="T16"> shown. You must respect this </text:span><text:span text:style-name="T45">divine law </text:span><text:span text:style-name="T16">and </text:span><text:span text:style-name="T45">divine power.</text:span><text:span text:style-name="T16"> Remember that this </text:span><text:span text:style-name="T45">victory</text:span><text:span text:style-name="T16">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8">
          <table:table-cell/>
          <table:table-cell office:value-type="string">
            <text:p>412-413 (“mercy” mentioned on pg. 413)</text:p>
          </table:table-cell>
          <table:table-cell table:number-columns-repeated="2"/>
          <table:table-cell table:style-name="ce34"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80">
          <table:table-cell/>
          <table:table-cell office:value-type="string">
            <text:p>415-416 (“mercy” mentioned on pg. 415)</text:p>
          </table:table-cell>
          <table:table-cell table:number-columns-repeated="2"/>
          <table:table-cell table:style-name="ce34"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8">
          <table:table-cell/>
          <table:table-cell office:value-type="string">
            <text:p>417-418 (“mercy” mentioned on pg. 417 and pg. 418)</text:p>
          </table:table-cell>
          <table:table-cell table:number-columns-repeated="2"/>
          <table:table-cell table:style-name="ce34"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46">
          <table:table-cell table:number-columns-repeated="4"/>
          <table:table-cell table:style-name="ce34"/>
          <table:table-cell table:number-columns-repeated="2"/>
          <table:table-cell office:value-type="string">
            <text:p>s</text:p>
          </table:table-cell>
          <table:table-cell table:number-columns-repeated="1016"/>
        </table:table-row>
        <table:table-row table:style-name="ro46" table:number-rows-repeated="31">
          <table:table-cell table:number-columns-repeated="4"/>
          <table:table-cell table:style-name="ce34"/>
          <table:table-cell table:number-columns-repeated="1019"/>
        </table:table-row>
        <table:table-row table:style-name="ro46" table:number-rows-repeated="1048473">
          <table:table-cell table:number-columns-repeated="1024"/>
        </table:table-row>
        <table:table-row table:style-name="ro46">
          <table:table-cell table:number-columns-repeated="1024"/>
        </table:table-row>
      </table:table>
      <table:table table:name="Pocket Radio" table:style-name="ta1" table:print="false">
        <table:table-column table:style-name="co42" table:default-cell-style-name="ce3"/>
        <table:table-column table:style-name="co29" table:default-cell-style-name="ce3"/>
        <table:table-column table:style-name="co43" table:default-cell-style-name="ce3"/>
        <table:table-column table:style-name="co4" table:default-cell-style-name="ce3"/>
        <table:table-column table:style-name="co26" table:default-cell-style-name="ce3"/>
        <table:table-column table:style-name="co44" table:default-cell-style-name="ce3"/>
        <table:table-column table:style-name="co4" table:number-columns-repeated="1018" table:default-cell-style-name="ce3"/>
        <table:table-row table:style-name="ro46">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88">
          <table:table-cell table:style-name="ce32"/>
          <table:table-cell table:style-name="ce43" office:value-type="string">
            <text:p>76-77 (“radio” mentioned on both pages).</text:p>
          </table:table-cell>
          <table:table-cell table:style-name="ce43" office:value-type="string">
            <text:p>None given.</text:p>
          </table:table-cell>
          <table:table-cell table:style-name="ce43"/>
          <table:table-cell table:style-name="ce4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32"/>
          <table:table-cell table:number-columns-repeated="1018"/>
        </table:table-row>
        <table:table-row table:style-name="ro68">
          <table:table-cell table:style-name="ce32"/>
          <table:table-cell table:style-name="ce43" office:value-type="string">
            <text:p>226</text:p>
          </table:table-cell>
          <table:table-cell table:style-name="ce43" office:value-type="string">
            <text:p>May 1928</text:p>
          </table:table-cell>
          <table:table-cell table:style-name="ce43"/>
          <table:table-cell table:style-name="ce4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32"/>
          <table:table-cell table:number-columns-repeated="1018"/>
        </table:table-row>
        <table:table-row table:style-name="ro61">
          <table:table-cell table:style-name="ce32"/>
          <table:table-cell table:style-name="ce43" office:value-type="string">
            <text:p>237</text:p>
          </table:table-cell>
          <table:table-cell table:style-name="ce44" office:value-type="string">
            <text:p><text:span text:style-name="T7">No timestamp given but previous timestamp to this is </text:span><text:span text:style-name="T9">near the end of 1928</text:span><text:span text:style-name="T7">. <text:s/></text:span></text:p>
          </table:table-cell>
          <table:table-cell table:style-name="ce43"/>
          <table:table-cell table:style-name="ce45" office:value-type="string">
            <text:p><text:span text:style-name="T49"><text:s/></text:span><text:span text:style-name="T49">With the great progress in </text:span><text:span text:style-name="T50">radio</text:span><text:span text:style-name="T49"> </text:span><text:span text:style-name="T50">messages thru the air, and radiograms</text:span><text:span text:style-name="T49">, Robert knew that in time of war,</text:span><text:span text:style-name="T51"> secret communications would be necessary. Spies could </text:span><text:span text:style-name="T49">steal codes, and </text:span><text:span text:style-name="T50">messages sent over the radio could be interpreted</text:span><text:span text:style-name="T49">; therefore, one of the great needs for the war in the air would be a way to communicate without detection. He finally succeeded in completing what he called </text:span><text:span text:style-name="T50">"The Pocket Radio."</text:span><text:span text:style-name="T52"> </text:span></text:p>
          </table:table-cell>
          <table:table-cell table:style-name="ce32"/>
          <table:table-cell table:number-columns-repeated="1018"/>
        </table:table-row>
        <table:table-row table:style-name="ro6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46" office:value-type="string">
            <text:p><text:span text:style-name="T32"><text:s/></text:span><text:span text:style-name="T32">With the great progress in </text:span><text:span text:style-name="T33">radio messages thru the air, and radiograms</text:span><text:span text:style-name="T32">, Robert knew that in time of war, </text:span><text:span text:style-name="T53"><text:s/>secret communications would be necessary. Spies could </text:span><text:span text:style-name="T32">steal codes, and </text:span><text:span text:style-name="T33">messages sent over the radio could be interpreted</text:span><text:span text:style-name="T32">; therefore, one of the great needs for the war in the air would be a way to communicate without detection. He finally succeeded in completing what he called </text:span><text:span text:style-name="T33">"The Pocket Radio."</text:span><text:span text:style-name="T41"> It was no larger than a watch and worked on the same principle of his machine for recording the thoughts of people, only the instrument had to be used by two people who understood how to work it, because the </text:span><text:span text:style-name="T33">positive</text:span><text:span text:style-name="T41"> </text:span><text:span text:style-name="T33">radio</text:span><text:span text:style-name="T41"> was carried in one man's </text:span><text:span text:style-name="T33">pocket</text:span><text:span text:style-name="T41"> and the </text:span><text:span text:style-name="T33">negative in the other </text:span><text:span text:style-name="T41">and by </text:span><text:span text:style-name="T33">pressing the stem</text:span><text:span text:style-name="T41">, it could be changed from </text:span><text:span text:style-name="T33">positive into negative</text:span><text:span text:style-name="T41">. No sound was transmitted thru the air. The machine could be operated by certain motions of the fingers on a </text:span><text:span text:style-name="T33">little push button</text:span><text:span text:style-name="T41"> which recorded symbols on the other machine that would reveal the message sent. </text:span><text:span text:style-name="T33">The Pocket Radio</text:span><text:span text:style-name="T41">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32">Robert tested the machine out by leaving one instrument in Walter's pocket, he himself going to Chicago and conveying messages which Walter was able to get without any trouble. He could either speak into this little</text:span><text:span text:style-name="T33"> Pocket Radio</text:span><text:span text:style-name="T32"> and convey the sound without anyone else being able to take it from the air, or use it to convey thoughts or emotions. The test proved perfect and Robert knew that he had another great discovery which would be of great value to his </text:span><text:span text:style-name="T33">Government</text:span><text:span text:style-name="T32"> in time of war. He decided to keep this a </text:span><text:span text:style-name="T53"><text:s/>secret and have it ready to aid the United States at a </text:span><text:span text:style-name="T32">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89">
          <table:table-cell/>
          <table:table-cell table:style-name="ce43" office:value-type="string">
            <text:p>243</text:p>
          </table:table-cell>
          <table:table-cell table:style-name="ce43" office:value-type="string">
            <text:p>None given, but previous timestamp is “latter part of Febuary, 1929” and the next timestamp is “early part of March [1929]”. <text:s/></text:p>
          </table:table-cell>
          <table:table-cell table:style-name="ce43"/>
          <table:table-cell table:style-name="ce4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11">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4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4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20" office:value-type="string">
            <text:p>It is an aid to the US Government.</text:p>
          </table:table-cell>
          <table:table-cell table:number-columns-repeated="1018"/>
        </table:table-row>
        <table:table-row table:style-name="ro6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43">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86">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36">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11">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6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20" office:value-type="string">
            <text:p>Attack on San Francisco. <text:s/>Why is “Pocket-Radio” hypenated?</text:p>
          </table:table-cell>
          <table:table-cell table:number-columns-repeated="1018"/>
        </table:table-row>
        <table:table-row table:style-name="ro6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20" office:value-type="string">
            <text:p>Capture of Captain Robert Gordon by the Japanese at the attack on San Francisco.</text:p>
          </table:table-cell>
          <table:table-cell table:number-columns-repeated="1018"/>
        </table:table-row>
        <table:table-row table:style-name="ro90">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62">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86">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80">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56">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79">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43">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62">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8">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73">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51">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8">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66">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79">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79">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56">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56">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62">
          <table:table-cell table:style-name="ce42"/>
          <table:table-cell table:style-name="ce42" office:value-type="string">
            <text:p>400</text:p>
          </table:table-cell>
          <table:table-cell office:value-type="string">
            <text:p>None given, but during RG's 7 days.</text:p>
          </table:table-cell>
          <table:table-cell table:style-name="ce42"/>
          <table:table-cell table:style-name="ce48" office:value-type="string">
            <text:p>When he had completed his destruction of the City of Mexico, he sent a message by <text:span text:style-name="T1">radio</text:span> to New York and Washington that he was on his way home and would pass over the enemy's lines in California and in the central part of the United States sending them <text:span text:style-name="T1">messages</text:span>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51">
          <table:table-cell table:style-name="ce42"/>
          <table:table-cell table:style-name="ce42" office:value-type="string">
            <text:p>401</text:p>
          </table:table-cell>
          <table:table-cell table:style-name="ce42" office:value-type="string">
            <text:p>Just before noon on the 7<text:span text:style-name="T46">th</text:span> day of RG's 7 days.</text:p>
          </table:table-cell>
          <table:table-cell table:style-name="ce42"/>
          <table:table-cell table:style-name="ce4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61">
          <table:table-cell table:style-name="ce42"/>
          <table:table-cell table:style-name="ce42" office:value-type="string">
            <text:p>402</text:p>
          </table:table-cell>
          <table:table-cell table:style-name="ce42" office:value-type="string">
            <text:p>“Late on the 7<text:span text:style-name="T46">th</text:span> day” of RG's 7 days.</text:p>
          </table:table-cell>
          <table:table-cell table:style-name="ce42"/>
          <table:table-cell table:style-name="ce4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46" table:number-rows-repeated="18">
          <table:table-cell table:style-name="ce42" table:number-columns-repeated="6"/>
          <table:table-cell table:number-columns-repeated="1018"/>
        </table:table-row>
        <table:table-row table:style-name="ro46" table:number-rows-repeated="1048519">
          <table:table-cell table:number-columns-repeated="1024"/>
        </table:table-row>
        <table:table-row table:style-name="ro46">
          <table:table-cell table:number-columns-repeated="1024"/>
        </table:table-row>
      </table:table>
      <table:table table:name="Sleeping Gas" table:style-name="ta1" table:print="false">
        <table:table-column table:style-name="co34" table:default-cell-style-name="ce3"/>
        <table:table-column table:style-name="co45" table:default-cell-style-name="ce3"/>
        <table:table-column table:style-name="co46" table:default-cell-style-name="ce3"/>
        <table:table-column table:style-name="co47" table:default-cell-style-name="ce3"/>
        <table:table-column table:style-name="co48" table:default-cell-style-name="ce3"/>
        <table:table-column table:style-name="co44" table:default-cell-style-name="ce3"/>
        <table:table-column table:style-name="co4" table:number-columns-repeated="1018" table:default-cell-style-name="ce3"/>
        <table:table-row table:style-name="ro46">
          <table:table-cell table:style-name="ce38" office:value-type="string">
            <text:p>rluu: Below are results of searching for “gas”. <text:s/>Next I will search for “chemi”, “sleep”, “noble”.</text:p>
          </table:table-cell>
          <table:table-cell table:style-name="ce38" table:number-columns-repeated="5"/>
          <table:table-cell table:number-columns-repeated="1018"/>
        </table:table-row>
        <table:table-row table:style-name="ro46">
          <table:table-cell table:style-name="ce38" office:value-type="string">
            <text:p><text:a xlink:href="http://en.wikipedia.org/wiki/Chemical_element#General_properties" xlink:type="simple">http://en.wikipedia.org/wiki/Chemical_element#General_properties</text:a></text:p>
          </table:table-cell>
          <table:table-cell table:style-name="ce38" table:number-columns-repeated="5"/>
          <table:table-cell table:number-columns-repeated="1018"/>
        </table:table-row>
        <table:table-row table:style-name="ro46">
          <table:table-cell table:style-name="ce38" office:value-type="string">
            <text:p>The elements studied to date as solid samples have eight kinds of crystal structures: cubic, body-centered cubic, face-centered cubic, hexagonal, monoclinic, orthorhombic, rhombohedral, and tetragonal. </text:p>
          </table:table-cell>
          <table:table-cell table:style-name="ce38" table:number-columns-repeated="5"/>
          <table:table-cell table:number-columns-repeated="1018"/>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80">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5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76">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8">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79">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79">
          <table:table-cell office:value-type="string">
            <text:p>24</text:p>
          </table:table-cell>
          <table:table-cell office:value-type="string">
            <text:p>271</text:p>
          </table:table-cell>
          <table:table-cell table:style-name="ce20" office:value-type="string">
            <text:p>Latter part of April, 1929</text:p>
          </table:table-cell>
          <table:table-cell/>
          <table:table-cell table:style-name="ce25" office:value-type="string">
            <text:p><text:span text:style-name="T32"><text:s/></text:span><text:span text:style-name="T41">Walter and Edna </text:span><text:span text:style-name="T33">had been working day and night for months</text:span><text:span text:style-name="T41"> on a great chemical discovery</text:span><text:span text:style-name="T32"> and had now succeeded in completing it. This discovery was a perfectly harmless </text:span><text:span text:style-name="T33">gas</text:span><text:span text:style-name="T32"> to be used in war or for medical purposes. </text:span><text:span text:style-name="T33">It would put people to sleep and they would remain asleep for 7 days</text:span><text:span text:style-name="T32">,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33"> [Edna] had taken the gas, remained asleep for 7 days, and felt no ill effects</text:span><text:span text:style-name="T32">. </text:span><text:span text:style-name="T33">Walter knew just exactly why it worked, because he was a great chemist and knew the natural law </text:span><text:span text:style-name="T41">behind the discovery</text:span><text:span text:style-name="T32">. He told Robert that this must be kept a secret until time of war when with the new ship "Marie the Angel of Mercy," traveling 1000 miles an hour, they could go from one city to another or from one battlefield to another, release the </text:span><text:span text:style-name="T33">gas</text:span><text:span text:style-name="T32"> </text:span><text:span text:style-name="T33">and put everyone to sleep for 7 days.</text:span><text:span text:style-name="T32">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6">MAM can utilize sleeping gas. <text:s/></text:span></text:p>
          </table:table-cell>
          <table:table-cell table:number-columns-repeated="1018"/>
        </table:table-row>
        <table:table-row table:style-name="ro56">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6">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56">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79">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86">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6">the</text:span><text:span text:style-name="T1"> South </text:span><text:span text:style-name="T6">and</text:span><text:span text:style-name="T1"> </text:span><text:span text:style-name="T6">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8">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8">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51">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8">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6">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56">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56">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72">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72">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80">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9">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51">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51">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6">watched them until they got within about </text:span><text:span text:style-name="T1">20 miles </text:span><text:span text:style-name="T6">of</text:span><text:span text:style-name="T1"> </text:span><text:span text:style-name="T6">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51">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6">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91">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6">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8">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72">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73">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80">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6">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92">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56">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86">
          <table:table-cell/>
          <table:table-cell table:style-name="ce20" office:value-type="string">
            <text:p>382-383 (“gas” mentioned on pg. 382).</text:p>
          </table:table-cell>
          <table:table-cell office:value-type="string">
            <text:p>July 2, [1932].</text:p>
          </table:table-cell>
          <table:table-cell/>
          <table:table-cell office:value-type="string">
            <text:p><text:span text:style-name="T54">In view of the splendid work done by </text:span><text:span text:style-name="T55">Colonel Edna Kennelworth</text:span><text:span text:style-name="T54"> at the time of the attack on New York City, Supreme Commander Gordon decided to send her to </text:span><text:span text:style-name="T55">Washington</text:span><text:span text:style-name="T54"> and put her in charge of the </text:span><text:span text:style-name="T55">sleeping gas distributing machine</text:span><text:span text:style-name="T54">, the </text:span><text:span text:style-name="T55">"Demon of Death,"</text:span><text:span text:style-name="T54"> and</text:span><text:span text:style-name="T55"> </text:span><text:span text:style-name="T56">the</text:span><text:span text:style-name="T55"> Tunnel machine.</text:span><text:span text:style-name="T54"> He instructed her that if an attack came upon </text:span><text:span text:style-name="T55">Washington</text:span><text:span text:style-name="T54">, she was not to use the "Demon of Death" unless the </text:span><text:span text:style-name="T55">sleeping gas</text:span><text:span text:style-name="T54">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55">seat</text:span><text:span text:style-name="T54"> of </text:span><text:span text:style-name="T55">g</text:span><text:span text:style-name="T54">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54"/></text:p>
          </table:table-cell>
          <table:table-cell table:number-columns-repeated="1019"/>
        </table:table-row>
        <table:table-row table:style-name="ro84">
          <table:table-cell/>
          <table:table-cell office:value-type="string">
            <text:p>383-384 (“gas” mentioned on pg. 384)</text:p>
          </table:table-cell>
          <table:table-cell office:value-type="string">
            <text:p>“July 4<text:span text:style-name="T46">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84">
          <table:table-cell/>
          <table:table-cell office:value-type="string">
            <text:p>384-386 (“gas” mentioned on pg. 385).</text:p>
          </table:table-cell>
          <table:table-cell office:value-type="string">
            <text:p>“July 4<text:span text:style-name="T46">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73">
          <table:table-cell/>
          <table:table-cell table:style-name="ce49" office:value-type="string">
            <text:p>386-387</text:p>
          </table:table-cell>
          <table:table-cell office:value-type="string">
            <text:p>“July 4<text:span text:style-name="T46">th</text:span>, Independence Day” [1932].</text:p>
          </table:table-cell>
          <table:table-cell table:style-name="ce49"/>
          <table:table-cell table:style-name="ce49"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56">
          <table:table-cell/>
          <table:table-cell office:value-type="string">
            <text:p>387</text:p>
          </table:table-cell>
          <table:table-cell office:value-type="string">
            <text:p>“July 4<text:span text:style-name="T46">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80">
          <table:table-cell/>
          <table:table-cell office:value-type="string">
            <text:p>387-388</text:p>
          </table:table-cell>
          <table:table-cell office:value-type="string">
            <text:p>“July 4<text:span text:style-name="T46">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51">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6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8">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62">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20" office:value-type="string">
            <text:p>Right before RG's 7 days.</text:p>
          </table:table-cell>
          <table:table-cell table:number-columns-repeated="1018"/>
        </table:table-row>
        <table:table-row table:style-name="ro8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20" office:value-type="string">
            <text:p>Right before RG's 7 days.</text:p>
          </table:table-cell>
          <table:table-cell table:number-columns-repeated="1018"/>
        </table:table-row>
        <table:table-row table:style-name="ro72">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56">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51">
          <table:table-cell/>
          <table:table-cell office:value-type="string">
            <text:p>395</text:p>
          </table:table-cell>
          <table:table-cell table:style-name="ce20"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20" office:value-type="string">
            <text:p>RG's 7 days. <text:s/></text:p>
          </table:table-cell>
          <table:table-cell table:number-columns-repeated="1018"/>
        </table:table-row>
        <table:table-row table:style-name="ro10">
          <table:table-cell/>
          <table:table-cell office:value-type="string">
            <text:p>395-396</text:p>
          </table:table-cell>
          <table:table-cell table:style-name="ce20"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20" office:value-type="string">
            <text:p>RG's 7 days. <text:s/>Paris.</text:p>
          </table:table-cell>
          <table:table-cell table:number-columns-repeated="1018"/>
        </table:table-row>
        <table:table-row table:style-name="ro56">
          <table:table-cell/>
          <table:table-cell office:value-type="string">
            <text:p>396</text:p>
          </table:table-cell>
          <table:table-cell table:style-name="ce20"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20" office:value-type="string">
            <text:p>RG's 7 days. <text:s/>Paris.</text:p>
          </table:table-cell>
          <table:table-cell table:number-columns-repeated="1018"/>
        </table:table-row>
        <table:table-row table:style-name="ro51">
          <table:table-cell/>
          <table:table-cell office:value-type="string">
            <text:p>396-397</text:p>
          </table:table-cell>
          <table:table-cell table:style-name="ce20"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76">
          <table:table-cell/>
          <table:table-cell office:value-type="string">
            <text:p>397</text:p>
          </table:table-cell>
          <table:table-cell table:style-name="ce20"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6">Discharging</text:span> <text:span text:style-name="T1">sleeping gas</text:span> from his machine, he said good-bye to Vienna and proceeded to Moscow.</text:p>
          </table:table-cell>
          <table:table-cell table:style-name="ce20"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20"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62">
          <table:table-cell/>
          <table:table-cell office:value-type="string">
            <text:p>398</text:p>
          </table:table-cell>
          <table:table-cell table:style-name="ce20"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76">
          <table:table-cell/>
          <table:table-cell office:value-type="string">
            <text:p>398</text:p>
          </table:table-cell>
          <table:table-cell table:style-name="ce20"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9">
          <table:table-cell/>
          <table:table-cell office:value-type="string">
            <text:p>398</text:p>
          </table:table-cell>
          <table:table-cell table:style-name="ce20"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51">
          <table:table-cell/>
          <table:table-cell office:value-type="string">
            <text:p>398-399</text:p>
          </table:table-cell>
          <table:table-cell table:style-name="ce20"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6">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76">
          <table:table-cell/>
          <table:table-cell office:value-type="string">
            <text:p>399</text:p>
          </table:table-cell>
          <table:table-cell table:style-name="ce20"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86">
          <table:table-cell/>
          <table:table-cell office:value-type="string">
            <text:p>399-400</text:p>
          </table:table-cell>
          <table:table-cell table:style-name="ce20"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20" office:value-type="string">
            <text:p>RG's 7 days. <text:s/>City of Mexico.</text:p>
          </table:table-cell>
          <table:table-cell table:number-columns-repeated="1018"/>
        </table:table-row>
        <table:table-row table:style-name="ro61">
          <table:table-cell/>
          <table:table-cell office:value-type="string">
            <text:p>400</text:p>
          </table:table-cell>
          <table:table-cell table:style-name="ce20"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6">enemy's lines in California and in the central part of the United States”</text:span></text:p>
          </table:table-cell>
          <table:table-cell table:number-columns-repeated="1018"/>
        </table:table-row>
        <table:table-row table:style-name="ro51">
          <table:table-cell/>
          <table:table-cell office:value-type="string">
            <text:p>400-401</text:p>
          </table:table-cell>
          <table:table-cell table:style-name="ce20"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51">
          <table:table-cell/>
          <table:table-cell office:value-type="string">
            <text:p>401</text:p>
          </table:table-cell>
          <table:table-cell table:style-name="ce20" office:value-type="string">
            <text:p>Early on the morning of the 7<text:span text:style-name="T46">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93">
          <table:table-cell/>
          <table:table-cell office:value-type="string">
            <text:p>401</text:p>
          </table:table-cell>
          <table:table-cell office:value-type="string">
            <text:p>Just before noon on the 7<text:span text:style-name="T46">th</text:span> day.</text:p>
          </table:table-cell>
          <table:table-cell/>
          <table:table-cell table:style-name="ce20" office:value-type="string">
            <text:p><text:span text:style-name="T7">After bidding [Montreal, Canada] good-bye, he sailed for </text:span><text:span text:style-name="T9">New York, arriving just before noon on the 7th day</text:span><text:span text:style-name="T7"> after he had sailed away on his great trip around the world.</text:span></text:p>
          </table:table-cell>
          <table:table-cell table:style-name="ce20" office:value-type="string">
            <text:p>RG's 7 days. <text:s/>New York.</text:p>
          </table:table-cell>
          <table:table-cell table:number-columns-repeated="1018"/>
        </table:table-row>
        <table:table-row table:style-name="ro61">
          <table:table-cell/>
          <table:table-cell office:value-type="string">
            <text:p>401</text:p>
          </table:table-cell>
          <table:table-cell office:value-type="string">
            <text:p>None given, but it is around noon on the 7<text:span text:style-name="T46">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6">7-day tour of the world</text:span> and <text:span text:style-name="T1">sleeping gas sprayed over all the enemy lines thruout the United States.</text:span></text:p>
          </table:table-cell>
          <table:table-cell table:style-name="ce20" office:value-type="string">
            <text:p>RG's 7 days. <text:s/>New York.</text:p>
          </table:table-cell>
          <table:table-cell table:number-columns-repeated="1018"/>
        </table:table-row>
        <table:table-row table:style-name="ro46" table:number-rows-repeated="1048508">
          <table:table-cell table:number-columns-repeated="1024"/>
        </table:table-row>
        <table:table-row table:style-name="ro46">
          <table:table-cell table:number-columns-repeated="1024"/>
        </table:table-row>
      </table:table>
      <table:table table:name="Communicator" table:style-name="ta1">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53" table:default-cell-style-name="ce2"/>
        <table:table-column table:style-name="co54" table:default-cell-style-name="ce2"/>
        <table:table-row table:style-name="ro46">
          <table:table-cell table:style-name="ce50"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46">
          <table:table-cell table:style-name="ce50" office:value-type="string">
            <text:p>The following are the places where 'communi' is found.</text:p>
          </table:table-cell>
          <table:table-cell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9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57">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9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9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84">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9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5">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43">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95">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88">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6">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97">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62">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98">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92">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73">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7" office:value-type="string">
            <text:p><text:span text:style-name="T7">On Thanksgiving night, November 24th, the attack was ordered. Supreme Commander Gordon was at dinner and a </text:span><text:span text:style-name="T9">messenger</text:span><text:span text:style-name="T7"> interrupted him to tell him that "Tel-Talk" had picked up an important message. He rushed to the secret room and noticed that a conference had been held and orders given by the enemy to attack Detroit that night. He immediately </text:span><text:span text:style-name="T9">communicated</text:span><text:span text:style-name="T7"> this information secretly with the </text:span><text:span text:style-name="T9">new</text:span><text:span text:style-name="T7">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95">
          <table:table-cell/>
          <table:table-cell office:value-type="string">
            <text:p>345-346</text:p>
          </table:table-cell>
          <table:table-cell office:value-type="string">
            <text:p>Just before 10 o'clock [pm, Thanksgiving night, November 24 [1931]]</text:p>
          </table:table-cell>
          <table:table-cell/>
          <table:table-cell table:style-name="ce11"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84">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72">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86">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5">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86">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79">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72">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86">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92">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46" table:number-rows-repeated="1048546">
          <table:table-cell table:number-columns-repeated="6"/>
        </table:table-row>
        <table:table-row table:style-name="ro46">
          <table:table-cell table:number-columns-repeated="6"/>
        </table:table-row>
      </table:table>
      <table:table table:name="Radio Annulifier" table:style-name="ta1">
        <table:table-column table:style-name="co55" table:default-cell-style-name="ce11"/>
        <table:table-column table:style-name="co56" table:default-cell-style-name="ce11"/>
        <table:table-column table:style-name="co57" table:default-cell-style-name="ce11"/>
        <table:table-column table:style-name="co14" table:default-cell-style-name="ce11"/>
        <table:table-column table:style-name="co58" table:default-cell-style-name="ce11"/>
        <table:table-column table:style-name="co59" table:default-cell-style-name="ce11"/>
        <table:table-row table:style-name="ro46">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52">
          <table:table-cell table:style-name="ce51" office:value-type="string">
            <text:p>Chapter</text:p>
          </table:table-cell>
          <table:table-cell table:style-name="ce51" office:value-type="string">
            <text:p>Page</text:p>
          </table:table-cell>
          <table:table-cell table:style-name="ce51" office:value-type="string">
            <text:p>Timestamp given</text:p>
          </table:table-cell>
          <table:table-cell table:style-name="ce51" office:value-type="string">
            <text:p>Actual timestamp</text:p>
          </table:table-cell>
          <table:table-cell table:style-name="ce51" office:value-type="string">
            <text:p>Event</text:p>
          </table:table-cell>
          <table:table-cell table:style-name="ce51" office:value-type="string">
            <text:p>Notes/Comments</text:p>
          </table:table-cell>
        </table:table-row>
        <table:table-row table:style-name="ro97">
          <table:table-cell/>
          <table:table-cell table:style-name="ce2" office:value-type="string">
            <text:p>297-298</text:p>
          </table:table-cell>
          <table:table-cell table:style-name="ce2" office:value-type="string">
            <text:p>September, 1930</text:p>
          </table:table-cell>
          <table:table-cell table:style-name="ce2"/>
          <table:table-cell table:style-name="ce2"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2" office:value-type="string">
            <text:p>Description of the Radio Annulifier. <text:s/>Does RG say that he has the invention partly completed because the device is not a certain distance from a particular 'airplane' yet?</text:p>
          </table:table-cell>
        </table:table-row>
        <table:table-row table:style-name="ro98">
          <table:table-cell/>
          <table:table-cell table:style-name="ce2" office:value-type="string">
            <text:p>301-302 (“Radio Annulifier” first mentioned on pg. 301)</text:p>
          </table:table-cell>
          <table:table-cell table:style-name="ce2" office:value-type="string">
            <text:p>Latter part of October, 1930.</text:p>
          </table:table-cell>
          <table:table-cell table:style-name="ce2"/>
          <table:table-cell table:style-name="ce2"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2" office:value-type="string">
            <text:p>Radio Annulifier and the Recorder both introduced on the same page.</text:p>
          </table:table-cell>
        </table:table-row>
        <table:table-row table:style-name="ro72">
          <table:table-cell/>
          <table:table-cell office:value-type="float" office:value="302">
            <text:p>302</text:p>
          </table:table-cell>
          <table:table-cell table:style-name="ce2"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46" table:number-rows-repeated="50">
          <table:table-cell table:number-columns-repeated="6"/>
        </table:table-row>
        <table:table-row table:style-name="ro46">
          <table:table-cell table:number-columns-repeated="6"/>
        </table:table-row>
      </table:table>
      <table:table table:name="Recorder" table:style-name="ta1">
        <table:table-column table:style-name="co60" table:default-cell-style-name="ce2"/>
        <table:table-column table:style-name="co61" table:default-cell-style-name="ce2"/>
        <table:table-column table:style-name="co62" table:default-cell-style-name="ce2"/>
        <table:table-column table:style-name="co4" table:default-cell-style-name="ce2"/>
        <table:table-column table:style-name="co63" table:default-cell-style-name="ce2"/>
        <table:table-column table:style-name="co64" table:default-cell-style-name="ce2"/>
        <table:table-row table:style-name="ro46">
          <table:table-cell table:style-name="ce52"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46">
          <table:table-cell table:style-name="ce52"/>
          <table:table-cell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2">
          <table:table-cell table:style-name="ce3" office:value-type="string">
            <text:p>8</text:p>
          </table:table-cell>
          <table:table-cell table:style-name="ce49" office:value-type="float" office:value="85">
            <text:p>85</text:p>
          </table:table-cell>
          <table:table-cell table:style-name="ce49" office:value-type="string">
            <text:p>896 B.C.</text:p>
          </table:table-cell>
          <table:table-cell table:style-name="ce49"/>
          <table:table-cell table:style-name="ce11"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gas</text:span>, the <text:span text:style-name="T1">recorder</text:span> thought it was just something to take Elijah to heaven. <text:s/>Man first traveled by land, then conquered the <text:span text:style-name="T6">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3"/>
          <table:table-cell table:style-name="ce49" office:value-type="float" office:value="86">
            <text:p>86</text:p>
          </table:table-cell>
          <table:table-cell table:style-name="ce49" office:value-type="float" office:value="1851">
            <text:p>1851</text:p>
          </table:table-cell>
          <table:table-cell table:style-name="ce49"/>
          <table:table-cell table:style-name="ce11"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62">
          <table:table-cell table:style-name="ce3"/>
          <table:table-cell table:style-name="ce3" office:value-type="string">
            <text:p>198-199 (“records” mentioned on page 199)</text:p>
          </table:table-cell>
          <table:table-cell table:style-name="ce3" office:value-type="string">
            <text:p>None given.</text:p>
          </table:table-cell>
          <table:table-cell table:style-name="ce3"/>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91">
          <table:table-cell table:style-name="ce3"/>
          <table:table-cell table:style-name="ce3" office:value-type="string">
            <text:p>229-231</text:p>
          </table:table-cell>
          <table:table-cell table:style-name="ce3" office:value-type="string">
            <text:p>Current timestamp is June 1928</text:p>
          </table:table-cell>
          <table:table-cell table:style-name="ce3"/>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5">
          <table:table-cell table:style-name="ce3"/>
          <table:table-cell table:style-name="ce3" office:value-type="string">
            <text:p>237-238 (“recording” mentioned on pg. 238).</text:p>
          </table:table-cell>
          <table:table-cell table:style-name="ce3" office:value-type="string">
            <text:p>Near the end of 1928.</text:p>
          </table:table-cell>
          <table:table-cell table:style-name="ce3"/>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94">
          <table:table-cell table:style-name="ce3"/>
          <table:table-cell table:style-name="ce3" office:value-type="string">
            <text:p>274-275 (“records” mentioned on pg. 275)</text:p>
          </table:table-cell>
          <table:table-cell table:style-name="ce3" office:value-type="string">
            <text:p>June 9, [1929], RG's birthday.</text:p>
          </table:table-cell>
          <table:table-cell table:style-name="ce3"/>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79">
          <table:table-cell table:style-name="ce3"/>
          <table:table-cell table:style-name="ce3" office:value-type="string">
            <text:p>296</text:p>
          </table:table-cell>
          <table:table-cell table:style-name="ce3" office:value-type="string">
            <text:p>None given, but the chapter is dated September 1930.</text:p>
          </table:table-cell>
          <table:table-cell table:style-name="ce3"/>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86">
          <table:table-cell table:style-name="ce3"/>
          <table:table-cell table:style-name="ce3" office:value-type="string">
            <text:p>298</text:p>
          </table:table-cell>
          <table:table-cell table:style-name="ce3" office:value-type="string">
            <text:p>None given, but the chapter is dated September 1930.</text:p>
          </table:table-cell>
          <table:table-cell table:style-name="ce3"/>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97">
          <table:table-cell table:style-name="ce3"/>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6">"Radio Annulifier." <text:s/>The Spaniards and Japanese were making use of Robert's secret radio, which was one of the most valuable discoveries up to that time. The Annulifier was now placed on scouting airplanes and they were sent out</text:span>. They found that it would work a distance of <text:span text:style-name="T6">several hundred miles.</text:span> This disorganized the enemy forces because they did not understand what had gone wrong with the secret mechanism of the <text:span text:style-name="T6">Pocket-Radio w</text:span>ith which they were able to transmit orders without sound or fear of detection. They had to resort to the old method of using<text:span text:style-name="T6"> radios 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61">
          <table:table-cell table:style-name="ce3"/>
          <table:table-cell table:style-name="ce3" office:value-type="string">
            <text:p>342</text:p>
          </table:table-cell>
          <table:table-cell table:style-name="ce3" office:value-type="string">
            <text:p>None given, but it around November 20<text:span text:style-name="T46">th</text:span> [1931] and November 19, 1931.</text:p>
          </table:table-cell>
          <table:table-cell table:style-name="ce3"/>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79">
          <table:table-cell table:style-name="ce3"/>
          <table:table-cell table:style-name="ce3" office:value-type="string">
            <text:p>355-356</text:p>
          </table:table-cell>
          <table:table-cell table:style-name="ce3" office:value-type="string">
            <text:p>February 15, 1932.</text:p>
          </table:table-cell>
          <table:table-cell table:style-name="ce3"/>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84">
          <table:table-cell table:style-name="ce3"/>
          <table:table-cell table:style-name="ce3" office:value-type="string">
            <text:p>357-358</text:p>
          </table:table-cell>
          <table:table-cell table:style-name="ce3" office:value-type="string">
            <text:p>April 1, 1932.</text:p>
          </table:table-cell>
          <table:table-cell table:style-name="ce3"/>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46" table:number-rows-repeated="10">
          <table:table-cell table:style-name="ce3" table:number-columns-repeated="4"/>
          <table:table-cell table:number-columns-repeated="2"/>
        </table:table-row>
        <table:table-row table:style-name="ro46">
          <table:table-cell/>
          <table:table-cell table:style-name="Default" table:number-columns-repeated="5"/>
        </table:table-row>
        <table:table-row table:style-name="ro46" table:number-rows-repeated="1048549">
          <table:table-cell table:number-columns-repeated="6"/>
        </table:table-row>
        <table:table-row table:style-name="ro46">
          <table:table-cell table:number-columns-repeated="6"/>
        </table:table-row>
      </table:table>
      <table:table table:name="TTTA" table:style-name="ta1">
        <table:table-column table:style-name="co65" table:default-cell-style-name="ce9"/>
        <table:table-column table:style-name="co4" table:default-cell-style-name="ce9"/>
        <table:table-column table:style-name="co66" table:default-cell-style-name="ce9"/>
        <table:table-column table:style-name="co4" table:default-cell-style-name="ce9"/>
        <table:table-column table:style-name="co67" table:default-cell-style-name="ce9"/>
        <table:table-column table:style-name="co68" table:default-cell-style-name="ce9"/>
        <table:table-row table:style-name="ro46">
          <table:table-cell table:style-name="Default" office:value-type="string">
            <text:p>rluu: Exerpts for the search results of searching for the word 'tunnel'.</text:p>
          </table:table-cell>
          <table:table-cell table:style-name="Default" table:number-columns-repeated="5"/>
        </table:table-row>
        <table:table-row table:style-name="ro46">
          <table:table-cell table:style-name="ce52" office:value-type="string">
            <text:p>rluu: TODO: <text:s/>finish doing a search and adding to this spreadsheet for the word 'tunnel'.</text:p>
          </table:table-cell>
          <table:table-cell table:style-name="ce2" table:number-columns-repeated="5"/>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style-name="ce43"/>
          <table:table-cell table:style-name="ce43" office:value-type="string">
            <text:p>332</text:p>
          </table:table-cell>
          <table:table-cell table:style-name="ce43" office:value-type="string">
            <text:p>None given, but it is 3 days before the end of armistice.</text:p>
          </table:table-cell>
          <table:table-cell table:style-name="ce43"/>
          <table:table-cell table:style-name="ce43"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43"/>
        </table:table-row>
        <table:table-row table:style-name="ro80">
          <table:table-cell/>
          <table:table-cell office:value-type="string">
            <text:p>332-333</text:p>
          </table:table-cell>
          <table:table-cell table:style-name="ce43" office:value-type="string">
            <text:p>None given, but it is 3 days before the end of armistice.</text:p>
          </table:table-cell>
          <table:table-cell/>
          <table:table-cell office:value-type="string">
            <text:p>“What we now need and need more than anything else is a <text:span text:style-name="T1">Tunnel thru 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61">
          <table:table-cell/>
          <table:table-cell office:value-type="float" office:value="333">
            <text:p>333</text:p>
          </table:table-cell>
          <table:table-cell table:style-name="ce43"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office:value-type="string">
            <text:p>TTTA: </text:p>
            <text:p>NYC to London and Germany.</text:p>
          </table:table-cell>
        </table:table-row>
        <table:table-row table:style-name="ro56">
          <table:table-cell/>
          <table:table-cell office:value-type="float" office:value="333">
            <text:p>333</text:p>
          </table:table-cell>
          <table:table-cell table:style-name="ce43"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office:value-type="string">
            <text:p>TTTA: </text:p>
            <text:p>Great Lakes to New Orleans and Gulf of Mexico.</text:p>
            <text:p/>
          </table:table-cell>
        </table:table-row>
        <table:table-row table:style-name="ro66">
          <table:table-cell/>
          <table:table-cell office:value-type="string">
            <text:p>333-334</text:p>
          </table:table-cell>
          <table:table-cell table:style-name="ce43"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10">
          <table:table-cell/>
          <table:table-cell office:value-type="float" office:value="341">
            <text:p>341</text:p>
          </table:table-cell>
          <table:table-cell table:number-columns-repeated="2"/>
          <table:table-cell office:value-type="string">
            <text:p>The delay by the Allied Enemy was just what Supreme Commander Gordon wanted. It gave him time to prepare. He had ordered the <text:span text:style-name="T1">Henry Motor Company of Detroit</text:span> to proceed at once to manufacture according to his plans which he sent them,<text:span text:style-name="T1"> two large machines</text:span>, <text:span text:style-name="T1">one positive and one negative,</text:span> by which he could send currents of electricity thru the air and produce a <text:span text:style-name="T1">vacuum</text:span>, or as he called it, a "<text:span text:style-name="T1">Tunnel</text:span>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able:table-cell>
          <table:table-cell/>
        </table:table-row>
        <table:table-row table:style-name="ro75">
          <table:table-cell/>
          <table:table-cell office:value-type="float" office:value="341">
            <text:p>341</text:p>
          </table:table-cell>
          <table:table-cell table:number-columns-repeated="2"/>
          <table:table-cell office:value-type="string">
            <text:p>The <text:span text:style-name="T1">fifteen days' </text:span>armistice expired on <text:span text:style-name="T1">October 18th, 1931</text:span>. Supreme Commander Gordon was in readiness and waited the first attack of the enemy. <text:span text:style-name="T2">Less than thirty days</text:span> from the time that he ordered work started on the <text:span text:style-name="T1">machines</text:span>, they reported that the <text:span text:style-name="T1">machines</text:span>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table:table-row>
        <table:table-row table:style-name="ro56">
          <table:table-cell/>
          <table:table-cell office:value-type="string">
            <text:p>341-342</text:p>
          </table:table-cell>
          <table:table-cell office:value-type="string">
            <text:p>November 17, [1931] + 1 day.</text:p>
          </table:table-cell>
          <table:table-cell/>
          <table:table-cell office:value-type="string">
            <text:p>Colonel Kennelworth arrived in <text:span text:style-name="T1">Detroit</text:span> on<text:span text:style-name="T6"> November 17th</text:span>. The following day tested out the Tunnel machines; reported to Supreme Commander Gordon that they were working in fine shape and producing results according to the plans. The Supreme Commander then decided to go immediately to <text:span text:style-name="T1">Detroit</text:span> and establish one of the machines at a base there and have Colonel Kennelworth take the other machine to <text:span text:style-name="T1">Cincinnati</text:span> and set it up. The machine was transported secretly and successfully to Cincinnati and set up in one of the largest buildings in the city.</text:p>
          </table:table-cell>
          <table:table-cell office:value-type="string">
            <text:p>TTTA: Detroit and Cincinnati.</text:p>
          </table:table-cell>
        </table:table-row>
        <table:table-row table:style-name="ro99">
          <table:table-cell/>
          <table:table-cell office:value-type="float" office:value="342">
            <text:p>342</text:p>
          </table:table-cell>
          <table:table-cell office:value-type="string">
            <text:p>November 20, [1931].</text:p>
          </table:table-cell>
          <table:table-cell/>
          <table:table-cell office:value-type="string">
            <text:p>On November 20th, Supreme Commander Gordon and Colonel Kennelworth tested the <text:span text:style-name="T1">Tunnel</text:span> machines over this<text:span text:style-name="T1"> long distance</text:span>. The machines were set to produe a tunnel <text:span text:style-name="T2">100</text:span><text:span text:style-name="T5"> yards wide </text:span>at first and were set in motion. The American scouting airplanes were sent off over a described area and on entering between these lines found that they were in a complete <text:span text:style-name="T1">tunnel</text:span>. They could travel quickly back and forth thru the <text:span text:style-name="T1">Tunnel</text:span> in the Air. This was a great triumph. Commander Gordon instructed all those connected with the test to <text:span text:style-name="T1">keep it a complete secret</text:span>. He knew that this was going to be a great surprise to the enemy when they started their next attack.</text:p>
          </table:table-cell>
          <table:table-cell/>
        </table:table-row>
        <table:table-row table:style-name="ro9">
          <table:table-cell/>
          <table:table-cell office:value-type="float" office:value="343">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text:p>
          </table:table-cell>
          <table:table-cell/>
        </table:table-row>
        <table:table-row table:style-name="ro10">
          <table:table-cell/>
          <table:table-cell office:value-type="float" office:value="343">
            <text:p>343</text:p>
          </table:table-cell>
          <table:table-cell office:value-type="string">
            <text:p>Morning of November 20, [1931]</text:p>
          </table:table-cell>
          <table:table-cell/>
          <table:table-cell office:value-type="string">
            <text:p>He found that the commanding generals had talked over the<text:span text:style-name="T1"> conference in</text:span> <text:span text:style-name="T1">Mexico</text:span> and had now decided that their next attack would be on <text:span text:style-name="T1">Detroit</text:span> in order to destroy the factories there and prevent the United States continuing making airplanes and inventions which might help them to win the war. He was very happy to get the plans of the enemy. It was just what he wanted. He was anxious to test the <text:span text:style-name="T1">Tunnel</text:span> thru the Air, capture the enemy's planes and keep them there because he knew when once he got them in the <text:span text:style-name="T1">Tunnel</text:span>,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table:table-row>
        <table:table-row table:style-name="ro79">
          <table:table-cell/>
          <table:table-cell office:value-type="float" office:value="344">
            <text:p>344</text:p>
          </table:table-cell>
          <table:table-cell table:style-name="ce53" office:value-type="string">
            <text:p>Near Thanksgiving [1931].</text:p>
          </table:table-cell>
          <table:table-cell/>
          <table:table-cell office:value-type="string">
            <text:p>With the plans of the enemy in his possession, Supreme Commander Gordon decided to change the location of the <text:span text:style-name="T1">Tunnel</text:span> machines so as to protect the factories and large buildings in Detroit. He arranged the machines so that when the attacking planes came over Detroit at a high altitude, he could drop them into the <text:span text:style-name="T1">Tunnel</text:span> thru the Air and thus prevent any harm to the factor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text:s/>[Big electric sign 20 feet high]</text:p>
          </table:table-cell>
          <table:table-cell/>
        </table:table-row>
        <table:table-row table:style-name="ro51">
          <table:table-cell/>
          <table:table-cell office:value-type="float" office:value="345">
            <text:p>345</text:p>
          </table:table-cell>
          <table:table-cell table:style-name="ce53" office:value-type="string">
            <text:p>Incorrect Thanksgiving date given: Thanksgiving night, November 24, [1931].</text:p>
          </table:table-cell>
          <table:table-cell/>
          <table:table-cell office:value-type="string">
            <text:p>He immediately communicated this information secretly with the new Pocket-Radio to Colonel Kennelworth in Cincinnati. Told him to be in readiness to<text:span text:style-name="T1"> adjust the Tunnel</text:span> <text:span text:style-name="T1">machine</text:span>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table-row>
        <table:table-row table:style-name="ro79">
          <table:table-cell/>
          <table:table-cell office:value-type="float" office:value="345">
            <text:p>345</text:p>
          </table:table-cell>
          <table:table-cell table:style-name="ce53" office:value-type="string">
            <text:p>Incorrect Thanksgiving date given: Thanksgiving night, November 24, [1931]. <text:s/>Just before 10 o'clock [pm].</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text:span text:style-name="T1"> Just before 10 o'clock </text:span>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text:span text:style-name="T1">Detroit</text:span> and the bombing planes would make the attack. He decided to send Captain Morrison, the famous aviator who had distinguished himself at the battle of <text:span text:style-name="T1">Chicago</text:span>, to lead a fleet of decoy airplanes to meet the invading planes and to lead them into the <text:span text:style-name="T1">Tunnel</text:span> thru the Air.</text:p>
          </table:table-cell>
          <table:table-cell office:value-type="string">
            <text:p>Link between Chicago and Detroit.</text:p>
          </table:table-cell>
        </table:table-row>
        <table:table-row table:style-name="ro10">
          <table:table-cell/>
          <table:table-cell office:value-type="string">
            <text:p>345-346</text:p>
          </table:table-cell>
          <table:table-cell table:style-name="ce53" office:value-type="string">
            <text:p>Incorrect Thanksgiving date given: Thanksgiving night, November 24, [1931]. <text:s/>Just before 10 o'clock [pm].</text:p>
          </table:table-cell>
          <table:table-cell/>
          <table:table-cell office:value-type="string">
            <text:p>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66">
          <table:table-cell table:number-columns-repeated="4"/>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 As soon as Supreme Commander Gordon saw that the great Tunnel machines were doing their miraculous work, he sent another defiant message to the enemy headquarters in Chicago and St. Louis:</text:p>
          </table:table-cell>
          <table:table-cell/>
        </table:table-row>
        <table:table-row table:style-name="ro45" table:number-rows-repeated="38">
          <table:table-cell table:number-columns-repeated="6"/>
        </table:table-row>
        <table:table-row table:style-name="ro45">
          <table:table-cell table:number-columns-repeated="6"/>
        </table:table-row>
      </table:table>
      <table:table table:name="Tokyo J-1" table:style-name="ta1">
        <table:table-column table:style-name="co79" table:default-cell-style-name="ce93"/>
        <table:table-column table:style-name="co84" table:default-cell-style-name="ce93"/>
        <table:table-column table:style-name="co85" table:default-cell-style-name="ce93"/>
        <table:table-column table:style-name="co84" table:default-cell-style-name="ce93"/>
        <table:table-column table:style-name="co86" table:default-cell-style-name="ce93"/>
        <table:table-column table:style-name="co87" table:default-cell-style-name="ce93"/>
        <table:table-row table:style-name="ro101">
          <table:table-cell table:style-name="Default" office:value-type="string">
            <text:p>Excerpts about the Tokyo J-1.</text:p>
          </table:table-cell>
          <table:table-cell table:style-name="Default" table:number-columns-repeated="5"/>
        </table:table-row>
        <table:table-row table:style-name="ro101">
          <table:table-cell table:style-name="Default" table:number-columns-repeated="6"/>
        </table:table-row>
        <table:table-row table:style-name="ro46" table:number-rows-repeated="2">
          <table:table-cell table:style-name="Default" table:number-columns-repeated="6"/>
        </table:table-row>
        <table:table-row table:style-name="ro52">
          <table:table-cell table:style-name="ce92" office:value-type="string">
            <text:p>Chapter</text:p>
          </table:table-cell>
          <table:table-cell table:style-name="ce92" office:value-type="string">
            <text:p>Page</text:p>
          </table:table-cell>
          <table:table-cell table:style-name="ce92" office:value-type="string">
            <text:p>Timestamp given</text:p>
          </table:table-cell>
          <table:table-cell table:style-name="ce92" office:value-type="string">
            <text:p>Actual timestamp</text:p>
          </table:table-cell>
          <table:table-cell table:style-name="ce92" office:value-type="string">
            <text:p>Event</text:p>
          </table:table-cell>
          <table:table-cell table:style-name="ce92" office:value-type="string">
            <text:p>Notes/Comments</text:p>
          </table:table-cell>
        </table:table-row>
        <table:table-row table:style-name="ro43">
          <table:table-cell office:value-type="string">
            <text:p>25</text:p>
          </table:table-cell>
          <table:table-cell office:value-type="string">
            <text:p>286</text:p>
          </table:table-cell>
          <table:table-cell table:style-name="ce94" office:value-type="string">
            <text:p>the morning of August 3rd, [1930].</text:p>
          </table:table-cell>
          <table:table-cell/>
          <table:table-cell office:value-type="string">
            <text:p>However, he asked General Pearson for orders to permit him to go on a scouting expedition over Mexico and up and down the Rio Grande to see if he could learn anything of value.</text:p>
            <text:p/>
            <text:p>On the morning of August 3rd, Captain Robert Gordon traveled across Arizona and New Mexico and as he neared El Paso saw the largest airship that he had ever seen before slowly drifting over El Paso. It was a giant plane and Robert knew that it was either a mother ship or one of the enemy's great bombing planes which had been so high that he had never been able to see them before. He <text:span text:style-name="T1">began circling</text:span> it at a <text:span text:style-name="T1">great distance</text:span>, watching to see what this monster of the air was going to do. <text:s/>Finally, it slowed down and came to a complete standstill. <text:s/>He saw that it could anchor in the air and knew that the enemy had another discovery that would beat what the Americans had. Waiting for awhile, he saw what seemed to be an observation platform emerge from the side of the plane. An officer appeared on it with some instruments. Captain Gordon thought that they were either taking photographs or making observations over El Paso for some purpose. Fortunately, he had <text:span text:style-name="T1">started</text:span> out on a bombing plane and had plenty of bombs on board. </text:p>
          </table:table-cell>
          <table:table-cell/>
        </table:table-row>
        <table:table-row table:style-name="ro68">
          <table:table-cell office:value-type="string">
            <text:p>25</text:p>
          </table:table-cell>
          <table:table-cell office:value-type="string">
            <text:p>287</text:p>
          </table:table-cell>
          <table:table-cell table:number-columns-repeated="2"/>
          <table:table-cell office:value-type="string">
            <text:p>Decided that he had but one life to give for his country and that he would rise as high as he could, sail swiftly over this monster and drop his bombs. <text:s/>When he got as close over it as he could gauge, he released the automatic control and <text:span text:style-name="T1">started</text:span> dropping bombs one after another. The first bomb made a hit and struck the ship near the middle, which was lucky, tearing a terrific hole in it. He knew from the way it acted that it was badly disabled. <text:span text:style-name="T1">Now was the time</text:span> to get in his effective work. Dropping lower, he let go more bombs, this time striking the giant ship both in the front and rear. It started to fall rapidly and he followed it down and got close enough to see that there were still men on board alive so he let go more bombs and in a few minutes there was nothing but a wreck of the greatest dreadnought of death which had ever floated over American soil.</text:p>
          </table:table-cell>
          <table:table-cell office:value-type="string">
            <text:p>Rise high, then dropping lower.</text:p>
          </table:table-cell>
        </table:table-row>
        <table:table-row table:style-name="ro68">
          <table:table-cell office:value-type="string">
            <text:p>25</text:p>
          </table:table-cell>
          <table:table-cell office:value-type="string">
            <text:p>287</text:p>
          </table:table-cell>
          <table:table-cell table:number-columns-repeated="2"/>
          <table:table-cell office:value-type="string">
            <text:p>Before venturing to land Captain Gordon ascended to a great height, <text:span text:style-name="T1">circled</text:span> the sky to see if there were any more enemy ships in sight which might endanger his life. Finding the air clear, he immediately radioed the news with his Pocket-Radio to Captain Kennelworth who was then <text:span text:style-name="T1">stationed at San Diego</text:span>. The news was quickly flashed to <text:span text:style-name="T1">General Pearson's headquarters</text:span>. On examination they found that the giant ship was a mother ship <text:span text:style-name="T1">more than 600 feet long</text:span>, bearing the name of <text:span text:style-name="T1">"Tokyo J-1</text:span>" and that it carried<text:span text:style-name="T1"> 25 bombing planes</text:span> of the most modern type with collapsible wings and equipped with powerful searchlights carrying bombs and poisonous gases. It was estimated that<text:span text:style-name="T1"> more than 100 </text:span>officers and aviators were aboard the airship when it fell. All were killed but <text:span text:style-name="T1">two</text:span>. They were badly wounded with broken limbs and were taken prisoners.</text:p>
          </table:table-cell>
          <table:table-cell/>
        </table:table-row>
        <table:table-row table:style-name="ro61">
          <table:table-cell office:value-type="string">
            <text:p>25</text:p>
          </table:table-cell>
          <table:table-cell office:value-type="string">
            <text:p>288</text:p>
          </table:table-cell>
          <table:table-cell table:number-columns-repeated="2"/>
          <table:table-cell office:value-type="string">
            <text:p>There were found to be <text:span text:style-name="T1">three</text:span>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table-row>
        <table:table-row table:style-name="ro51">
          <table:table-cell office:value-type="string">
            <text:p>25</text:p>
          </table:table-cell>
          <table:table-cell office:value-type="string">
            <text:p>288</text:p>
          </table:table-cell>
          <table:table-cell table:number-columns-repeated="2"/>
          <table:table-cell office:value-type="string">
            <text:p>News of this great victory was sent to the President of the United States. He ordered General Pearson to decorate Captain Gordon with the <text:span text:style-name="T1">Cross of Aviation</text:span> and convey to him the gratitude of the people of the United States and the President's sincere personal appreciation. <text:s/>The afternoon newspapers in every large city in the United States carried in big headlines "GIANT MOTHER SHIP CAPTURED BY DARING YOUNG AVIATOR, CAPTAIN ROBERT GORDON." The people thruout the United States breathed a sigh of relief; felt that the tide was at last turning and that now some way would be found to destroy more of the enemy's giant ships.</text:p>
          </table:table-cell>
          <table:table-cell office:value-type="string">
            <text:p>Headlines is 11 words, 62 letters, 3 lines, line numbers totaling 60.</text:p>
          </table:table-cell>
        </table:table-row>
        <table:table-row table:style-name="ro72">
          <table:table-cell office:value-type="string">
            <text:p>25</text:p>
          </table:table-cell>
          <table:table-cell office:value-type="string">
            <text:p>288-289</text:p>
          </table:table-cell>
          <table:table-cell table:number-columns-repeated="2"/>
          <table:table-cell office:value-type="string">
            <text:p>When General Pearson called Captain Gordon before him, he was very modest and meek because he remembered the severe reprimand before when he disobeyed orders and brought down the Japanese plane <text:span text:style-name="T1">near San Diego</text:span>.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Lone Star State of Texas which was distinguished by its brave sons at the Battle of the Alamo, has again been distinguished by one of her favorite sons, and Mexico as well as Spain and Japan will be made to realize that the Texans never surrender." [quote is 60 words long].</text:p>
          </table:table-cell>
          <table:table-cell office:value-type="string">
            <text:p>Quote is 60 words long. <text:s/>Battle of the Alamo was Feb 23 to March 6, 1836 [12 days diff, 13 days inclusive].</text:p>
          </table:table-cell>
        </table:table-row>
        <table:table-row table:style-name="ro80">
          <table:table-cell office:value-type="string">
            <text:p>25</text:p>
          </table:table-cell>
          <table:table-cell office:value-type="string">
            <text:p>289</text:p>
          </table:table-cell>
          <table:table-cell table:number-columns-repeated="2"/>
          <table:table-cell office:value-type="string">
            <text:p>After the night attack and the great destruction along the Rio Grande, the American forces waited anxiously and in peril for another attack. Days went by without any sign from the enemy. Los Angeles had not been molested and the mystery was deepening as to what were the enemy's plans and the next move they would make. General Pearson had ordered one of the planes from the <text:span text:style-name="T1">"Tokyo J-1"</text:span> sent to the Major Electric Company in the East where they could experiment with it and make some planes like it or better ones. He gave one of the planes to Captain Gordon and the other to Captain Kennelworth to be put into service. Captain Gordon asked that they be permitted to go into <text:span text:style-name="T1">Mexico</text:span>,<text:span text:style-name="T1"> locate the enemy's headquarters</text:span> and try to destroy more of their ships, but the General refused to grant this request, saying that he would not risk the lives of such valuable men or risk losing the ships which might prove very valuable when the enemy again made an attack.</text:p>
          </table:table-cell>
          <table:table-cell/>
        </table:table-row>
        <table:table-row table:style-name="ro73">
          <table:table-cell office:value-type="string">
            <text:p>26</text:p>
          </table:table-cell>
          <table:table-cell office:value-type="string">
            <text:p>290</text:p>
          </table:table-cell>
          <table:table-cell office:value-type="string">
            <text:p>September 1930. <text:s/>Earthquake in 1906.</text:p>
          </table:table-cell>
          <table:table-cell/>
          <table:table-cell office:value-type="string">
            <text:p>SEPTEMBER, 1930</text:p>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ext:span text:style-name="T1">"Tokyo J-1." </text:span>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text:span text:style-name="T1">another mother ship anchored </text:span>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51">
          <table:table-cell office:value-type="string">
            <text:p>26</text:p>
          </table:table-cell>
          <table:table-cell office:value-type="string">
            <text:p>294</text:p>
          </table:table-cell>
          <table:table-cell table:number-columns-repeated="2"/>
          <table:table-cell office:value-type="string">
            <text:p>The loss of life in San Francisco was appalling. Almost half of the population had been wiped out. Most of the valuable buildings had been destroyed. All the ships anchored in the harbor were blown to pieces. A poisonous gas which American chemists had never seen or heard of before had been distributed all over San Francisco and the people who were left were sick and dying by the thousands. The waters in the bay had been poisoned and the fish were dying from this deadly gas. It was indeed a time of trouble such as the world has never known, as spoken of by St. John in the Book of Revelation.</text:p>
          </table:table-cell>
          <table:table-cell/>
        </table:table-row>
        <table:table-row table:style-name="ro10">
          <table:table-cell office:value-type="string">
            <text:p>26</text:p>
          </table:table-cell>
          <table:table-cell office:value-type="string">
            <text:p>294</text:p>
          </table:table-cell>
          <table:table-cell table:number-columns-repeated="2"/>
          <table:table-cell office:value-type="string">
            <text:p>The capture of Captain Gordon and the loss of both of the Japanese airplanes which had been captured at the destruction of the <text:span text:style-name="T1">"Tokyo J-1"</text:span> was a disheartening blow, because Captain Kennelworth had reported how effectively he had worked over the enemy planes and <text:span text:style-name="T1">how many he had destroyed</text:span>. He was sure that Captain Gordon had destroyed many of their planes. <text:s/>When a survey was made of the city it was found tha<text:span text:style-name="T1">t several hundred</text:span> of the enemy's planes had been brought down. Most of this was attributed to the work done by Captain Gordon and Kennelworth with the high altitude foreign planes. When all reports were in, the commanders of the United States armies got together for a conference. This disaster in such a short time was bewildering and it required quick decision as to the next move. They were at a loss to figure out what the enemy's next move would be, remembering that after Los Angeles had been surrendered and the white flag had floated over it, it had never been molested.</text:p>
          </table:table-cell>
          <table:table-cell/>
        </table:table-row>
        <table:table-row table:style-name="ro79">
          <table:table-cell office:value-type="string">
            <text:p>26</text:p>
          </table:table-cell>
          <table:table-cell office:value-type="string">
            <text:p>297</text:p>
          </table:table-cell>
          <table:table-cell table:number-columns-repeated="2"/>
          <table:table-cell office:value-type="string">
            <text:p>General Pearson was very much interested in Gordon's case. He remembered the great feat of bringing down the <text:span text:style-name="T1">"Tokyo J-1" </text:span>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Pocket Radio to the Japanese to secure his freedom. <text:s/>Believed he was loyal to his country and acted as he thought best and had not done it for a selfish motive. 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text:p>
          </table:table-cell>
          <table:table-cell/>
        </table:table-row>
        <table:table-row table:style-name="ro43">
          <table:table-cell office:value-type="string">
            <text:p>27</text:p>
          </table:table-cell>
          <table:table-cell office:value-type="string">
            <text:p>300</text:p>
          </table:table-cell>
          <table:table-cell table:number-columns-repeated="2"/>
          <table:table-cell office:value-type="string">
            <text:p>When Robert arrived in New York, Edna told him about the great fortune which she had made on the short side of the market and how when she received the good news by secret radio of his capture of the <text:span text:style-name="T1">"Tokyo J-1" </text:span>she calculated that as soon as it was generally known, it would restore confidence and stocks would have a big rally. She hastily covered all the short contracts and bought stocks for long account. <text:s/><text:span text:style-name="T1">The following afternoon</text:span> when the <text:span text:style-name="T1">big headlines </text:span>announced the capture of the <text:span text:style-name="T1">Tokyo</text:span>, traders all rushed to buy and the market advanced rapidly. She said "Mr. <text:s/>Gordon, do you know the market is following the forecast which you mapped out in 1927?" He said, "I have been so worried over the war and my dishonor that I haven't had time to think about making money. If General Pearson hadn't proved to be a good friend, I would still be in prison. Now I must use some of my inventions to help my country and prove to them that I did act for the best and that I am loyal." Edna asked if he thought there was any hope of the terrible war ending soon. "No," he replied, "it will get worse in 1931 when many other nations will join against us. <text:s/>The end will not come until the Summer or Fall of 1932." "That is dreadful," she said, "if it lasts that long, they will destroy every large city in the United States unless something is done to beat them."</text:p>
          </table:table-cell>
          <table:table-cell/>
        </table:table-row>
        <table:table-row table:style-name="ro68">
          <table:table-cell office:value-type="string">
            <text:p>27</text:p>
          </table:table-cell>
          <table:table-cell office:value-type="string">
            <text:p>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Radio Annulifier." <text:s/>The Spaniards and Japanese were making use of Robert's secret radio,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Pocket-Radio with which they were able to transmit orders without sound or fear of detection.</text:p>
          </table:table-cell>
          <table:table-cell/>
        </table:table-row>
        <table:table-row table:style-name="ro43">
          <table:table-cell office:value-type="string">
            <text:p>27</text:p>
          </table:table-cell>
          <table:table-cell office:value-type="string">
            <text:p>311</text:p>
          </table:table-cell>
          <table:table-cell table:number-columns-repeated="2"/>
          <table:table-cell office:value-type="string">
            <text:p>Colonel Walter Kennelworth had been sent to Cairo with a new plane which had been completed by the Major Electric Co. This plane was equipped with an electric machine which could take the electric current from the air, charge into the water, and destroy battleships for miles in every direction. He was circling the sky at a high altitude and watching for an opportunity. <text:s/>Finally, seeing the airplanes receding from Cairo when they thought they had completed the destruction, he pressed a button and turned loose the powerful electric ray. In less than a minute every cruiser and hydroplane was blown to pieces or burnt up by the electric current. The enemy lost every man on board their ships. While Cairo had been almost completely destroyed, this was the <text:span text:style-name="T1">first real victory </text:span><text:span text:style-name="T6">for the United States since Colonel Gordon destroyed the</text:span><text:span text:style-name="T1"> "Tokyo J-1."</text:span> <text:s/>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p>
          </table:table-cell>
          <table:table-cell/>
        </table:table-row>
        <table:table-row table:style-name="ro80">
          <table:table-cell office:value-type="string">
            <text:p>28</text:p>
          </table:table-cell>
          <table:table-cell office:value-type="string">
            <text:p>313</text:p>
          </table:table-cell>
          <table:table-cell office:value-type="string">
            <text:p>July 4, 1931.</text:p>
          </table:table-cell>
          <table:table-cell/>
          <table:table-cell office:value-type="string">
            <text:p>On July 4th, 1931, the people all over the United States were celebrating the victory at Cairo where the English and German battleships and hydroplanes had been destroyed. Everything had been quiet and there had been no more air attacks on the cities. A large fleet of the enemies' planes were seen constantly scouting up and down the Mississippi. Colonel Gordon had sent out a scouting expedition with some of the planes equipped with powerful searchlights and they had discovered several mother supply ships, like the <text:span text:style-name="T1">"Tokyo," </text:span>anchored at great heights above Cairo. He knew that this meant that preparations were being made to attack St. Louis and continue the advance up the Mississippi, that the enemy was making for Chicago and the Great Lakes to form a line across the United States so that their airplanes could control this territory, shut off any attacks from the West while they advanced on the Eastern and Northern borders of the United States.</text:p>
          </table:table-cell>
          <table:table-cell/>
        </table:table-row>
        <table:table-row table:style-name="ro51">
          <table:table-cell office:value-type="string">
            <text:p>28</text:p>
          </table:table-cell>
          <table:table-cell office:value-type="string">
            <text:p>338-339</text:p>
          </table:table-cell>
          <table:table-cell office:value-type="string">
            <text:p>October 21, [1931]. <text:s/>Dead hours of the night.</text:p>
          </table:table-cell>
          <table:table-cell/>
          <table:table-cell office:value-type="string">
            <text:p>It was decided that the commanding generals of all the allied enemy nations should proceed at once to the City of Mexico to hold a council and decide what the wisest and next move should be. They left in the dead hours of the night in the <text:span text:style-name="T1">fastest</text:span> <text:span text:style-name="T1">planes</text:span> and those which could<text:span text:style-name="T1"> rise to the highest altitudes</text:span>,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table-row>
        <table:table-row table:style-name="ro43">
          <table:table-cell office:value-type="string">
            <text:p>28</text:p>
          </table:table-cell>
          <table:table-cell office:value-type="string">
            <text:p>339-340</text:p>
          </table:table-cell>
          <table:table-cell office:value-type="string">
            <text:p>October 21, [1931]. <text:s/>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ext:span text:style-name="T1">‘Tokyo J-1.’</text:span> Later we captured Gordon at the <text:span text:style-name="T1">battle of San Francisco</text:span>. He was flying one of our planes which was on board the <text:span text:style-name="T1">Tokyo</text:span>. We found that he had a wonderful Pocket-Radio by which we could communicate without any sound passing thru the air, thus avoiding our orders being intercepted. After negotiating with him, we gave him his freedom, conducted him safely back to the American lines in consideration of his turning over to us his secret Pocket- Radio, which we worked successfully for many months. <text:s/>Finally it failed to work and we have always believed that he invented something by which he could prevent our communications.</text:p>
          </table:table-cell>
          <table:table-cell/>
        </table:table-row>
        <table:table-row table:style-name="ro9">
          <table:table-cell office:value-type="string">
            <text:p>39</text:p>
          </table:table-cell>
          <table:table-cell office:value-type="string">
            <text:p>393</text:p>
          </table:table-cell>
          <table:table-cell table:number-columns-repeated="2"/>
          <table:table-cell office:value-type="string">
            <text:p>In bidding good-bye to his loyal comrades, he told them that he was going to take Marie the Angel of Mercy, and was going alone to London, Berlin, Moscow, Madrid, <text:span text:style-name="T1">Tokio</text:span> and destroy buildings in these cities and with the light ray put every city in darkness, put the people to sleep and leave them for 7 days.</text:p>
          </table:table-cell>
          <table:table-cell office:value-type="string">
            <text:p>During RG's 7 days.</text:p>
          </table:table-cell>
        </table:table-row>
        <table:table-row table:style-name="ro79">
          <table:table-cell office:value-type="string">
            <text:p>39</text:p>
          </table:table-cell>
          <table:table-cell office:value-type="string">
            <text:p>398-399</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Pekin, China, where he destroyed buildings which had stood for thousands of years; discharged the sleeping gas and proceeded to <text:span text:style-name="T1">Tokio</text:span>. <text:s/>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text:span text:style-name="T1">earthquake</text:span> because they had not forgotten how their buildings had crumbled down <text:span text:style-name="T1">years before</text:span>. He assured them that no lives would be taken, that they would be allowed to sleep for 7 days in peace; leaving the city in darkness and the inhabitants asleep, he proceeded to Melbourne and Sydney, Australia.</text:p>
          </table:table-cell>
          <table:table-cell office:value-type="string">
            <text:p>During RG's 7 days.</text:p>
          </table:table-cell>
        </table:table-row>
        <table:table-row table:style-name="ro101" table:number-rows-repeated="21">
          <table:table-cell table:number-columns-repeated="6"/>
        </table:table-row>
        <table:table-row table:style-name="ro101">
          <table:table-cell table:number-columns-repeated="6"/>
        </table:table-row>
      </table:table>
      <table:table table:name="Radium Ray" table:style-name="ta1">
        <table:table-column table:style-name="co73" table:default-cell-style-name="ce2"/>
        <table:table-column table:style-name="co4" table:default-cell-style-name="ce2"/>
        <table:table-column table:style-name="co66" table:default-cell-style-name="ce2"/>
        <table:table-column table:style-name="co4" table:default-cell-style-name="ce2"/>
        <table:table-column table:style-name="co74" table:default-cell-style-name="ce2"/>
        <table:table-column table:style-name="co75" table:default-cell-style-name="ce2"/>
        <table:table-row table:style-name="ro46" table:number-rows-repeated="2">
          <table:table-cell table:number-columns-repeated="6"/>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6" table:number-rows-repeated="1048572">
          <table:table-cell table:number-columns-repeated="6"/>
        </table:table-row>
        <table:table-row table:style-name="ro46">
          <table:table-cell table:number-columns-repeated="6"/>
        </table:table-row>
      </table:table>
      <table:table table:name="Plane with 24 motors" table:style-name="ta1">
        <table:table-column table:style-name="co76" table:default-cell-style-name="ce2"/>
        <table:table-column table:style-name="co4" table:default-cell-style-name="ce2"/>
        <table:table-column table:style-name="co77" table:default-cell-style-name="ce2"/>
        <table:table-column table:style-name="co4" table:default-cell-style-name="ce2"/>
        <table:table-column table:style-name="co78" table:default-cell-style-name="ce2"/>
        <table:table-column table:style-name="co3" table:default-cell-style-name="ce2"/>
        <table:table-row table:style-name="ro46" table:number-rows-repeated="2">
          <table:table-cell table:number-columns-repeated="6"/>
        </table:table-row>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6" table:number-rows-repeated="1048572">
          <table:table-cell table:number-columns-repeated="6"/>
        </table:table-row>
        <table:table-row table:style-name="ro46">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X="1" style:scale-to-Y="5"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0">00/00/0000</text:date>, <text:time style:data-style-name="N2" text:time-value="0000-00-00T12:29: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4-03-10T21:59:56</dc:date>
    <meta:editing-duration>P17DT6H24M3S</meta:editing-duration>
    <meta:editing-cycles>316</meta:editing-cycles>
    <meta:generator>LibreOffice/3.6$Linux_X86_64 LibreOffice_project/360m1$Build-304</meta:generator>
    <dc:creator>Ryan </dc:creator>
    <meta:printed-by>Ryan </meta:printed-by>
    <meta:print-date>2014-03-10T13:51:57</meta:print-date>
    <meta:document-statistic meta:table-count="17" meta:cell-count="1551" meta:object-count="0"/>
  </office:meta>
</office:document-meta>
</file>